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ymbols" svg:font-family="Apple Symbo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Apple Symbols"/>
    </style:style>
    <style:style style:name="TableColumn1" style:family="table-column">
      <style:table-column-properties style:column-width="3.4625in" style:rel-column-width="32767*"/>
    </style:style>
  </office:automatic-styles>
  <office:body>
    <office:text>
      <text:p text:style-name="P1"><text:span text:style-name="T1">楊世主</text:span><text:s/>  |  2011.11.30 23:18   |   <text:a xlink:type="simple" xlink:href="http://palinfo.habago.org/Entry?Command=Information_PrintForum&amp;iPage=536#FORUM31140"><text:span text:style-name="T2">#</text:span></text:a></text:p>
      <text:p text:style-name="P2">驚死人！目珠好痛<text:span text:style-name="T3">...</text:span>長老教會怎麼會寫符仔？</text:p>
      <text:p text:style-name="P1"><text:span text:style-name="T1">陳真</text:span><text:s/>  |  2011.11.30 20:47   |   <text:a xlink:type="simple" xlink:href="http://palinfo.habago.org/Entry?Command=Information_PrintForum&amp;iPage=536#FORUM31139"><text:span text:style-name="T2">#</text:span></text:a></text:p>
      <text:p text:style-name="P3">目前大約<text:span text:style-name="T3">45</text:span>歲上下這個年紀的人<text:span text:style-name="T3">,</text:span>應該都還記得小時候如雷灌耳的另一套<text:span text:style-name="T3"><text:s/>"</text:span>政治正確<text:span text:style-name="T3">",</text:span>就跟底下長老教會這樣一種荒唐可笑的政治八股一模一樣<text:span text:style-name="T3">,</text:span>整天罵共匪<text:span text:style-name="T3">,</text:span>似乎連小便不順都能扯上萬惡共匪的陰謀<text:span text:style-name="T3">. <text:line-break/><text:line-break/></text:span>共匪真的很可憐<text:span text:style-name="T3">,21</text:span>世紀都已經過了十個年頭了<text:span text:style-name="T3">,</text:span>世上竟還有個島嶼高唱著這樣一種莫名其妙的政治正確<text:span text:style-name="T3">. </text:span>與其說時光倒流<text:span text:style-name="T3">,</text:span>不如說其實我們的智能和品性事實上都沒什麼進步<text:span text:style-name="T3">,</text:span>一切都只是原地踏步<text:span text:style-name="T3">,</text:span>唯一改變的只是政治八股或政治正確的內容有所不同<text:span text:style-name="T3">,</text:span>但其荒誕可笑的愚昧反動本質卻無絲毫改變<text:span text:style-name="T3">.<text:line-break/><text:line-break/></text:span>對此我早已無任何期待<text:span text:style-name="T3">. </text:span>我只期待自己以及自己的親友家人都能平安無事就好<text:span text:style-name="T3">,</text:span>至於這島上的什麼國家大事就管它娘的了<text:span text:style-name="T3">,</text:span>畢竟你不應該或不必要想去改變或拯救那些自願如此過活的人<text:span text:style-name="T3">. </text:span>既然大家高興如此<text:span text:style-name="T3">,</text:span>那小弟我也沒啥意見<text:span text:style-name="T3">. </text:span>在這一點上<text:span text:style-name="T3">,</text:span>我是很民主的<text:span text:style-name="T3">.</text:span>在某種道德理念上<text:span text:style-name="T3">,</text:span>我們沒有必要去拯救那些覺得自己過得很爽很偉大的人<text:span text:style-name="T3">.<text:line-break/><text:line-break/></text:span>我只能說<text:span text:style-name="T3">,</text:span>要我低頭做窩囊北七低能狀<text:span text:style-name="T3">,</text:span>跟大夥一樣講蠢話<text:span text:style-name="T3">,</text:span>那我實在做不到<text:span text:style-name="T3">. </text:span>雖然我也很想要跟大家一樣蠢血沸騰<text:span text:style-name="T3">, </text:span>但非不為也<text:span text:style-name="T3">,</text:span>實不能也<text:span text:style-name="T3">. <text:line-break/><text:line-break/></text:span>雖學不來蠢樣<text:span text:style-name="T3">,</text:span>可我也不敢多說什麼<text:span text:style-name="T3">,</text:span>更不用說反抗了<text:span text:style-name="T3">,</text:span>我是沒那個膽的<text:span text:style-name="T3">. </text:span>畢竟你可以反抗槍砲<text:span text:style-name="T3">,</text:span>反抗巨人<text:span text:style-name="T3">,</text:span>甚至反抗一整個帝國<text:span text:style-name="T3">,</text:span>但你怎麼可能反抗像蛆一般沒頭沒臉的生物呢<text:span text:style-name="T3">?</text:span></text:p>
      <text:p text:style-name="P1"><text:span text:style-name="T1">懷軒</text:span><text:s/>  |  2011.11.30 18:54   |   <text:a xlink:type="simple" xlink:href="http://palinfo.habago.org/Entry?Command=Information_PrintForum&amp;iPage=536#FORUM31138"><text:span text:style-name="T2">#</text:span></text:a></text:p>
      <text:p text:style-name="P2">真的很令人難以置信<text:span text:style-name="T3">...!!!</text:span></text:p>
      <text:p text:style-name="P4"/>
      <text:p text:style-name="P1"><text:span text:style-name="T1">陳真</text:span><text:s/>  |  2011.11.30 18:22   |   <text:a xlink:type="simple" xlink:href="http://palinfo.habago.org/Entry?Command=Information_PrintForum&amp;iPage=537#FORUM31136"><text:span text:style-name="T2">#</text:span></text:a></text:p>
      <text:p text:style-name="P2">如果你想讓一個人離上帝遠一點<text:span text:style-name="T3">,</text:span>那就趕緊叫他加入教會<text:span text:style-name="T3">.</text:span>加入長老教會更有用哦<text:span text:style-name="T3">~~<text:line-break/><text:line-break/></text:span>真是很難想像世界上怎麼還會有這種教會<text:span text:style-name="T3">? </text:span>真不敢相信我的眼睛<text:span text:style-name="T3">.</text:span></text:p>
      <text:p text:style-name="P1"><text:span text:style-name="T1">陳真</text:span><text:s/>  |  2011.11.30 18:18   |   <text:a xlink:type="simple" xlink:href="http://palinfo.habago.org/Entry?Command=Information_PrintForum&amp;iPage=537#FORUM31135"><text:span text:style-name="T2">#</text:span></text:a></text:p>
      <text:p text:style-name="P3">哈巴狗又擋了一個客人在後台<text:span text:style-name="T3">,</text:span>啟承要不要教我們怎麼處理這種狀況<text:span text:style-name="T3">? </text:span>如果很難學那就算了<text:span text:style-name="T3">. </text:span>後台客人是龍應台那邊的工作人員<text:span text:style-name="T3">. </text:span>至於那些綠營專門來造謠或搖旗吶喊的北七之匿名留言<text:span text:style-name="T3">,</text:span>就請直接刪掉<text:span text:style-name="T3">.</text:span></text:p>
      <text:p text:style-name="P1">Jedah Zhang   |  2011.11.30 18:10   |   <text:a xlink:type="simple" xlink:href="http://palinfo.habago.org/Entry?Command=Information_PrintForum&amp;iPage=537#FORUM31134"><text:span text:style-name="T2">#</text:span></text:a></text:p>
      <text:p text:style-name="P2">剛剛找資料時無意間逛到這個網站<text:span text:style-name="T3">(http://tw.myblog.yahoo.com/jw!4MWC4z2LBRmSZ31MqCtrDM0-/article?mid=2439)<text:line-break/><text:line-break/></text:span>還一個不小心看了這篇有害目珠的鬼文<text:span text:style-name="T3">, </text:span>獨樂不如眾樂<text:span text:style-name="T3">, </text:span>讓大家一起陪我傷眼<text:span text:style-name="T3">.<text:line-break/><text:line-break/></text:span>為什麼台灣的宗教團體都會讓人有種回到中世紀的感覺<text:span text:style-name="T3">...<text:line-break/><text:line-break/>===========================================================<text:line-break/></text:span>來源<text:span text:style-name="T3">:2010/11/10</text:span>日本之聲<text:span text:style-name="T3"><text:line-break/><text:line-break/></text:span>我們確信上帝使台灣建立名實相符主權獨立、民主自由的新國家<text:span text:style-name="T3">---</text:span>台灣國。<text:span text:style-name="T3"><text:line-break/><text:line-break/>2010</text:span>年台灣基督長老教會<text:span text:style-name="T3"><text:s/></text:span>台灣國是會議宣言<text:span text:style-name="T3"><text:line-break/><text:line-break/></text:span>台灣正面臨國內外前所未有的危機。中國正透過其軍事霸權，佈署近<text:span text:style-name="T3">1500</text:span>枚飛彈對準台灣，並不斷地對台海周邊進行挑釁，以遂行併吞台灣的企圖。中國同時對台灣進行「法律戰、輿論戰、心理戰」的統戰技倆，透過「經貿交流」、「國共論壇」等手段分化台灣人民。馬英九政府違背台灣人民的意願，全面向中國傾斜，並以「外交休兵」為名，不擴展台灣外交，棄守台灣主權。此外，馬英九政府也以外來政權統治者的心態，藉經濟發展之名，不經人民公投，逕自簽署「<text:span text:style-name="T3">ECFA</text:span>」，造成「一中市場」、「經濟統一」，掏空台灣本土經濟的危機。導致台灣社會失序，失業人口增加、貧富差距加大、治安與司法敗壞，忽視公平及正義之實面對馬英九政府罔顧民主與自由的普世價值，漠視台灣各族群的人權及歷史文化，並與中國相互呼應，造成上述的危機。此刻，台灣基督長老教會秉持「釘根於本地，認同所有的住民，通過愛與受苦，成為盼望的記號」之信仰告白，再次確信上帝的呼召，乃要使人從罪惡中得著釋放，使受壓制的得著自由、平等，在基督裡成為新創造的人，使世界成為祂的國度，充滿公義、平安與喜樂。因此，我們決志繼續深化台灣的民主自由、維護台灣的主權，竭力保護台灣的自然生態及人民福祉，並用以下的行動綱領，做為我們實踐的方向。<text:span text:style-name="T3"><text:line-break/><text:line-break/></text:span>我們祈求聖靈幫助我們，引導我們，使教會重視當前所面臨之問題，真實發揮先知與祭司的角色，來負起教會的時代使命。<text:span text:style-name="T3"><text:line-break/><text:line-break/>1. </text:span>推動以「認同、委身、成長」信仰理念之上帝國宣教。<text:span text:style-name="T3"><text:line-break/><text:line-break/>2. </text:span>實踐台灣主體及國家認同的宣導及教育。<text:span text:style-name="T3"><text:line-break/><text:line-break/>3. </text:span>支持「行公義、好憐憫、棄統保台」的候選人，包括<text:span text:style-name="T3">2010</text:span>年<text:span text:style-name="T3">11</text:span>月<text:span text:style-name="T3">27</text:span>日五大直轄市、<text:span text:style-name="T3">2011</text:span>年立法委員及<text:span text:style-name="T3">2012</text:span>年總統選舉。<text:span text:style-name="T3"><text:line-break/><text:line-break/>4. </text:span>加強台灣基督長老教會與普世基督教團體以及夥伴教會的關係，並促成台灣加入聯合國及國際組織。<text:span text:style-name="T3"><text:line-break/><text:line-break/>5. </text:span>強化以社區<text:span text:style-name="T3">/</text:span>部落為主的基層組織及行動訓練，並鼓勵青年積極參與台灣民主及建國運動。<text:span text:style-name="T3"><text:line-break/><text:line-break/>6. </text:span>推動修改公投法，訂定合理門檻及廢除公投審議委員會，並支持制憲公投。<text:span text:style-name="T3"><text:line-break/><text:line-break/></text:span>我們要求政府，重視並解決以下與台灣前途息息相關的問題，並且接納我們的行動綱領：<text:span text:style-name="T3"><text:line-break/><text:line-break/>1. </text:span>尊重及保障台灣各族群之多元文化及母語，落實符合台灣原住民族意願的自治。<text:span text:style-name="T3"><text:line-break/><text:line-break/>2. </text:span>倡立公義的社會，保障勞工、農漁民、中小企業、傳統產業及弱勢族群之權益，並提高就業率及縮小貧富差距。<text:span text:style-name="T3"><text:line-break/><text:line-break/>3. </text:span>堅持台灣主權、台灣安全及平等互惠原則之台灣與中國間的兩國政策。<text:span text:style-name="T3"><text:line-break/><text:line-break/>4. </text:span>應強化自我防衛的軍事國防及全民防衛的力量，並增強台灣與美國、日本及東亞鄰近國家之經貿及區域安全聯防合作。<text:span text:style-name="T3"><text:line-break/><text:line-break/>5. </text:span>應確實執行黨、政、軍及中資退出台灣媒體的投資與經營，監督媒體公正報導及負起社會<text:span text:style-name="T3"><text:line-break/><text:line-break/>6. </text:span>應在經濟發展中兼顧「生態公義」，並宣導環境生態保護之理念。<text:span text:style-name="T3"><text:line-break/><text:line-break/>7. </text:span>應以公平、公正、公義的態度來建立司法的公信力。<text:span text:style-name="T3"><text:line-break/><text:line-break/></text:span>我們確信上帝是歷史的主宰，必帶領台灣人民脫離來自中國的併吞威脅，正如聖經所說：「信心是對所盼望的事有把握，尚未成就的事能肯定。」<text:span text:style-name="T3">(</text:span>希伯來書<text:span text:style-name="T3">11</text:span>：<text:span text:style-name="T3">1)</text:span>，使台灣建立名實相符主權獨立、民主自由的新國家<text:span text:style-name="T3">---</text:span>台灣國。<text:span text:style-name="T3"><text:line-break/><text:line-break/></text:span>台灣基督長老教會<text:span text:style-name="T3"><text:line-break/><text:line-break/></text:span>總會議長<text:span text:style-name="T3"><text:s/></text:span>賴顯章<text:span text:style-name="T3"><text:line-break/><text:line-break/></text:span>總<text:span text:style-name="T3"><text:s/></text:span>幹<text:span text:style-name="T3"><text:s/></text:span>事<text:span text:style-name="T3"><text:s/></text:span>張德謙<text:span text:style-name="T3"><text:line-break/><text:line-break/>2010</text:span>年<text:span text:style-name="T3">10</text:span>月<text:span text:style-name="T3">28</text:span>日</text:p>
      <text:p text:style-name="P1"><text:span text:style-name="T1">陳真</text:span><text:s/>  |  2011.11.30 17:53   |   <text:a xlink:type="simple" xlink:href="http://palinfo.habago.org/Entry?Command=Information_PrintForum&amp;iPage=537#FORUM31133"><text:span text:style-name="T2">#</text:span></text:a></text:p>
      <text:p text:style-name="P3">因為倫家不敢給這個<text:span text:style-name="T3">xx</text:span>黨指名道姓啊<text:span text:style-name="T3">.</text:span></text:p>
      <text:p text:style-name="P1">Jedah Zhang   |  2011.11.30 17:49   |   <text:a xlink:type="simple" xlink:href="http://palinfo.habago.org/Entry?Command=Information_PrintForum&amp;iPage=537#FORUM31132"><text:span text:style-name="T2">#</text:span></text:a></text:p>
      <text:p text:style-name="P2">中國人講<text:span text:style-name="T3">"</text:span>名實相符<text:span text:style-name="T3">"<text:line-break/>"</text:span>這樣<text:span text:style-name="T3">"</text:span>只是幫民進黨<text:span text:style-name="T3">"</text:span>正名<text:span text:style-name="T3">"</text:span>罷了</text:p>
      <text:p text:style-name="P1"><text:span text:style-name="T1">秉叡</text:span><text:s/>  |  2011.11.30 17:15   |   <text:a xlink:type="simple" xlink:href="http://palinfo.habago.org/Entry?Command=Information_PrintForum&amp;iPage=537#FORUM31130"><text:span text:style-name="T2">#</text:span></text:a></text:p>
      <text:p text:style-name="P3">民進黨就民進黨，人家也是有名字ㄚ，需要這樣嗎？</text:p>
      <text:p text:style-name="P1"><text:span text:style-name="T1">陳真</text:span><text:s/>  |  2011.11.30 16:49   |   <text:a xlink:type="simple" xlink:href="http://palinfo.habago.org/Entry?Command=Information_PrintForum&amp;iPage=537#FORUM31128"><text:span text:style-name="T2">#</text:span></text:a></text:p>
      <text:p text:style-name="P2">這年頭<text:span text:style-name="T3">,</text:span>在醫院<text:span text:style-name="T3">(</text:span>特別是區域級醫院<text:span text:style-name="T3">)</text:span>當醫生真的不是人幹的工作<text:span text:style-name="T3">.<text:line-break/><text:line-break/></text:span>陳真<text:span text:style-name="T3"><text:line-break/><text:line-break/>=========<text:line-break/></text:span>台大徵急診住院醫師<text:span text:style-name="T3"><text:s/></text:span>僅<text:span text:style-name="T3">1</text:span>人報名<text:span text:style-name="T3"><text:line-break/><text:line-break/></text:span>自由時報<text:span text:style-name="T3"><text:s/>– 2011</text:span>年<text:span text:style-name="T3">11</text:span>月<text:span text:style-name="T3">30</text:span>日<text:span text:style-name="T3"> <text:line-break/><text:line-break/></text:span>〔自由時報記者王昶閔／台北報導〕台灣逐漸面臨「內外婦兒急診科」五大重症醫師皆空困境，台大醫院急診今年招收住院醫師，更是破天荒只有一人報名，醫界擔心，急診人力越來越吃緊，恐使醫療疏失與糾紛的風險升高<text:span text:style-name="T3"><text:s/></text:span>，現職急診醫師將面臨更大的壓力。<text:span text:style-name="T3"><text:line-break/><text:line-break/></text:span>醫界自嘲救命不如救醜<text:span text:style-name="T3"><text:line-break/><text:line-break/></text:span>受到畢業後一般醫學訓練制度改革的影響，各專科可招收的住院醫師名額，去年到明年均必須暫時減半，急診也不例外。台大急診從一年可招四、五人，去年起縮減至兩人，去年雖招滿，但今年卻只有一人來報名，且最後也未必願意留在台大。<text:span text:style-name="T3"><text:line-break/><text:line-break/></text:span>工作辛苦、醫療糾紛多，越來越多急診科醫師出走，到診所改做醫療美容，醫界紛紛自嘲：「救命不如救醜，醫人不如醫狗。」台灣急診醫學會秘書長、台大急診醫師顏瑞昇指出，這樣的趨勢的確令人相當憂心，衛生署若再不設法解決，急診恐將面臨人力不足的困境。<text:span text:style-name="T3"><text:line-break/><text:line-break/></text:span>月薪才<text:span text:style-name="T3">6</text:span>萬<text:span text:style-name="T3"><text:s/></text:span>不敵私醫挖角<text:span text:style-name="T3"><text:line-break/><text:line-break/></text:span>台大醫院是國家醫學中心，但公立醫院薪水低，大環境劣化下，重症科更吸引不到醫師。以台大急診為例，雖然訓練比較扎實，但住院醫師的月薪只有六萬元，私人醫院卻願意給到十萬元，顏瑞昇表示，今年好不容易有名台大醫學系畢業生立志走急診醫學，最後卻基於現實考量，還是轉到私人醫院當住院醫師。<text:span text:style-name="T3"><text:line-break/><text:line-break/></text:span>顏瑞昇表示，台大急診每年約需要十名住院醫師新血，但衛生署過去限制一年最多只能招四、五個，已經不足，這三年改革過渡期，更縮減至一年兩個，又面臨招不到人的危機，急診人力越來越吃緊。<text:span text:style-name="T3"><text:line-break/><text:line-break/></text:span>五大重症科<text:span text:style-name="T3"><text:s/></text:span>人力吃緊<text:span text:style-name="T3"><text:line-break/><text:line-break/></text:span>就連過去被認為當紅的眼科，似乎也難逃這波醫療崩解海嘯。一名公立醫院眼科教授沮喪地對記者說，自己從來沒有那麼絕望過，醫護人員的士氣，已降至前所未有的最低點。<text:span text:style-name="T3"><text:line-break/><text:line-break/></text:span>台大醫院去年甚至有一名已完成住院醫師訓練的眼科醫師，到外院執業一陣子後，最後決定放棄當醫師，轉行做金融投資。他對友人說，自己每天都擔心受怕，不知哪一天會捲入醫療糾紛，吃上官司。</text:p>
      <text:p text:style-name="P1">Jessica Chi   |  2011.11.29 14:24   |   <text:a xlink:type="simple" xlink:href="http://palinfo.habago.org/Entry?Command=Information_PrintForum&amp;iPage=537#FORUM31127"><text:span text:style-name="T2">#</text:span></text:a></text:p>
      <text:p text:style-name="P3">您好，我是龍應台文化基金會的志工，我們將在下周六（<text:span text:style-name="T3">12</text:span>月<text:span text:style-name="T3">10</text:span>日）於台灣大學集思會議中心舉辦一場與「以巴議題」有關的講座，邀請到來自以色列的女性主義者，同時也是行動主義者的<text:span text:style-name="T3">Dalit Baum</text:span>。<text:span text:style-name="T3"><text:line-break/><text:line-break/></text:span>有別於我們所知的以巴衝突，她將以一個不同的角度，來看跨國企業和相關機構在戰爭中扮演著什麼樣的角色。作為一個行動主義者，她本人也創立了一個非營利組織<text:span text:style-name="T3">-Who Profits from the Occupation?</text:span>（<text:span text:style-name="T3">http://www.whoprofits.org/</text:span>）供各位參考。<text:span text:style-name="T3"><text:line-break/><text:line-break/></text:span>因此，基金會竭誠邀請各位關注以巴議題的朋友們，一起來參與這場講座，聆聽這位以色列行動主義者對於以巴衝突的看法，當天為英文演講，現場備有同步中譯。若各位過程中對於以巴議題有任何想法或疑問，非常歡迎在現場提問或分享您的想法，我們非常希望能夠透過活動，來凝聚更多人進一步關注以巴議題。（已將基金會網址附上供各位參考，若有打擾還請海涵。）</text:p>
      <text:p text:style-name="P1"><text:span text:style-name="T1">陳真</text:span><text:s/>  |  2011.11.28 17:20   |   <text:a xlink:type="simple" xlink:href="http://palinfo.habago.org/Entry?Command=Information_PrintForum&amp;iPage=537#FORUM31125"><text:span text:style-name="T2">#</text:span></text:a></text:p>
      <text:p text:style-name="P2">一個人可以支持任何一種政治主張或政治思維<text:span text:style-name="T3">,</text:span>但只要是人<text:span text:style-name="T3">,</text:span>都不應該支持謊言支持造謠抹黑支持顛倒是非黑白支持打人喊救人支持睜眼說瞎話<text:span text:style-name="T3">. <text:line-break/><text:line-break/></text:span>奇怪的是<text:span text:style-name="T3">,</text:span>這個垃圾黨的支持者似乎對於這樣一種最基本的正直與是非黑白從不在乎<text:span text:style-name="T3">,</text:span>只在乎敵我與輸贏<text:span text:style-name="T3">,</text:span>只要能殺敵<text:span text:style-name="T3">,</text:span>哪怕是最卑鄙齷齪的手段都很光榮似的<text:span text:style-name="T3">.<text:line-break/><text:line-break/></text:span>陳真<text:span text:style-name="T3"><text:line-break/><text:line-break/>====<text:line-break/>1</text:span>斤<text:span text:style-name="T3">2</text:span>元是收購價？果農：蔡主席還是搞錯了<text:span text:style-name="T3"><text:line-break/><text:line-break/></text:span>記者王光慈、王慧瑛、林佩均、羅紹平╱連線報導<text:span text:style-name="T3"><text:s/>| </text:span>聯合新聞<text:span text:style-name="T3"><text:line-break/></text:span>網<text:span text:style-name="T3"><text:s/>– 2011</text:span>年<text:span text:style-name="T3">11</text:span>月<text:span text:style-name="T3">28</text:span>日<text:span text:style-name="T3"><text:line-break/><text:line-break/></text:span>民進黨「嘸採工水果月曆」話題延燒，各地都有果農抱怨民進黨打壞行情；蔡英文昨表示，文宣中的價格是產地收購價；果農羅俊敏等人說，即使是產地收購價，仍和實際行情差很大，「蔡主席還是搞錯了！」<text:span text:style-name="T3"> <text:line-break/><text:line-break/></text:span>「水果」大戰延燒，馬英九總統質疑「嘸採工水果月曆」造謠，農友也反映，水果月曆已引發市場負面效應。新竹五峰鄉果農羅俊敏種甜柿，假日自賣自銷，每斤七十元。連著兩天的周休假日，都有遊客問他「不是有兩塊錢的嗎？」他只能苦笑回應「二塊錢甜柿要找民進黨買啦！」<text:span text:style-name="T3"> <text:line-break/><text:line-break/></text:span>民進黨總統參選人蔡英文昨天試圖滅火，回擊說，文宣所指農產品的價格，是產地收購價，不是馬總統指的批發價、零售價，「這是人民都知道的常識，馬政府卻不知道。」<text:span text:style-name="T3"> <text:line-break/><text:line-break/></text:span>「搞不清楚狀況的是蔡主席吧？」台中東勢區農會總幹事田士欣說，「批發價與產地價其實是一樣的」，他還指出，文宣月曆中還標錯水果月分，把產期七、八月的龍眼標成五月，「誰吃過五月龍眼？」<text:span text:style-name="T3"> <text:line-break/><text:line-break/></text:span>「即使是產地收購價，柿子一斤兩元仍和實際行情差很大」，新竹錢姓果農說，種甜柿光一張套袋紙都要零點八塊，如果真的到一斤兩塊，「果農早就把果樹砍掉造林拿補助，還會有人種甜柿嗎？」<text:span text:style-name="T3"> <text:line-break/><text:line-break/></text:span>台中石岡區農會總幹事張東海說，前天有農民在台中新社花海賣甜柿，民眾詢問：「兩塊錢的甜柿」，問不到掉頭就走，還有承銷人、中盤商也刻意拿報導壓低農產價格，「這對農民不公平啊！」<text:span text:style-name="T3"> <text:line-break/><text:line-break/></text:span>民進黨澄清文宣上所說「柿子」並非甜柿，而是台東的牛心柿，台東果農駁斥「黑白講」。牛心柿只在台東成功鎮有十餘名農民種植，面積不到五公頃，成功鎮農會總幹事吳全德說，一台斤都還有廿至卅元。<text:span text:style-name="T3"> <text:line-break/><text:line-break/></text:span>民進黨水果月曆引發的價格爭議，不只是甜柿受波及，在台中種水梨四十年的果農張源益說，民進黨水果月曆一出來，他馬上接到十多通消費者電話詢問，「你有賣低價高接梨嗎？」害他解釋半天。月曆中列舉其他的水果，經本報查訪，除橘子、高接梨，絕大多數的產地價也都比文宣所指的價格要高。<text:span text:style-name="T3"> </text:span></text:p>
      <text:p text:style-name="P1"><text:span text:style-name="T1">陳真</text:span><text:s/>  |  2011.11.28 15:26   |   <text:a xlink:type="simple" xlink:href="http://palinfo.habago.org/Entry?Command=Information_PrintForum&amp;iPage=537#FORUM31124"><text:span text:style-name="T2">#</text:span></text:a></text:p>
      <text:p text:style-name="P3">很難想像一個黨及其搖尾媒體<text:span text:style-name="T3">(</text:span>所謂三民自<text:span text:style-name="T3">),</text:span>所講的話幾乎沒有一句可信<text:span text:style-name="T3">.</text:span>長期以來<text:span text:style-name="T3">,</text:span>除了抹黑抹紅造謠扭曲及思想檢查之外<text:span text:style-name="T3">,</text:span>沒有半點基本良善的言行<text:span text:style-name="T3">,</text:span>但其支持者卻照樣力挺到底<text:span text:style-name="T3">. <text:line-break/><text:line-break/></text:span>有一天<text:span text:style-name="T3">,</text:span>我問她說<text:span text:style-name="T3">,</text:span>妳想這個黨到底為惡有沒有個底線<text:span text:style-name="T3">? </text:span>有沒有可能有一天當民進黨做出某一種壞事之後<text:span text:style-name="T3">,</text:span>其支持者終於無法忍受<text:span text:style-name="T3">,</text:span>終於會在乎品性和道德勝於在乎意識形態<text:span text:style-name="T3">? </text:span>她說不可能<text:span text:style-name="T3">,</text:span>即便是政客們殺自己的老爸殺自己的老母恐怕其選民也還是不會在乎<text:span text:style-name="T3">,</text:span>仍然還是愛台思想純正最重要<text:span text:style-name="T3">.<text:line-break/><text:line-break/></text:span>陳真<text:span text:style-name="T3"><text:line-break/><text:line-break/>=======<text:line-break/></text:span>馬批綠四不<text:span text:style-name="T3"><text:s/></text:span>「奧步會一步步來」<text:span text:style-name="T3"><text:line-break/><text:line-break/></text:span>作者：<text:span text:style-name="T3"><text:s/></text:span>錢震宇、林保光、楊濡嘉、翁禎霞、盧禮賓╱連線報導<text:span text:style-name="T3"><text:s/></text:span>聯合新聞網<text:span text:style-name="T3"><text:s/>– 2011</text:span>年<text:span text:style-name="T3">11</text:span>月<text:span text:style-name="T3">28</text:span>日<text:span text:style-name="T3"><text:line-break/><text:line-break/></text:span>馬英九總統昨天南下高雄、屏東兩地造勢，提及民進黨指他密會黑道組頭時，痛批民進黨為了選舉，無所不用其極，一路抹黑，「不正直、不善良、不誠信、不包容」，做人不能這樣，「這不是台灣人的傳統」。<text:span text:style-name="T3"> <text:line-break/><text:line-break/></text:span>馬總統在屏東小組長授證大會上說，有人覺得他最近變得比較黑，問他是不是曬黑的，他回答，「我是被人抹黑的」。台下群眾大笑，響起一陣掌聲，有民眾私下叫好，直說馬「硬起來了」。<text:span text:style-name="T3"> <text:line-break/><text:line-break/></text:span>距離投票不到五十天，馬英九總統昨天表示，選情非常緊繃，從陳盈助事件到嘸採工月曆，對手的奧步會一步步來，呼籲支持者小心防範。<text:span text:style-name="T3"> <text:line-break/><text:line-break/></text:span>馬英九參加新北市第一選區立委候選人吳育昇林口競選總部成立大會時強調，距投票只剩四十七天，選情緊張，因此有些不該出現的事情開始出現了，民進黨蔡主席曾說不希望看到負面選舉，但民進黨就是在做負面選舉。<text:span text:style-name="T3"> <text:line-break/><text:line-break/></text:span>馬總統表示，越到最後階段，對手奧步會一步步來，像當年吳敦義錄音帶事件、黃俊英被誣陷走路工事件、及三一九事件，都是對手在最後階段使出的奧步，支持者一定要特別防範。<text:span text:style-name="T3"> </text:span></text:p>
      <text:p text:style-name="P1"><text:span text:style-name="T1">鄭啟承</text:span><text:s/>  |  2011.11.28 15:14   |   <text:a xlink:type="simple" xlink:href="http://palinfo.habago.org/Entry?Command=Information_PrintForum&amp;iPage=537#FORUM31123"><text:span text:style-name="T2">#</text:span></text:a></text:p>
      <text:p text:style-name="P2">對對，那個看門狗程式會把它認為是廣告<text:span text:style-name="T3"><text:s/>(spam) </text:span>的留言給擋住不出現在板面上，實際上後台還是可以看見該筆留言，所以如果各位發現自己的貼文沒有出現，請寫信來罵啊<text:span text:style-name="T3">!</text:span></text:p>
      <text:p text:style-name="P4"/>
      <text:p text:style-name="P1"><text:span text:style-name="T1">學姊</text:span><text:s/>  |  2011.11.28 09:23   |   <text:a xlink:type="simple" xlink:href="http://palinfo.habago.org/Entry?Command=Information_PrintForum&amp;iPage=538#FORUM31122"><text:span text:style-name="T2">#</text:span></text:a></text:p>
      <text:p text:style-name="P2">好像沒有正式跟大家說過，啟承是我們現任的版主喔，現在系統有個檔垃圾信的看門狗，是啟承新幫我們裝上的。現在我們就不用每天辛苦地再手刪垃圾信了。不過雖然這看門狗遠比我家的阿憨聰明，難免也會誤擋好人，所以大家若有貼文貼不上的情況，可以寫信給巴勒網，我們才能馬上給狗狗機會教育<text:span text:style-name="T3">!</text:span></text:p>
      <text:p text:style-name="P1"><text:span text:style-name="T1">陳真</text:span><text:s/>  |  2011.11.28 03:06   |   <text:a xlink:type="simple" xlink:href="http://palinfo.habago.org/Entry?Command=Information_PrintForum&amp;iPage=538#FORUM31121"><text:span text:style-name="T2">#</text:span></text:a></text:p>
      <text:p text:style-name="P3"><text:span text:style-name="T3">(</text:span>續<text:span text:style-name="T3">)<text:line-break/><text:line-break/></text:span>或許很多人看過我十多年前寫的一篇<text:span text:style-name="T3"><text:s/>"</text:span>說點社運的風涼話<text:span text:style-name="T3">",</text:span>這文章接到許多社運界讀者的<text:span text:style-name="T3"><text:s/>"</text:span>批評指教<text:span text:style-name="T3">",</text:span>或者說謾罵抹黑或許更精確一些<text:span text:style-name="T3">.<text:line-break/><text:line-break/></text:span>那文章裏頭提到台灣社運界的一些台式怪象<text:span text:style-name="T3">,</text:span>怪象之一就是言行充滿虛榮<text:span text:style-name="T3">. </text:span>比方說只做了<text:span text:style-name="T3"><text:s/>1 </text:span>分<text:span text:style-name="T3">,</text:span>但卻動輒喜歡描繪一種彷彿已經做了<text:span text:style-name="T3">100</text:span>分的美麗夢想<text:span text:style-name="T3">. </text:span>那就好像一個人剛學完九九乘法<text:span text:style-name="T3">,</text:span>講起話來卻立即像個數學家的口吻那般令人厭煩<text:span text:style-name="T3">.<text:line-break/><text:line-break/></text:span>記得說完<text:span text:style-name="T3"><text:s/>"</text:span>風涼話<text:span text:style-name="T3">" </text:span>的時候<text:span text:style-name="T3">,</text:span>有個人具名寫信來教訓我開導我<text:span text:style-name="T3">,</text:span>教我要<text:span text:style-name="T3">(</text:span>以他為榜樣<text:span text:style-name="T3">)</text:span>切實去為社會努力而不要只會說風涼話<text:span text:style-name="T3">,</text:span>最後他說他努力於從事環保工作<text:span text:style-name="T3">,</text:span>是環保聯盟及綠色什麼協會的志工或幹部之類<text:span text:style-name="T3">,</text:span>然後不屑地問我曾經做了什麼<text:span text:style-name="T3">?<text:line-break/><text:line-break/></text:span>我回信跟他說我是環保聯盟的幾位創會者之一<text:span text:style-name="T3">,</text:span>若我沒記錯<text:span text:style-name="T3">,</text:span>應該是創於<text:span text:style-name="T3">1987</text:span>或<text:span text:style-name="T3">1988</text:span>年的<text:span text:style-name="T3">11</text:span>月<text:span text:style-name="T3">1</text:span>日<text:span text:style-name="T3">. </text:span>前後一共經歷五次籌備會議<text:span text:style-name="T3">,</text:span>整個組織章程是我們幾個人一個字一個字討論出來的<text:span text:style-name="T3">. <text:line-break/><text:line-break/></text:span>比這更早之前<text:span text:style-name="T3">,</text:span>光是幾個朋友私下在屋子裏討論到高雄縣哪條河川污染<text:span text:style-name="T3">,</text:span>警察甚至還會荷槍實彈來臨檢<text:span text:style-name="T3">,</text:span>就像突襲什麼黑道巢穴那樣大陣仗<text:span text:style-name="T3">,</text:span>甚至桌面底下都還曾經找到情治單位的監聽器<text:span text:style-name="T3">.<text:line-break/><text:line-break/></text:span>今天即便我是一個什麼也沒做過的人<text:span text:style-name="T3">,</text:span>依然有資格批評這樣一種普遍瀰漫於台灣社運界的虛榮<text:span text:style-name="T3">. </text:span>我常講<text:span text:style-name="T3">,</text:span>如果你想毒害一個人的品性<text:span text:style-name="T3">,</text:span>扭曲他原本單純的心靈<text:span text:style-name="T3">,</text:span>那就叫他加入台灣的各種社運團體<text:span text:style-name="T3">(</text:span>動物社會研究會等極少數團體例外<text:span text:style-name="T3">),</text:span>保證他的品性將會以光速直線墜落<text:span text:style-name="T3">.</text:span></text:p>
      <text:p text:style-name="P1"><text:span text:style-name="T1">陳真</text:span><text:s/>  |  2011.11.28 02:37   |   <text:a xlink:type="simple" xlink:href="http://palinfo.habago.org/Entry?Command=Information_PrintForum&amp;iPage=538#FORUM31120"><text:span text:style-name="T2">#</text:span></text:a></text:p>
      <text:p text:style-name="P2">前一封留言我說<text:span text:style-name="T3"><text:s/>"</text:span>唾棄<text:span text:style-name="T3">" </text:span>綠黨<text:span text:style-name="T3">(</text:span>是源自歐洲的<text:span text:style-name="T3"><text:s/>Green PARTY,</text:span>不是那個愛台灣的垃圾黨<text:span text:style-name="T3">),</text:span>說唾棄太抬舉了<text:span text:style-name="T3">,</text:span>更正一下<text:span text:style-name="T3">.<text:line-break/><text:line-break/></text:span>就如之前所說<text:span text:style-name="T3">,</text:span>對於兒戲<text:span text:style-name="T3">,</text:span>你只能隨著哼哈兩句或敬而遠之<text:span text:style-name="T3">,</text:span>談不上唾棄<text:span text:style-name="T3">. </text:span>有時候<text:span text:style-name="T3">,</text:span>感到惡心的成份居多<text:span text:style-name="T3">,</text:span>因為這個黨總是把自己說得太偉大太崇高太純潔<text:span text:style-name="T3">,</text:span>把人們殘留的一點敬意都給說不見了<text:span text:style-name="T3">.<text:line-break/><text:line-break/></text:span>至於那個我不敢點名的垃圾黨<text:span text:style-name="T3">,</text:span>裏頭仍有極少數一些人在過去的確懷抱理想並且為之付出代價<text:span text:style-name="T3">,</text:span>但在黨這東西的旗幟下<text:span text:style-name="T3">,</text:span>即便好人也總是跟著幫派一起為非作歹一起睜眼說瞎話<text:span text:style-name="T3">;</text:span>否則他就不可能在那樣的環境存活<text:span text:style-name="T3">.</text:span></text:p>
      <text:p text:style-name="P1"><text:span text:style-name="T1">鄭啟承</text:span><text:s/>  |  2011.11.27 21:54   |   <text:a xlink:type="simple" xlink:href="http://palinfo.habago.org/Entry?Command=Information_PrintForum&amp;iPage=538#FORUM31119"><text:span text:style-name="T2">#</text:span></text:a></text:p>
      <text:p text:style-name="P3"><text:span text:style-name="T3">Jedah Zhang </text:span>的留言被看門哈巴狗程式誤認為廣告，所以被扣在後台，現在已經放行了<text:span text:style-name="T3">~~ (</text:span>這位同學不是以前就有留過言了嗎<text:span text:style-name="T3">? </text:span>這笨狗竟然認不出來<text:span text:style-name="T3">)</text:span></text:p>
      <text:p text:style-name="P1"><text:span text:style-name="T1">陳真</text:span><text:s/>  |  2011.11.27 19:49   |   <text:a xlink:type="simple" xlink:href="http://palinfo.habago.org/Entry?Command=Information_PrintForum&amp;iPage=538#FORUM31118"><text:span text:style-name="T2">#</text:span></text:a></text:p>
      <text:p text:style-name="P2">我和學姐之所以在綠黨創黨之後不到兩年便退黨<text:span text:style-name="T3">,</text:span>原因連腐敗都稱不上<text:span text:style-name="T3">,</text:span>畢竟就算是腐敗都需要某種嚴肅性<text:span text:style-name="T3">. </text:span>唾棄這個黨不外就是因為兩個字<text:span text:style-name="T3">: </text:span>兒戲<text:span text:style-name="T3">.<text:line-break/><text:line-break/></text:span>一個黨<text:span text:style-name="T3">,</text:span>如果推出一個候選人只會講這樣一些純粹空洞的夢幻語言<text:span text:style-name="T3">,</text:span>你很難相信其嚴肅性<text:span text:style-name="T3">.<text:line-break/><text:line-break/></text:span>從政雖不是革命<text:span text:style-name="T3">,</text:span>但即便是堅持一點雞毛蒜皮的原則經常都得付出一定的代價<text:span text:style-name="T3">. </text:span>我很討厭邱吉爾這個混蛋<text:span text:style-name="T3">,</text:span>但他有句話卻挺有道理<text:span text:style-name="T3">,</text:span>他說<text:span text:style-name="T3">,"</text:span>勇氣是各種美德之首<text:span text:style-name="T3">",</text:span>因為任何美德或理想的實現都需要勇氣<text:span text:style-name="T3">. </text:span>我沒辦法把兒戲和勇氣這兩種背道而馳的特質給連結在一起<text:span text:style-name="T3">.<text:line-break/><text:line-break/></text:span>這位候選人或許是一個好媽媽<text:span text:style-name="T3">(</text:span>這我當然不知道<text:span text:style-name="T3">),</text:span>但我知道她不會是一個好的政治工作者或社運工作者<text:span text:style-name="T3">. </text:span>我如果有這樣一個朋友<text:span text:style-name="T3">,</text:span>我會叫她退選<text:span text:style-name="T3">,</text:span>不要做這種與之完全不搭調的事<text:span text:style-name="T3">,</text:span>畢竟政治是眾人之事而不是她家的事<text:span text:style-name="T3">.<text:line-break/><text:line-break/>p.s.: </text:span>我發現張同學有一則留言被扣在後台無法發表<text:span text:style-name="T3">,</text:span>我試著讓它登出<text:span text:style-name="T3">,</text:span>但系統就是不讓我貼<text:span text:style-name="T3">. </text:span>高手請協助<text:span text:style-name="T3">.</text:span></text:p>
      <text:p text:style-name="P1">Jedah Zhang   |  2011.11.27 15:18   |   <text:a xlink:type="simple" xlink:href="http://palinfo.habago.org/Entry?Command=Information_PrintForum&amp;iPage=538#FORUM31117"><text:span text:style-name="T2">#</text:span></text:a></text:p>
      <text:p text:style-name="P5">The road to hell is paved with good intentions.<text:line-break/><text:line-break/><text:span text:style-name="T1">最糟糕的壞事往往都是被一些不知道自己在做什麼的好人給搞出來的</text:span>.</text:p>
      <text:p text:style-name="P1">liz   |  2011.11.27 10:59   |   <text:a xlink:type="simple" xlink:href="http://palinfo.habago.org/Entry?Command=Information_PrintForum&amp;iPage=538#FORUM31115"><text:span text:style-name="T2">#</text:span></text:a></text:p>
      <text:p text:style-name="P2">剛好因為某種因緣小小認識這位候選人，是個愛小孩的媽媽，很平凡很普通在某種層面上很偉大。<text:span text:style-name="T3"><text:line-break/></text:span>我自己沒有小朋友，但是也能稍稍理解在台灣這樣的漸漸失去很多核心價值的社會養小孩，的確常會令人擔心<text:span text:style-name="T3">(</text:span>不過父母總是在擔心就是<text:span text:style-name="T3">@@)</text:span>，所以會覺得想做些什麼。<text:span text:style-name="T3"><text:line-break/></text:span>坦白說我比較不擔心她現在感覺起來是個很菜鳥的<text:span text:style-name="T3">activist</text:span>，反而是當她若真的順利從政、變得熟練以後，會被台灣政壇的污穢影響到什麼程度。希望不會。</text:p>
      <text:p text:style-name="P1"><text:span text:style-name="T1">陳真</text:span><text:s/>  |  2011.11.25 17:41   |   <text:a xlink:type="simple" xlink:href="http://palinfo.habago.org/Entry?Command=Information_PrintForum&amp;iPage=538#FORUM31114"><text:span text:style-name="T2">#</text:span></text:a></text:p>
      <text:p text:style-name="P3">底下是秉叡所張貼的那位綠黨立委候選人網址上的另一封信<text:span text:style-name="T3">.<text:line-break/><text:line-break/></text:span>台灣很小<text:span text:style-name="T3">,</text:span>誰的誰又是什麼人的什麼人<text:span text:style-name="T3">,</text:span>牽來牽去常會牽在一起<text:span text:style-name="T3">,</text:span>因此<text:span text:style-name="T3">,</text:span>若有不敬<text:span text:style-name="T3">,</text:span>還請見諒<text:span text:style-name="T3">. </text:span>我只是就事論事<text:span text:style-name="T3">,</text:span>實話實說<text:span text:style-name="T3">. <text:line-break/><text:line-break/></text:span>我完全不知道此位候選人是誰<text:span text:style-name="T3">,</text:span>但是<text:span text:style-name="T3">,</text:span>光憑著她的這樣一些什麼藍天白雲的空洞話語謂之<text:span text:style-name="T3"><text:s/>"</text:span>政見<text:span text:style-name="T3">",</text:span>光憑著什麼海豚無辜的眼神孩子燦爛無邪的笑容之類<text:span text:style-name="T3">(</text:span>令我感冒<text:span text:style-name="T3">)</text:span>的<text:span text:style-name="T3"><text:s/>"</text:span>溫馨<text:span text:style-name="T3">" </text:span>話語<text:span text:style-name="T3">,</text:span>以及臨時才要來募款<text:span text:style-name="T3">,</text:span>但卻連自己有什麼政見或政策思維也都還需要<text:span text:style-name="T3"><text:s/>"</text:span>更多對話和資料<text:span text:style-name="T3">" </text:span>來準備<text:span text:style-name="T3">,</text:span>難道你真的會相信這是一個嚴肅當真的政治工作者或社會運動者<text:span text:style-name="T3">?<text:line-break/><text:line-break/></text:span>陳真<text:span text:style-name="T3"><text:line-break/><text:line-break/>================== <text:line-break/><text:line-break/>http://gogo-mother.blogspot.com/2011/11/10.html<text:line-break/><text:line-break/></text:span>平安幸福的心願<text:span text:style-name="T3"> <text:line-break/><text:line-break/>By</text:span>張育憬<text:span text:style-name="T3"><text:line-break/><text:line-break/></text:span>早上把孩子、老公都送出門了，才趕緊換裝、盥洗，趕赴立法院。<text:span text:style-name="T3"><text:line-break/></text:span>雖然不太習慣這種街頭式的記者會，還是得硬著頭皮穿上背心、拿起標語，面對鏡頭持續一種表情。<text:span text:style-name="T3"><text:line-break/><text:line-break/></text:span>看著記者容易緊張，仰望天空吧！<text:span text:style-name="T3"><text:line-break/></text:span>好想把眼睛閉起來享受冬日的陽光，可是兒童醫療大樓<text:span text:style-name="T3"><text:s/></text:span>就矗立在眼前，我不禁想著：大樓裡有沒有孩子想出來走走的？雖然裡面設施宛如兒童樂園，但是有多少父母來到這裡依然憂心忡忡啊？<text:span text:style-name="T3"><text:line-break/><text:line-break/></text:span>一會兒，輪到我說政見了。怎麼辦？故事媽媽雖然有政治議題的見解，但尚未形成政策的方案，我需要更多的對話和資料啊！吸了一口氣，我請記者朋友回頭看看那棟樓，說：「我們這些大人做的決定是不是對得起沒有投票權的孩子們，以及尚未出生的孩子。如果我們的政治缺乏感恩與惜福，那麼自然不容易有遠見與擔當。我們要的是平安、幸福的生活！」<text:span text:style-name="T3"><text:line-break/><text:line-break/></text:span>平安、幸福，不就是每個媽媽懷著孩子時初始的心願嗎？<text:span text:style-name="T3"><text:line-break/><text:line-break/></text:span>現在的我，一如當初搶救白海豚時，想要促成更多人和人、人和自然的和解<text:span text:style-name="T3">.....</text:span></text:p>
      <text:p text:style-name="P1"><text:span text:style-name="T1">鄭啟承</text:span><text:s/>  |  2011.11.24 18:03   |   <text:a xlink:type="simple" xlink:href="http://palinfo.habago.org/Entry?Command=Information_PrintForum&amp;iPage=538#FORUM31113"><text:span text:style-name="T2">#</text:span></text:a></text:p>
      <text:p text:style-name="P2">真的是很笨，奇怪的是世界上總是這些笨的人事物讓人覺得特別感動。<text:span text:style-name="T3"><text:line-break/><text:line-break/></text:span>當全世界都精明地飛快地往前跑的時候，那個笨笨的留下來小心守護著心中一份純真的感情的那個人，總還是擄獲了某些人的心。<text:span text:style-name="T3"><text:line-break/><text:line-break/></text:span>我對<text:span text:style-name="T3"><text:s/>loyalty </text:span>這字其實是沒啥感覺的，麥兜愛著麥太或者麥太愛著麥兜時想必不會想著什麼忠誠。人狗之間比較像愛情，而我對愛情略知一二。</text:p>
      <text:p text:style-name="P1"><text:span text:style-name="T1">陳真</text:span><text:s/>  |  2011.11.24 16:45   |   <text:a xlink:type="simple" xlink:href="http://palinfo.habago.org/Entry?Command=Information_PrintForum&amp;iPage=538#FORUM31112"><text:span text:style-name="T2">#</text:span></text:a></text:p>
      <text:p text:style-name="P3">我打上馬賽克<text:span text:style-name="T3">,</text:span>希望秉叡別介意<text:span text:style-name="T3">. </text:span>其實不打馬賽克也沒什麼關係<text:span text:style-name="T3">,</text:span>不過如果能說點張貼募款廣告的理由會更好<text:span text:style-name="T3">.<text:line-break/><text:line-break/></text:span>小弟和學姐恰恰也都是綠黨的創黨黨員<text:span text:style-name="T3">,</text:span>但我們很快就覺醒而早已退黨至少十年了<text:span text:style-name="T3">.</text:span>雖不敢說不再上當<text:span text:style-name="T3">,</text:span>但至少可以說我們已經不會再輕易相信市面上各種廉價的漂亮話語<text:span text:style-name="T3">. </text:span>語言總該有個足以與之相匹配的<text:span text:style-name="T3"><text:s/>“</text:span>主人<text:span text:style-name="T3">”;</text:span>除非那個主人身上有個傷<text:span text:style-name="T3">,</text:span>有一種熱<text:span text:style-name="T3">,</text:span>有個某種事物留下的可悲傷痕<text:span text:style-name="T3">,</text:span>那我才會相信他對於該事物的相關話語<text:span text:style-name="T3">. <text:line-break/><text:line-break/></text:span>正如一個人除非真的身陷愛情中<text:span text:style-name="T3">,</text:span>否則與之言說愛情的意義是很猥褻的<text:span text:style-name="T3">,</text:span>我不會相信他能說出有關愛情的真理<text:span text:style-name="T3">. </text:span>一個人若不是身上有著某種事物打傷的痕跡<text:span text:style-name="T3">,</text:span>我不會相信他對於該事物的言談有何價值可言<text:span text:style-name="T3">.<text:line-break/><text:line-break/></text:span>正如我極厭惡討論<text:span text:style-name="T3">,</text:span>但我思辯無礙如魚得水<text:span text:style-name="T3">,</text:span>我並不是真的反對討論<text:span text:style-name="T3">,</text:span>我只是反對裝模作樣裝飾品一般充滿低能虛榮的討論<text:span text:style-name="T3">. </text:span>即便是一種所謂客觀的知識例如邏輯數學哲學也一樣<text:span text:style-name="T3">,</text:span>我並不反對討論<text:span text:style-name="T3">,</text:span>相反地我對此充滿沸騰的熱情<text:span text:style-name="T3">,</text:span>但我往往只能自己跟自己討論<text:span text:style-name="T3">,</text:span>因為即便是這樣一種所謂嚴謹客觀的知識<text:span text:style-name="T3">,</text:span>仍然還是需要一種足以與之匹配的言說資格<text:span text:style-name="T3">.<text:line-break/><text:line-break/></text:span>我並不是說你一定要進入學術科班訓練<text:span text:style-name="T3">,</text:span>而是說<text:span text:style-name="T3">,</text:span>當你想討論某個東西時<text:span text:style-name="T3">,</text:span>總該出於<text:span text:style-name="T3"><text:s/>"</text:span>你的<text:span text:style-name="T3">" </text:span>一顆真心<text:span text:style-name="T3">,</text:span>而不是出於其它任何原因<text:span text:style-name="T3">, </text:span>更不該出於你所想要討論的對象是<text:span text:style-name="T3"><text:s/>"</text:span>別人大家<text:span text:style-name="T3">" </text:span>所覺得酷炫之物<text:span text:style-name="T3">.<text:line-break/><text:line-break/></text:span>曾經有個實在與哲學八竿子打不著一點邊的學界朋友<text:span text:style-name="T3">, </text:span>因為看我文章講到某些當代哲學家<text:span text:style-name="T3">, </text:span>似乎很有名很艱深<text:span text:style-name="T3">, </text:span>於是就也趕快去搜尋找出一些他們的文章來跟我討論<text:span text:style-name="T3">. </text:span>對此我實在覺得很反感<text:span text:style-name="T3">, </text:span>那就好像一個從未讀過數學的人<text:span text:style-name="T3">, </text:span>突然看到有人在講到什麼微積分好像很厲害<text:span text:style-name="T3">, </text:span>於是就趕緊找出幾篇微積分的文章說要跟數學家討論<text:span text:style-name="T3">, </text:span>你若是那個數學家<text:span text:style-name="T3">, </text:span>難道你會跟他討論<text:span text:style-name="T3">? <text:line-break/><text:line-break/></text:span>我回信跟他說<text:span text:style-name="T3">, </text:span>如果你真的對我說的這幾位哲學家有興趣<text:span text:style-name="T3">, </text:span>那就花個三五年的時間去買一本牛津或劍橋哲學字典<text:span text:style-name="T3">, </text:span>從哲學的<text:span text:style-name="T3">ABC</text:span>一步一步慢慢努力鑽研<text:span text:style-name="T3">, </text:span>三五年後再來跟我討論他們的文章恐怕都還嫌太早<text:span text:style-name="T3">.<text:line-break/><text:line-break/></text:span>在台灣<text:span text:style-name="T3">, </text:span>這樣一個例子從來都不是特例<text:span text:style-name="T3">, </text:span>而是極為普遍的現象<text:span text:style-name="T3">. </text:span>人們對於各種事物缺乏最起碼的虔誠與熱情<text:span text:style-name="T3">, </text:span>但卻充滿虛榮或廉價話語<text:span text:style-name="T3">.</text:span></text:p>
      <text:p text:style-name="P1"><text:span text:style-name="T1">楊世主</text:span><text:s/>  |  2011.11.24 15:56   |   <text:a xlink:type="simple" xlink:href="http://palinfo.habago.org/Entry?Command=Information_PrintForum&amp;iPage=538#FORUM31111"><text:span text:style-name="T2">#</text:span></text:a></text:p>
      <text:p text:style-name="P2">小狗相信主人會隨時從土裡面爬出來再一起去吃東西散步吧？不守著錯過那一刻就完蛋了，好笨！</text:p>
      <text:p text:style-name="P4"/>
      <text:p text:style-name="P1"><text:span text:style-name="T1">秉叡</text:span><text:s/>  |  2011.11.24 15:21   |   <text:a xlink:type="simple" xlink:href="http://palinfo.habago.org/Entry?Command=Information_PrintForum&amp;iPage=539#FORUM31110"><text:span text:style-name="T2">#</text:span></text:a></text:p>
      <text:p text:style-name="P2">謝謝，以後不會了。</text:p>
      <text:p text:style-name="P1"><text:span text:style-name="T1">鄭啟承</text:span><text:s/>  |  2011.11.24 14:21   |   <text:a xlink:type="simple" xlink:href="http://palinfo.habago.org/Entry?Command=Information_PrintForum&amp;iPage=539#FORUM31109"><text:span text:style-name="T2">#</text:span></text:a></text:p>
      <text:p text:style-name="P3">秉叡貼的這個是不是不太好<text:span text:style-name="T3">? </text:span>支持任何政治人物當然是個人自由，但巴勒網留言板畢竟不是張貼廣告的地方。就算你想公開表達或呼籲大家在心理<text:span text:style-name="T3">/</text:span>行動上支持某個政治人物，總該寫出一點屬於你個人的理由，而不是直接把文宣或廣告貼上來。</text:p>
      <text:p text:style-name="P1"><text:span text:style-name="T1">秉叡</text:span><text:s/>  |  2011.11.23 21:27   |   <text:a xlink:type="simple" xlink:href="http://palinfo.habago.org/Entry?Command=Information_PrintForum&amp;iPage=539#FORUM31108"><text:span text:style-name="T2">#</text:span></text:a></text:p>
      <text:p text:style-name="P2">我相信<text:span text:style-name="T3">24</text:span>小時內可以發生的傳奇－－張育憬的募款信<text:span text:style-name="T3"> <text:line-break/></text:span>親愛的朋友、師長、孩子們：您們好！<text:span text:style-name="T3"><text:line-break/><text:line-break/></text:span>我是育憬，明天上午我將要代表「綠黨<text:span text:style-name="T3">Green Party</text:span>」登記參選<text:span text:style-name="T3"><text:line-break/></text:span>臺北市第一選區北投、天母、士林地區第八屆立法委員。<text:span text:style-name="T3"><text:line-break/><text:line-break/></text:span>今天，我需要募足保證金二十萬元。<text:span text:style-name="T3"><text:line-break/></text:span>這封募款信，反覆寫了三次，<text:span text:style-name="T3"><text:line-break/></text:span>斟酌要如何在數百字內讓大家明白為什麼我要改變默默耕耘的生活，<text:span text:style-name="T3"><text:line-break/></text:span>而去挑戰一個許多人避之唯恐不及的難關！<text:span text:style-name="T3"><text:line-break/><text:line-break/></text:span>且讓我用回答一位老人家的話，來回應現在您的疑惑和未來媒體可能會提的問題──<text:span text:style-name="T3"><text:line-break/><text:line-break/></text:span>「我的父親常常說故事，歷史的、家鄉的、身邊真實的故事。<text:span text:style-name="T3"><text:line-break/></text:span>講到一些人物，他往往會用岳飛的強國論『文官不愛錢，武官不怕死，則天下太平！』來抒發他的慨嘆！<text:span text:style-name="T3"><text:line-break/><text:line-break/></text:span>父親退休後也擁有了臺北市免費搭公車的福利，但是他很少用，<text:span text:style-name="T3"><text:line-break/></text:span>勸他還會招來一頓說教──這是國家社會給我這個老人的，但是我的腳還走得動，<text:span text:style-name="T3"><text:line-break/></text:span>這個費用就應該要還回去。<text:span text:style-name="T3"><text:line-break/><text:line-break/></text:span>當年覺得父親好頑固，而現在自己不但是兩個孩子的母親，也是學校的故事媽媽；<text:span text:style-name="T3"><text:line-break/></text:span>我面對一群孩子，才瞭解父親的堅持。<text:span text:style-name="T3"><text:line-break/></text:span>上街頭去搶救白海豚就是因為小朋友的眼神，<text:span text:style-name="T3"><text:line-break/></text:span>他們讓我頓悟大人要用行動去真實那個我們所說的價值！」<text:span text:style-name="T3"><text:line-break/><text:line-break/></text:span>這位因【保變住六之六自辦市地重劃案】、【天母磺溪綠地開發案】而認識的<text:span text:style-name="T3"><text:line-break/></text:span>八十幾歲老人家靜默片刻說：「要是妳父親還在，我一定可以和他聊上一聊！」<text:span text:style-name="T3"><text:line-break/><text:line-break/></text:span>台灣的民主環境是用多少代價才走到今天，我們在面對經濟和環境的重大變遷時刻，<text:span text:style-name="T3"><text:line-break/></text:span>能不能用最單純而美好的價值來反省國家政策的權衡依據。<text:span text:style-name="T3"><text:line-break/></text:span>從能源安全、國土規劃、都市設計、產業發展，到生態保護、教育文化、醫療社福<text:span text:style-name="T3">….<text:line-break/></text:span>選舉就是一個突破的方式，不論顏色與族群，<text:span text:style-name="T3"><text:line-break/></text:span>讓所有人有機會相信自己可以成就平安與幸福的未來！<text:span text:style-name="T3"><text:line-break/><text:line-break/></text:span>至於孩子們以及非台灣籍的友人，雖然你們因政治獻金法規定不能捐款，<text:span text:style-name="T3"><text:line-break/></text:span>但是我需要你們的支持與建議，<text:span text:style-name="T3"><text:line-break/></text:span>我要讓你們看到台灣社會已經有一股力量泉湧而出！<text:span text:style-name="T3"><text:line-break/><text:line-break/><text:line-break/></text:span>謝謝您們！<text:span text:style-name="T3"><text:line-break/><text:line-break/><text:line-break/></text:span>育憬敬上<text:span text:style-name="T3"><text:line-break/><text:line-break/><text:line-break/></text:span>張育憬<text:span text:style-name="T3"><text:s/></text:span>第一選區（北投、天母、士林）綠黨立委參選人<text:span text:style-name="T3"><text:line-break/></text:span>戶名：第<text:span text:style-name="T3">8</text:span>屆立法委員擬參選人張育憬政治獻金專戶<text:span text:style-name="T3"><text:line-break/></text:span>帳號：<text:span text:style-name="T3">xxxxxxxxxxx oooo</text:span>銀行<text:span text:style-name="T3"><text:s/>sssss</text:span>分行<text:span text:style-name="T3"> <text:line-break/>http://gogo-mother.blogspot.com/ <text:line-break/>tel:ooxxooxx<text:line-break/>facebook: </text:span>張育憬<text:span text:style-name="T3"><text:line-break/><text:line-break/></text:span>依政治獻金法規定每筆政治獻金開出去的收據都要有完整的捐款人資料，<text:span text:style-name="T3"><text:line-break/></text:span>匿名捐款的額度是一萬元，不需身份證字號的額度是三萬元，<text:span text:style-name="T3"><text:line-break/></text:span>個人捐款最高額度十萬元，人民團體額度伍十萬元，營利事業額度一百萬元。<text:span text:style-name="T3"><text:line-break/><text:line-break/></text:span>★<text:span text:style-name="T3">2012/1/14</text:span>立委選舉★政黨票投綠黨！幫助綠黨爭取小黨生存權！<text:span text:style-name="T3"><text:line-break/><text:line-break/></text:span>出處：<text:span text:style-name="T3">http://gogo-mother.blogspot.com/2011/11/24.html</text:span></text:p>
      <text:p text:style-name="P1"><text:span text:style-name="T1">鄭啟承</text:span><text:s/>  |  2011.11.23 15:50   |   <text:a xlink:type="simple" xlink:href="http://palinfo.habago.org/Entry?Command=Information_PrintForum&amp;iPage=539#FORUM31107"><text:span text:style-name="T2">#</text:span></text:a></text:p>
      <text:p text:style-name="P3">一個人死的時候如果有那樣一個單純的墓，那樣一隻狗守在墓旁，那代表他這世上沒有白來。</text:p>
      <text:p text:style-name="P1"><text:span text:style-name="T1">陳真</text:span><text:s/>  |  2011.11.23 14:58   |   <text:a xlink:type="simple" xlink:href="http://palinfo.habago.org/Entry?Command=Information_PrintForum&amp;iPage=539#FORUM31106"><text:span text:style-name="T2">#</text:span></text:a></text:p>
      <text:p text:style-name="P6"><text:span text:style-name="T1">必看</text:span>!!<text:line-break/><text:line-break/>http://tw.nextmedia.com/rnews/article/SecID/103/art_id/94995/IssueID/20111123/page/1</text:p>
      <text:p text:style-name="P1"><text:span text:style-name="T1">陳真</text:span><text:s/>  |  2011.11.23 00:32   |   <text:a xlink:type="simple" xlink:href="http://palinfo.habago.org/Entry?Command=Information_PrintForum&amp;iPage=539#FORUM31105"><text:span text:style-name="T2">#</text:span></text:a></text:p>
      <text:p text:style-name="P3">懷軒對該文章生氣<text:span text:style-name="T3">,</text:span>套句<text:span text:style-name="T3">polanski</text:span>的話<text:span text:style-name="T3">,really "make my day",</text:span>帶給我燦爛的一天<text:span text:style-name="T3">!<text:line-break/><text:line-break/></text:span>相反地<text:span text:style-name="T3">,</text:span>有一些人想跟我<text:span text:style-name="T3"><text:s/>"</text:span>討論<text:span text:style-name="T3">" </text:span>這文章以及我的說法<text:span text:style-name="T3">,</text:span>卻頓時讓我感到很挫折很絕望<text:span text:style-name="T3">,</text:span>有時我真是絕望到覺得自己跟這世界實在毫無瓜葛<text:span text:style-name="T3">,</text:span>全然陌生<text:span text:style-name="T3">;</text:span>活在眾人當中<text:span text:style-name="T3">,</text:span>純粹是個無可言語的局外人<text:span text:style-name="T3">.<text:line-break/><text:line-break/></text:span>托爾斯泰說<text:span text:style-name="T3">,"</text:span>我所知道的一切皆因愛而起<text:span text:style-name="T3">".</text:span>奧古斯丁說<text:span text:style-name="T3">,"</text:span>我相信<text:span text:style-name="T3">,</text:span>所以我知道<text:span text:style-name="T3">." </text:span>我倒很想說<text:span text:style-name="T3">,</text:span>我信我愛我睹爛<text:span text:style-name="T3">,</text:span>所以我知道<text:span text:style-name="T3">;</text:span>或者總結來說<text:span text:style-name="T3">,</text:span>因為我身上還有點溫度<text:span text:style-name="T3">,</text:span>所以我知道<text:span text:style-name="T3">. </text:span>只要我心裏這把火還在<text:span text:style-name="T3">,</text:span>我所知所說的一切<text:span text:style-name="T3">,</text:span>不管以何種形式存在<text:span text:style-name="T3">,</text:span>就會有意義<text:span text:style-name="T3">. </text:span>要是有一天當這溫度消失<text:span text:style-name="T3">,</text:span>那麼<text:span text:style-name="T3">,</text:span>我的一切文字或知識也必將瞬間化為烏有<text:span text:style-name="T3">.<text:line-break/><text:line-break/></text:span>受夠了國民黨數十年的謊言<text:span text:style-name="T3">,</text:span>於是我成為一個黨外的亡命份子<text:span text:style-name="T3">;</text:span>受夠了民進黨十幾年更為惡劣的抹黑造謠顛倒是非黑白及貪婪無度不擇手段<text:span text:style-name="T3">,</text:span>我努力想保持沉默努力想成為一名旁觀者而不願招惹小人<text:span text:style-name="T3">. </text:span>但不管選擇何種形式<text:span text:style-name="T3">,</text:span>心裏那怒火是一直都在的<text:span text:style-name="T3">. </text:span>沒有這點溫度<text:span text:style-name="T3">,</text:span>一切都將失去意義<text:span text:style-name="T3">.<text:line-break/><text:line-break/></text:span>知識之為物<text:span text:style-name="T3">,</text:span>當然更是如此<text:span text:style-name="T3">. </text:span>這也是為什麼我實在很厭惡<text:span text:style-name="T3"><text:s/>"</text:span>討論<text:span text:style-name="T3">" </text:span>的原因<text:span text:style-name="T3">,</text:span>如果討論只是意味著一種言不由衷的裝飾<text:span text:style-name="T3">,</text:span>一種冰涼的耍嘴皮<text:span text:style-name="T3">,</text:span>那我實在不知道人為什麼要這樣作賤自己<text:span text:style-name="T3">. <text:line-break/><text:line-break/></text:span>正如我也很不喜歡討論戰爭<text:span text:style-name="T3">,</text:span>不喜歡討論數學<text:span text:style-name="T3">,</text:span>不喜歡討論電影<text:span text:style-name="T3">,</text:span>不喜歡討論邏輯<text:span text:style-name="T3">,</text:span>不喜歡討論政治<text:span text:style-name="T3">,</text:span>不喜歡討論愛情<text:span text:style-name="T3">,</text:span>不喜歡討論一切理應有溫度的東西<text:span text:style-name="T3">. </text:span>我很萎靡<text:span text:style-name="T3">,</text:span>但萎靡而不蒼白<text:span text:style-name="T3">,</text:span>我永遠都不會萎靡到失去這樣一種溫度<text:span text:style-name="T3">,</text:span>更不會低級窩囊到跟人家做什麼討論<text:span text:style-name="T3">,</text:span>除非它以一種有溫度的方式進行<text:span text:style-name="T3">,</text:span>否則便是可恥<text:span text:style-name="T3">,</text:span>哪怕只是討論一場電影<text:span text:style-name="T3">.<text:line-break/><text:line-break/></text:span>有人常說我既然有話要說<text:span text:style-name="T3">,</text:span>何不儘早出版<text:span text:style-name="T3">,</text:span>公諸於世<text:span text:style-name="T3">,</text:span>何必讓自己一直處於一種劣勢<text:span text:style-name="T3">,</text:span>飽受屈辱與誤解<text:span text:style-name="T3">. </text:span>對此我仍是老話<text:span text:style-name="T3">,</text:span>非不為也<text:span text:style-name="T3">,</text:span>實不能也<text:span text:style-name="T3">. </text:span>並不是我不去做這些所謂正面向上提升的事<text:span text:style-name="T3">,</text:span>而是我根本做不到<text:span text:style-name="T3">, </text:span>我沒辦法迎合任何市場規矩<text:span text:style-name="T3">, </text:span>哪怕只是迎合一個標點符號我恐怕都做不到<text:span text:style-name="T3">. <text:line-break/><text:line-break/></text:span>我的心一直沸騰般地栽種生產著果實<text:span text:style-name="T3">,</text:span>十幾年來未曾稍減<text:span text:style-name="T3">,</text:span>但我實在沒有熱情去做行銷販賣的工作<text:span text:style-name="T3">. </text:span>如果我一定要違反自己的天性去做事<text:span text:style-name="T3">,</text:span>我的一切努力都會失去最基本的價值<text:span text:style-name="T3">.<text:line-break/><text:line-break/></text:span>維根斯坦說<text:span text:style-name="T3">,</text:span>我的作品一無是處<text:span text:style-name="T3">,</text:span>除了一種個性<text:span text:style-name="T3">,</text:span>以及一種良好的態度<text:span text:style-name="T3">.</text:span>我也想這麼說<text:span text:style-name="T3">,</text:span>我的作品一無是處<text:span text:style-name="T3">,</text:span>除了字裏行間那一點溫度<text:span text:style-name="T3">. <text:line-break/><text:line-break/></text:span>要是有人抬舉我的<text:span text:style-name="T3"><text:s/>"</text:span>作品<text:span text:style-name="T3">" </text:span>卻貶低這點溫度<text:span text:style-name="T3">,</text:span>那他其實完全不了解我日以繼夜究竟在忙些什麼<text:span text:style-name="T3">.<text:line-break/><text:line-break/></text:span>對於維根斯坦也一樣<text:span text:style-name="T3">,</text:span>對於這樣一個認為<text:span text:style-name="T3"><text:s/>"</text:span>人等於他的話語思想<text:span text:style-name="T3">" </text:span>的人<text:span text:style-name="T3">,</text:span>你不可能誤解其為人卻能了解其思想<text:span text:style-name="T3">.</text:span></text:p>
      <text:p text:style-name="P1"><text:span text:style-name="T1">陳真</text:span><text:s/>  |  2011.11.22 15:37   |   <text:a xlink:type="simple" xlink:href="http://palinfo.habago.org/Entry?Command=Information_PrintForum&amp;iPage=539#FORUM31104"><text:span text:style-name="T2">#</text:span></text:a></text:p>
      <text:p text:style-name="P2"><text:span text:style-name="T3">(</text:span>續<text:span text:style-name="T3">)<text:line-break/><text:line-break/></text:span>諸如像底下這樣一些話就全是空洞修辭<text:span text:style-name="T3">,</text:span>我不相信有人能理解這些怪話<text:span text:style-name="T3">,</text:span>什麼<text:span text:style-name="T3"><text:s/>"</text:span>建築成為維根斯坦邏輯的具體呈現<text:span text:style-name="T3">",</text:span>甚至<text:span text:style-name="T3">"</text:span>超乎邏輯與語言<text:span text:style-name="T3">",</text:span>實在是離譜到爆<text:span text:style-name="T3">.<text:line-break/><text:line-break/></text:span>這不禁又讓我想起我十多年前寫<text:span text:style-name="T3"><text:s/>"</text:span>儒林拉屎<text:span text:style-name="T3">" </text:span>的那種感覺<text:span text:style-name="T3">,</text:span>台灣學界很喜歡胡扯<text:span text:style-name="T3">,</text:span>不管是研究生或老師都一樣<text:span text:style-name="T3">,</text:span>不但非常膨風<text:span text:style-name="T3">,</text:span>而且很敢講<text:span text:style-name="T3">,</text:span>講一些表面上聽起來好像很深奧很玄很學術的東西<text:span text:style-name="T3">,</text:span>其實全是一些毫無意義的字眼堆積<text:span text:style-name="T3">. <text:line-break/><text:line-break/></text:span>董事長剛才趁著上班前的一點空檔<text:span text:style-name="T3">,</text:span>開著一輛小黑頭車<text:span text:style-name="T3">,</text:span>來到空無一人的海邊<text:span text:style-name="T3">,</text:span>以傅科般的<text:span text:style-name="T3"><text:s/>"</text:span>凝視<text:span text:style-name="T3">"(gaze),</text:span>望向俺不在現場的德希達<text:span text:style-name="T3"><text:s/>"</text:span>現場<text:span text:style-name="T3">",</text:span>解構海天一色的文化符碼<text:span text:style-name="T3">(fu-ma~),</text:span>具體呈現維根斯坦的邏輯圖像<text:span text:style-name="T3">,</text:span>搭起<text:span text:style-name="T3">Tractatus </text:span>的<text:span text:style-name="T3"><text:s/>"</text:span>樓梯<text:span text:style-name="T3">" (ladder),</text:span>看見<text:span text:style-name="T3">(seeing)</text:span>你們都看不見的那個天上給予的禮物<text:span text:style-name="T3">(gift). <text:line-break/><text:line-break/></text:span>怎麼樣<text:span text:style-name="T3">,</text:span>佩服吧<text:span text:style-name="T3">? "</text:span>想學啊<text:span text:style-name="T3">? </text:span>我可以教你啊<text:span text:style-name="T3">."(</text:span>電影功夫結尾台詞<text:span text:style-name="T3">)<text:line-break/><text:line-break/></text:span>陳真<text:span text:style-name="T3"><text:line-break/>==========<text:line-break/>"""</text:span>建築成了維根斯坦的救贖。借用他在前期鉅著《邏輯哲學論叢》（<text:span text:style-name="T3">Tractatus Logico-Philosophicus</text:span>）的比喻，建築成了他「藉以爬升超越自我的階梯」。然而與其將建築視為維根斯坦邏輯的具體呈現，倒不如說它超乎邏輯或語言，正如同倫理學、神學與美學，是生命中「我們無法言語但卻真正重要」的部份。<text:span text:style-name="T3">""""</text:span></text:p>
      <text:p text:style-name="P1"><text:span text:style-name="T1">懷軒</text:span><text:s/>  |  2011.11.22 03:04   |   <text:a xlink:type="simple" xlink:href="http://palinfo.habago.org/Entry?Command=Information_PrintForum&amp;iPage=539#FORUM31103"><text:span text:style-name="T2">#</text:span></text:a></text:p>
      <text:p text:style-name="P3">我幾乎不會用繁體中文在網路上找維根斯坦的資料，從我認識維根斯坦以來這大概是第二次，第一次是在英國時想找范光棣的那本書。所以從來不知道這群人連維根斯坦的思想都可以裝熟，我當然也算不上熟，但是就如同陳真所說的，我<text:span text:style-name="T3">"</text:span>相信<text:span text:style-name="T3">"</text:span>維根斯坦的這些思想，去英國並認識陳真之前我根本不認識維根斯坦，但接觸了之後讓我有種對我自己心中很多的迷惑找到了<text:span text:style-name="T3">"</text:span>入口<text:span text:style-name="T3">"</text:span>的感覺，讓我心中所<text:span text:style-name="T3">"</text:span>想像<text:span text:style-name="T3">"</text:span>的那些美麗有了依據，我不太會表達那種感覺，不說了。<text:span text:style-name="T3"><text:line-break/><text:line-break/></text:span>這位曾成德教授在台灣的建築界不管是學術圈或是業界算是很有名望的人物，我不認識他，對他的作品也不熟，基本上對業界<text:span text:style-name="T3">"</text:span>他們那一掛<text:span text:style-name="T3">"</text:span>很感冒，不是一天兩天，自從我大二在系上第一次聽那派的演講開始一直感冒到現在。台灣的業界很小，公開說這種話大家隨便<text:span text:style-name="T3">google</text:span>一下遲早也會傳開，但我實在很訝異看到這篇這麼令人感到厭惡的文章，讓我氣了一整天。</text:p>
      <text:p text:style-name="P1"><text:span text:style-name="T1">陳真</text:span><text:s/>  |  2011.11.22 00:08   |   <text:a xlink:type="simple" xlink:href="http://palinfo.habago.org/Entry?Command=Information_PrintForum&amp;iPage=539#FORUM31102"><text:span text:style-name="T2">#</text:span></text:a></text:p>
      <text:p text:style-name="P2">除了我所崇拜的范光棣所寫的之外<text:span text:style-name="T3">,</text:span>只要是繁體中文寫的有關維根斯坦的文章<text:span text:style-name="T3">,</text:span>我幾乎一概不讀<text:span text:style-name="T3">,</text:span>因為怕讀了血壓高或憂鬱症發作<text:span text:style-name="T3">. </text:span>我不敢說用繁體中文寫的有關他的文章<text:span text:style-name="T3"><text:s/>"</text:span>全部<text:span text:style-name="T3">" </text:span>都爛<text:span text:style-name="T3">,</text:span>但我確實也很難想像在台灣這樣一個鬼島會有多少人能寫出有關維根斯坦卻不爛的文章<text:span text:style-name="T3">. <text:line-break/><text:line-break/></text:span>並不是因為維根斯坦的思想很難理解<text:span text:style-name="T3">,</text:span>或許應該說是很難相信<text:span text:style-name="T3">.</text:span>除非你跟他是一樣的人<text:span text:style-name="T3"><text:s/>(</text:span>用他的話來講就是<text:span text:style-name="T3"><text:s/>"</text:span>呼吸著同樣空氣的一小撮人<text:span text:style-name="T3">"),</text:span>否則你大概很難相信世界上會有這樣的人想著這樣一些東西<text:span text:style-name="T3">.<text:line-break/><text:line-break/></text:span>懷軒所指出的這文章真的就很爛<text:span text:style-name="T3">. </text:span>先聲明<text:span text:style-name="T3">,</text:span>我與作者無冤亦無仇<text:span text:style-name="T3">,</text:span>實在也不願開罪他人給自己再多添個敵人<text:span text:style-name="T3">;</text:span>我只是針對文字實話實說<text:span text:style-name="T3">. <text:line-break/><text:line-break/></text:span>我自認寫東西很少出錯<text:span text:style-name="T3">,</text:span>至少很難犯下離譜的錯<text:span text:style-name="T3">,</text:span>並不是因為我才高八斗很厲害<text:span text:style-name="T3">,</text:span>而是因為我若知十或知一百<text:span text:style-name="T3">,</text:span>卻只說其一<text:span text:style-name="T3">. </text:span>我只敢講那些我非常有把握的東西<text:span text:style-name="T3">. </text:span>但一般台灣人卻只知零點零零零一<text:span text:style-name="T3">,</text:span>但講出來的口氣卻是一百億一千億<text:span text:style-name="T3">,</text:span>隨便就能信口開河<text:span text:style-name="T3">. </text:span>但讀者們往往看其頭銜便全部買單<text:span text:style-name="T3">,</text:span>毫無最基本的判斷力與鑑賞能力<text:span text:style-name="T3">.<text:line-break/><text:line-break/></text:span>我一直不明白台灣學界為何會有這樣一種風氣<text:span text:style-name="T3">,</text:span>似乎都很敢講<text:span text:style-name="T3">,</text:span>特別是人文學科或社會科學<text:span text:style-name="T3">,</text:span>甚至似乎只消花個幾分鐘<text:span text:style-name="T3">google</text:span>一下<text:span text:style-name="T3">,</text:span>馬上就能變成某一門學問的專家<text:span text:style-name="T3">. <text:line-break/><text:line-break/></text:span>相對於台灣<text:span text:style-name="T3">,</text:span>西方學界就很少有這樣的問題<text:span text:style-name="T3">. </text:span>我的指導教授好歹也是維根斯坦及分析哲學這領域的重要學者之一<text:span text:style-name="T3">,</text:span>但在內部研討會上或私下一對一的討論中<text:span text:style-name="T3">,</text:span>一講到早期維根斯坦的<text:span text:style-name="T3"><text:s/>Tractatus,</text:span>他常會很謙虛地說其實在維根斯坦早期著作這部份我可能比他還懂<text:span text:style-name="T3">. </text:span>或許他並不是真的這麼認為<text:span text:style-name="T3">,</text:span>而只是一種習慣性的謙虛<text:span text:style-name="T3">,</text:span>但這至少說明了一個學者應有的一種謹慎與自制<text:span text:style-name="T3">;</text:span>簡單說就是當你有把握懂了<text:span text:style-name="T3">100</text:span>之後<text:span text:style-name="T3">,</text:span>再來說其<text:span text:style-name="T3"><text:s/>1 </text:span>也不遲<text:span text:style-name="T3">;</text:span>而不是倒過來仗著地位信口開河<text:span text:style-name="T3">,</text:span>明明根本是現買現賣的膚淺認知<text:span text:style-name="T3">,</text:span>卻非常敢講<text:span text:style-name="T3">,</text:span>講得好像他真的是個專家似的<text:span text:style-name="T3">. </text:span>可悲的是讀者們大多缺乏辨識良莠的基本能力<text:span text:style-name="T3">.<text:line-break/><text:line-break/></text:span>這位作者不但胡扯維根斯坦的思想<text:span text:style-name="T3">,</text:span>也徹底扭曲維根斯坦的為人<text:span text:style-name="T3">,</text:span>把他說成一個沒出息的窩囊廢了<text:span text:style-name="T3">. </text:span>例如底下這段<text:span text:style-name="T3">:<text:line-break/><text:line-break/>******</text:span>維根斯坦在從事他的建築活動之前，正處於一生中的最低潮。雖被羅素（<text:span text:style-name="T3">Bertrand Russell</text:span>）譽為哲學界的接班人，卻因為論文不合格式而拿不到學位；試圖以啟發式教育在鄉村小學教書，卻因嚴格的要求與暴烈的性格得不到村民家長的贊同而黯然離職；想要成為修士在宗教環境中尋求真理卻被教會拒絕，淪落在修道院內為園丁擔任助手。「格特」（<text:span text:style-name="T3"><text:s/>Gretl</text:span>，瑪格麗特在家中的小名）的邀約使得維根斯坦在覺得世界背離他的沮喪與抑鬱中，發現一個可以使他的心智得以投入的對象<text:span text:style-name="T3"><text:s/></text:span>，一個可以與他的天份匹配的對手。<text:span text:style-name="T3">************<text:line-break/><text:line-break/></text:span>這一整段完全胡說八道<text:span text:style-name="T3">,</text:span>純粹毀謗<text:span text:style-name="T3">. <text:line-break/><text:line-break/></text:span>維根斯坦<text:span text:style-name="T3">1913</text:span>年輟學離開劍橋<text:span text:style-name="T3">,</text:span>大學沒畢業<text:span text:style-name="T3">,</text:span>是因為他覺得劍橋沒法教給他什麼東西<text:span text:style-name="T3">,</text:span>而且他很自閉<text:span text:style-name="T3">,</text:span>一直不喜歡劍橋的人事物<text:span text:style-name="T3">,</text:span>很想逃到人煙稀少環境單純的地方去思考邏輯<text:span text:style-name="T3">,</text:span>於是就往挪威深山裏跑<text:span text:style-name="T3">.<text:line-break/><text:line-break/></text:span>在他決定輟學去挪威深山裏之前<text:span text:style-name="T3">,</text:span>羅素企圖說服他改變想法<text:span text:style-name="T3">,</text:span>告訴他說<text:span text:style-name="T3"><text:s/>"</text:span>那地方很暗喔<text:span text:style-name="T3">",</text:span>維根斯坦回答說<text:span text:style-name="T3"><text:s/>"</text:span>沒關係<text:span text:style-name="T3">,</text:span>我討厭光<text:span text:style-name="T3">." </text:span>羅素又說<text:span text:style-name="T3">,</text:span>去那裏一個人住<text:span text:style-name="T3"><text:s/>"</text:span>你會很孤獨喔<text:span text:style-name="T3">",</text:span>維根斯坦說<text:span text:style-name="T3">,</text:span>待在劍橋<text:span text:style-name="T3"><text:s/>"</text:span>跟這些菁英溝通只是在作賤我自己的心靈<text:span text:style-name="T3">". </text:span>羅素於是又說<text:span text:style-name="T3">,</text:span>我看你去那裏<text:span text:style-name="T3"><text:s/>"</text:span>會發瘋<text:span text:style-name="T3">",</text:span>維根斯坦說<text:span text:style-name="T3">: "</text:span>上帝會保有我的神志清明<text:span text:style-name="T3">". </text:span>羅素聞言黯然<text:span text:style-name="T3">,</text:span>知道維根斯坦非離開不可<text:span text:style-name="T3">.<text:line-break/><text:line-break/></text:span>維根斯坦大學才唸五個學期就輟學<text:span text:style-name="T3">,</text:span>根本沒去想到什麼畢業證書這回事<text:span text:style-name="T3">,</text:span>而不是什麼<text:span text:style-name="T3"><text:s/>"</text:span>論文格式不合<text:span text:style-name="T3">" </text:span>所以拿不到學位很傷心很沮喪<text:span text:style-name="T3">.</text:span>維根斯坦若是窩囊到會去想著什麼學位或文憑<text:span text:style-name="T3">,</text:span>那他所寫的一切便不值得重視<text:span text:style-name="T3">,</text:span>至少將不再值得我的重視<text:span text:style-name="T3">.<text:line-break/><text:line-break/></text:span>事實上<text:span text:style-name="T3">,</text:span>劍橋哲學系當時的系主任<text:span text:style-name="T3">Moore</text:span>後來曾主動跑去深山裏找到維根斯坦<text:span text:style-name="T3">,</text:span>希望想辦法給他一張大學文憑<text:span text:style-name="T3">,</text:span>於是在跟維根斯坦有關邏輯的談話中做了點筆記<text:span text:style-name="T3">,</text:span>而且還拿到維根斯坦寫的一篇有關邏輯的筆記<text:span text:style-name="T3">(</text:span>即後來的<text:span text:style-name="T3"><text:s/>"Notes on Logic"). Moore</text:span>離去前告訴維根斯坦說<text:span text:style-name="T3">,</text:span>憑這文章應該就能拿到一張大學文憑<text:span text:style-name="T3">. </text:span>維根斯坦不置可否<text:span text:style-name="T3">.<text:line-break/><text:line-break/></text:span>不久之後<text:span text:style-name="T3">,Moore</text:span>寫信給維根斯坦說<text:span text:style-name="T3">,</text:span>根據劍橋的規定<text:span text:style-name="T3">,</text:span>一定要有二手文獻<text:span text:style-name="T3">(references),</text:span>同時也要有註腳<text:span text:style-name="T3">(footnotes),</text:span>希望維根斯坦做點形式上的修改<text:span text:style-name="T3">,</text:span>然後就能幫他弄到一張大學畢業證書<text:span text:style-name="T3">.<text:line-break/><text:line-break/></text:span>維根斯坦不但不領情<text:span text:style-name="T3">,</text:span>而且在給<text:span text:style-name="T3"><text:s/>Moore</text:span>的回信中開頭就罵說<text:span text:style-name="T3"><text:s/>"</text:span>你的來信真是把我給激怒了<text:span text:style-name="T3">". </text:span>信末罵得更難聽<text:span text:style-name="T3">, </text:span>維根斯坦說<text:span text:style-name="T3">,</text:span>如果<text:span text:style-name="T3">Moore</text:span>認為他有資格得到這文憑卻一定要叫他根據什麼學校規定寫什麼註腳或參考文獻的話<text:span text:style-name="T3">,"</text:span>那你不如下地獄去死吧<text:span text:style-name="T3">". <text:line-break/><text:line-break/></text:span>這封信我在劍橋圖書館中看過原稿<text:span text:style-name="T3">,</text:span>憑著開頭第一句話<text:span text:style-name="T3"><text:s/>"Your letter annoyed me.",</text:span>我就知道這便是那封叫<text:span text:style-name="T3">Moore</text:span>下地獄的信<text:span text:style-name="T3">.<text:line-break/><text:line-break/></text:span>底下這文章的作者<text:span text:style-name="T3">,</text:span>我想他只是隨便<text:span text:style-name="T3">google</text:span>一下就開始自己想當然耳地瞎掰<text:span text:style-name="T3">. </text:span>至於說什麼維根斯坦<text:span text:style-name="T3"><text:s/>"</text:span>淪落<text:span text:style-name="T3">" </text:span>為園丁<text:span text:style-name="T3">,</text:span>更是荒唐<text:span text:style-name="T3">. </text:span>維根斯坦一直反對他的學生從事大學哲學教職<text:span text:style-name="T3">,</text:span>叫他們應該去找一些<text:span text:style-name="T3"><text:s/>"</text:span>比較老實<text:span text:style-name="T3">" </text:span>的工作<text:span text:style-name="T3">,</text:span>例如去工廠裏做工<text:span text:style-name="T3">. </text:span>一位從數學系轉來在他看來最為優秀的學生聽從了他的話<text:span text:style-name="T3">,</text:span>真的一畢業就離開學界跑去工廠工作<text:span text:style-name="T3">.<text:line-break/><text:line-break/></text:span>後來<text:span text:style-name="T3">,</text:span>維根斯坦自己當了教授<text:span text:style-name="T3">,</text:span>他形容這是一種很窩囊很不老實簡直是有點生不如死的工作<text:span text:style-name="T3">. </text:span>至於當園丁<text:span text:style-name="T3">,</text:span>就我所知<text:span text:style-name="T3">,</text:span>恐怕是他一生做過最得意最愉快的工作之一<text:span text:style-name="T3">,</text:span>哪來什麼<text:span text:style-name="T3"><text:s/>"</text:span>淪落<text:span text:style-name="T3">"? <text:line-break/><text:line-break/></text:span>一般人或許很重視文憑學位<text:span text:style-name="T3">,</text:span>所以才會覺得維根斯坦一定很想要個學位<text:span text:style-name="T3">,</text:span>要不到<text:span text:style-name="T3">,</text:span>一定很沮喪很自卑很挫折<text:span text:style-name="T3">;</text:span>一般人或許以為當大學教授很厲害<text:span text:style-name="T3">,</text:span>所以才會以為當園丁是一種<text:span text:style-name="T3"><text:s/>"</text:span>淪落<text:span text:style-name="T3">". <text:line-break/><text:line-break/></text:span>要不是維根斯坦後來在歷史上成名<text:span text:style-name="T3">,</text:span>他若告訴對方說沒有啊<text:span text:style-name="T3">,</text:span>我沒有拿不到學位啊<text:span text:style-name="T3">,</text:span>我表現好得不得了<text:span text:style-name="T3">,</text:span>我只是不想拿學位<text:span text:style-name="T3">,</text:span>我的指導教授們努力勸我留下我都還不肯呢<text:span text:style-name="T3">! </text:span>你想<text:span text:style-name="T3">, </text:span>會有幾個台灣人會相信這是事實<text:span text:style-name="T3">?<text:line-break/><text:line-break/></text:span>你要讓一個根本不相信有人會朝著反方向前進的人相信有人的確努力要逃離那些人們所重視所追逐的東西<text:span text:style-name="T3">,</text:span>恐怕很難<text:span text:style-name="T3">,</text:span>如果不是不可能的話<text:span text:style-name="T3">. </text:span>這就好像要我們家阿憨相信我很害怕牠所喜歡吃的雞骨頭一樣難<text:span text:style-name="T3">.<text:line-break/><text:line-break/></text:span>至於說什麼搞建築讓他在什麼拿不到學位又當不好小學老師的極度消沉中<text:span text:style-name="T3">,</text:span>終於<text:span text:style-name="T3"><text:s/>"</text:span>發現一個可以使他的心智得以投入的對象<text:span text:style-name="T3"><text:s/></text:span>，一個可以與他的天份匹配的對手<text:span text:style-name="T3">",</text:span>真是憑空胡扯<text:span text:style-name="T3">. </text:span>怎麼有人敢這樣亂寫亂瞎掰<text:span text:style-name="T3">?<text:line-break/><text:line-break/></text:span>維根斯坦之所以離開哲學<text:span text:style-name="T3">16</text:span>年<text:span text:style-name="T3">,</text:span>純粹是因為他覺得他的<text:span text:style-name="T3"><text:s/></text:span>那本<text:span text:style-name="T3">Tractatus "</text:span>已經解開所有的哲學問題<text:span text:style-name="T3">". </text:span>既然所有哲學問題都已解開<text:span text:style-name="T3">,</text:span>幹嘛還研究哲學<text:span text:style-name="T3">,</text:span>於是就跑去當小學老師<text:span text:style-name="T3">. </text:span>再說<text:span text:style-name="T3">,</text:span>維根斯坦在當地家長的心目中也完全沒有不好的印象<text:span text:style-name="T3">. <text:line-break/><text:line-break/></text:span>他確實曾經有一次扯了一個不會作答的小女生的辮子<text:span text:style-name="T3">,</text:span>後來家長跑來興師問罪<text:span text:style-name="T3">,</text:span>維根斯坦當下否認<text:span text:style-name="T3">. </text:span>為此說謊他感到很自責<text:span text:style-name="T3">,</text:span>一生良心受折磨<text:span text:style-name="T3">,</text:span>覺得自己不該說謊<text:span text:style-name="T3">. </text:span>後來實在受不了良心譴責<text:span text:style-name="T3">,</text:span>二三十年後又跑回那個村莊跟當事人及挨家挨戶跟幾位家長道歉<text:span text:style-name="T3">,</text:span>但是大家早已忘記此事<text:span text:style-name="T3">. <text:line-break/><text:line-break/></text:span>另外<text:span text:style-name="T3">,</text:span>維根斯坦的哲學思想受到當時一些建築師的影響<text:span text:style-name="T3">,</text:span>但他從來都沒有意思想當一個建築師<text:span text:style-name="T3">,</text:span>反倒是晚年都快六十歲了還一直想再入學唸醫學系<text:span text:style-name="T3">,</text:span>想成為一個精神科醫師<text:span text:style-name="T3">. </text:span>他之所以在離開哲學<text:span text:style-name="T3">16</text:span>年後又重返哲學界是因為他逐漸發現自己早期的想法錯了<text:span text:style-name="T3">. </text:span>例如有人沿著下巴比了一個不屑的手勢<text:span text:style-name="T3">,</text:span>問維根斯坦說這手勢的邏輯形式是什麼<text:span text:style-name="T3">? </text:span>維根斯坦無言以對<text:span text:style-name="T3">,</text:span>慢慢覺得自己早期的想法犯了一些重大的錯誤<text:span text:style-name="T3">,</text:span>於是發展出與早期<text:span text:style-name="T3">(</text:span>表面上<text:span text:style-name="T3">)</text:span>截然不同<text:span text:style-name="T3">(</text:span>但在我看來前後完全一致<text:span text:style-name="T3">)</text:span>的晚期思想<text:span text:style-name="T3">.<text:line-break/><text:line-break/></text:span>至於那些建築師對於維根斯坦的影響<text:span text:style-name="T3">,</text:span>絲毫扯不上什麼<text:span text:style-name="T3"><text:s/>"</text:span>不可說<text:span text:style-name="T3">" </text:span>之類的<text:span text:style-name="T3">,</text:span>真是太會瞎掰了<text:span text:style-name="T3">. </text:span>一種表達形式的本身怎麼會有可說或不可說或神聖與否的問題呢<text:span text:style-name="T3">? </text:span>神聖或不可說之物當然是企圖被表達的對象<text:span text:style-name="T3">,</text:span>怎麼會是表達形式本身<text:span text:style-name="T3">? </text:span>至於他是否真的認為有這樣一種不可說但很神聖的東西的存在<text:span text:style-name="T3">,</text:span>純粹是另一個話題了<text:span text:style-name="T3">.<text:line-break/><text:line-break/></text:span>幾個建築師們對維根斯坦思想的影響<text:span text:style-name="T3">,</text:span>主要是所謂實用主義<text:span text:style-name="T3">(pragmatism),</text:span>類似其晚期<text:span text:style-name="T3"><text:s/>"meaning is use" </text:span>的想法<text:span text:style-name="T3">. </text:span>簡單說就是一個詞或一個東西怎麼使用<text:span text:style-name="T3">,</text:span>那便是它的意義<text:span text:style-name="T3">;</text:span>事物內部並不蘊涵任何先驗的意義或本質性的意義存在<text:span text:style-name="T3">.<text:line-break/><text:line-break/></text:span>維根斯坦幾位兄長罹患憂鬱症<text:span text:style-name="T3">,</text:span>而且自殺身亡<text:span text:style-name="T3">. </text:span>他自己也曾企圖自殺<text:span text:style-name="T3">,</text:span>準備去上吊<text:span text:style-name="T3">,</text:span>連繩子都買好了<text:span text:style-name="T3">,</text:span>準備搭火車去深山裏找個地方上吊<text:span text:style-name="T3">.</text:span>後來卻在車上讀了托爾斯泰的<text:span text:style-name="T3"><text:s/>"</text:span>天國在你心中<text:span text:style-name="T3">" </text:span>這本書<text:span text:style-name="T3">,</text:span>深受感動<text:span text:style-name="T3">,</text:span>打消自殺念頭<text:span text:style-name="T3">. </text:span>之後逢人便推薦該書<text:span text:style-name="T3">,</text:span>說是那本書救了他<text:span text:style-name="T3">.<text:line-break/><text:line-break/></text:span>至於維根斯坦親自設計的這棟屋子<text:span text:style-name="T3">,</text:span>我兩三年前才剛去過<text:span text:style-name="T3">,</text:span>還在裏頭和一群保加利亞人歌舞同歡待了一個晚上<text:span text:style-name="T3">. </text:span>那地方雖在奧地利<text:span text:style-name="T3">,</text:span>卻已捐給保加利亞政府<text:span text:style-name="T3">,</text:span>應該是不太歡迎拍照的<text:span text:style-name="T3">,</text:span>但我還是發揮狗仔精神給裏裏外外偷拍了好多張照片<text:span text:style-name="T3">,</text:span>特別是一定要拍到著名的房門把手<text:span text:style-name="T3">,</text:span>我是躲到廁所裏偷拍<text:span text:style-name="T3">,</text:span>但因為夜裏不敢打光<text:span text:style-name="T3">,</text:span>偷拍效果不佳<text:span text:style-name="T3">,</text:span>純粹是自慰<text:span text:style-name="T3">,</text:span>給自己一點彷彿生命並不孤獨彷彿生命依然充滿著理解與希望的自我安慰<text:span text:style-name="T3">.<text:line-break/><text:line-break/></text:span>最後<text:span text:style-name="T3">,</text:span>我並不是要評論底下這文章<text:span text:style-name="T3">,</text:span>這文章亂寫一通<text:span text:style-name="T3">,</text:span>只能得零分<text:span text:style-name="T3">,</text:span>若要一一糾正<text:span text:style-name="T3">,</text:span>恐怕得寫上一本書才行了<text:span text:style-name="T3">.<text:line-break/><text:line-break/></text:span>陳真<text:span text:style-name="T3"> <text:line-break/><text:line-break/>============<text:line-break/>Published by </text:span>誠品講堂<text:span text:style-name="T3"><text:line-break/>07 Oct 2010<text:line-break/><text:line-break/></text:span>建議預讀。【建築】建築，無法言說卻真正重要的事╱曾成德<text:span text:style-name="T3"><text:line-break/></text:span>按：本文為<text:span text:style-name="T3">2007</text:span>年出版的《建築學的<text:span text:style-name="T3">14</text:span>道醍醐味》一書推薦序，曾成德老師解析哲學家維根斯坦的建築作品，從有形的設計中閱讀無形的理性與美感。在第<text:span text:style-name="T3">40</text:span>期城市建築家課程開課之前，不妨先讀讀這篇精采好文<text:span text:style-name="T3">!<text:line-break/><text:line-break/></text:span>課程介紹<text:span text:style-name="T3">:</text:span>【週三<text:span text:style-name="T3"><text:s/></text:span>】<text:span text:style-name="T3">10/13-12/15</text:span><text:span text:style-name="T4">∣</text:span><text:span text:style-name="T3">3X3+1——</text:span>當代建築的標籤雲∣曾成徳<text:span text:style-name="T3"><text:line-break/><text:line-break/></text:span>建築，無法言說卻真正重要的事<text:span text:style-name="T3"><text:s/></text:span>╱曾成德（交通大學建築研究所教授）<text:span text:style-name="T3"><text:line-break/><text:line-break/>I.<text:line-break/><text:line-break/></text:span>也許你會覺得哲學非常難搞，我跟你說，比起來，想要成為一個好建築師所面對的挑戰，那才真正叫做高難度。當我在維也納為我的姐姐蓋她的房子時，我真是每天都筋疲力竭到只能有力氣在晚上把自己泡在戲院裡。<text:span text:style-name="T3"><text:line-break/>——</text:span>維根斯坦（<text:span text:style-name="T3">Ludwig Wittgenstein</text:span>），私人信札<text:span text:style-name="T3"><text:line-break/><text:line-break/></text:span>一九二六年至一九二八年間，哲學家維根斯坦受他的姐姐瑪格麗特（<text:span text:style-name="T3">Margaret Stonborough-Wittgenstein</text:span>）之邀設計一棟住宅。被維根斯坦家人與友人暱稱為崑德曼街屋（<text:span text:style-name="T3"><text:s/>Kundmanngasse</text:span>）的這棟住宅，在建築界通常將其歸類為近似現代主義先驅者魯斯（<text:span text:style-name="T3">Adolf Loos</text:span>）風格的作品。事實上，魯斯的確曾在設計階段就看過這棟由他的好友維根斯坦與他的兩個學生英格曼（<text:span text:style-name="T3"><text:s/>Paul Engelmann</text:span>）與郭格（<text:span text:style-name="T3">Jacques Groag</text:span>）所合作的作品的草圖，更在住宅完工後造訪過它。<text:span text:style-name="T3"><text:line-break/><text:line-break/></text:span>然而，比它的建築風格更為重要的可能是它的空間組織、細部工法以及整體比例。維根斯坦以他對親人生活習慣的瞭解，更動了英格曼原始的平面配置；以他自孩提時代對機械的天份，發展出前所未見的金屬細部；更以他對數學與邏輯的嚴謹態度，賦予了極度講究的空間比例關係。另一方面，對維根斯坦本人而言，這棟建築的重要性，則是在他不眠不休地為這棟房子注入了極度濃烈的熱情之同時，也將他自己從自我毀滅的邊緣中解救回來。<text:span text:style-name="T3"><text:line-break/><text:line-break/></text:span>維根斯坦在從事他的建築活動之前，正處於一生中的最低潮。雖被羅素（<text:span text:style-name="T3">Bertrand Russell</text:span>）譽為哲學界的接班人，卻因為論文不合格式而拿不到學位；試圖以啟發式教育在鄉村小學教書，卻因嚴格的要求與暴烈的性格得不到村民家長的贊同而黯然離職；想要成為修士在宗教環境中尋求真理卻被教會拒絕，淪落在修道院內為園丁擔任助手。「格特」（<text:span text:style-name="T3"><text:s/>Gretl</text:span>，瑪格麗特在家中的小名）的邀約使得維根斯坦在覺得世界背離他的沮喪與抑鬱中，發現一個可以使他的心智得以投入的對象<text:span text:style-name="T3"><text:s/></text:span>，一個可以與他的天份匹配的對手。<text:span text:style-name="T3"><text:line-break/><text:line-break/></text:span>建築成了維根斯坦的救贖。借用他在前期鉅著《邏輯哲學論叢》（<text:span text:style-name="T3">Tractatus Logico-Philosophicus</text:span>）的比喻，建築成了他「藉以爬升超越自我的階梯」。然而與其將建築視為維根斯坦邏輯的具體呈現，倒不如說它超乎邏輯或語言，正如同倫理學、神學與美學，是生命中「我們無法言語但卻真正重要」的部份。<text:span text:style-name="T3"><text:line-break/><text:line-break/>II.<text:line-break/><text:line-break/></text:span>當我手握著尺規站在桌邊時<text:span text:style-name="T3"><text:line-break/></text:span>莫非一定我得丈量桌子<text:span text:style-name="T3"><text:line-break/></text:span>難道有時我不也該檢查一下量尺？<text:span text:style-name="T3"><text:line-break/>——</text:span>維根斯坦《哲學評述手稿》（<text:span text:style-name="T3">Manuscript</text:span>：<text:span text:style-name="T3">Philosophische Bemerkungen XVII</text:span>）<text:span text:style-name="T3"><text:line-break/><text:line-break/></text:span>維根斯坦對他的建築作品的細部相當堅持。他的另一個姐姐荷明（<text:span text:style-name="T3">Hermine</text:span>）在回憶錄裡提起，維根斯坦光是為了房間角落一對左右對稱、直角相向的鑄鐵暖爐，就花了一年時間才讓他稱心。而為了維持大片落地門窗的窗框寬窄尺寸比例正確，八家維也納廠商只有一家自認有工程承做能力，而且經過一連串的工法研發與技術實驗後，才得以達成維根斯坦的要求。維也納地區最為膾炙人口的故事則不外是，在住宅接近完工之際，維根斯坦要求大廳天花得提高三公分。<text:span text:style-name="T3"><text:line-break/><text:line-break/></text:span>崑德曼街屋處處充滿了令人驚豔的細部設計，包括各種門把五金、地坪分割與色彩計畫等。其中最具開創性的可能是維根斯坦為面對東西兩個大露台的大落地窗所設計的金屬窗簾。為了保持開口的素淨簡潔，窗戶不裝設織品窗簾；而在房間需要隱私時，由滑輪裝置從地下室裡升起一片片的金屬屏幕。<text:span text:style-name="T3"><text:line-break/><text:line-break/></text:span>但是，對我而言，維根斯坦最具啟發性的設計在於住宅室內一對對的雙層對開門。這些雙層對開門成對出現，與牆面齊平，雙雙隔著牆壁的厚度相對而立，並且每一層的對開門各自由牆的兩面彼此分別開向相反的方向。誠然，雙層門窗的出現常常是為了隔絕溫度與聲音；然而，在室內大廳與客廳之間亦裝設了雙層對開門，說明了維根斯坦的意圖遠超過建築物理的考慮因素。成對的玻璃面與牆壁厚度的兩側平面齊平，彷若說明牆面上的窗門即意味著虛的透明牆面，闡明了建築的開口即為實牆上的虛面。然而，另一方面，這兩個虛面成對的玻璃門又創造出另一個層次的虛空間，恍似門檻註記了牆面的切割與邊界，突顯了由空間進另一空間的過渡。<text:span text:style-name="T3"><text:line-break/><text:line-break/></text:span>領導崑德曼街屋保存運動的建築學者賴德納（<text:span text:style-name="T3">Bernhard Leitner</text:span>）曾說，維根斯坦在此為我們解析一個無形中的動作，並賦予它一個有意識的形式。或許我們可以進一步說，維根斯坦在建築上的成就，在於使<text:span text:style-name="T3"><text:s/></text:span>得像「離開」或<text:span text:style-name="T3"><text:s/></text:span>「進入<text:span text:style-name="T3"><text:s/></text:span>」這一類的抽象概念進入我們的感官知覺。也就是說，維根斯坦藉著崑德曼街屋為我們指出藝術，或著說美學的作用，在於使我們生命中時間裡的做為得以在世界裡的空間中被感知。他使我們理解空間的關係，世界的架構。如此，生命中不可言說的狀態在建築中有了形式。<text:span text:style-name="T3"><text:line-break/><text:line-break/>III.<text:line-break/><text:line-break/></text:span>哲學其實在許多面向上就如同建築，<text:span text:style-name="T3"><text:line-break/></text:span>它是一種自我的追尋。<text:span text:style-name="T3"><text:line-break/></text:span>追尋對自我的一種理解力，<text:span text:style-name="T3"><text:line-break/></text:span>一種世界觀（以及對它的一種想望）<text:span text:style-name="T3"><text:line-break/>——</text:span>維根斯坦《哲學法則手稿》（<text:span text:style-name="T3">Manuscript, VIII. Bemerkungen zur Philosophischen Grammatik WA4.124.10</text:span>）<text:span text:style-name="T3"><text:line-break/><text:line-break/></text:span>崑德曼街屋是銜接維根斯坦哲學論叢與哲學研究兩大時期唯一的橋樑，也是他「藉以爬升超越自我（並得以丟棄）的階梯」。然而維根斯坦死前寫給瑪格麗特的最後一封信函才真正地為我們透露崑德曼街屋，或者更正確地說，建築，對維根斯坦的意義。<text:span text:style-name="T3"><text:line-break/><text:line-break/></text:span>「昨天我突然想起崑德曼街屋，」維根斯坦對他的姐姐寫道，「你把它維持得多麼歡愉，多麼大器。在這些事情上你我彼此心有靈犀。」建築如同音樂，對維根斯坦而言，它無須言語，不可言說（<text:span text:style-name="T3"><text:s/>spoken</text:span>），僅能展現（<text:span text:style-name="T3">shown </text:span>）；是一種形式，一種姿態（<text:span text:style-name="T3">gesture</text:span>）。它表達一種理解力，它<text:span text:style-name="T3"><text:s/></text:span>以其姿態展現出一種精準確然的觀看世界的方式。<text:span text:style-name="T3"><text:line-break/><text:line-break/></text:span>收集在本書裡的日本建築家的論述，展現出他們各自理解建築的方式與觀看世界的觀點。幾乎像是維根斯坦的箴言般，松山老師在他的午課中<text:span text:style-name="T3"><text:s/></text:span>說：「建築師的存在是為了試著去注視<text:span text:style-name="T3">…</text:span>看不到的風景。將這個看不見的風景變成看得見的具體形象，便是建築師所需扮演的角色與被賦予的任務。」而木下老師則在晚課中提醒我們：「當我們把建築這種抽象的詞彙掛在嘴邊時，便看不出實際存在的建築的弔詭之處<text:span text:style-name="T3">……</text:span>」。<text:span text:style-name="T3"><text:line-break/><text:line-break/></text:span>雖然這些對於建築的各個觀點並非完整地建立於一個大的結構系統中，卻反而恍若刻舟求劍或瞎子摸象般地為我們拼湊出當前建築流變多元的地景與形貌。正如同當代文化研究學者伊格頓（<text:span text:style-name="T3">Terry Eagleton</text:span>）所言，我們目前已處於「理論之後（<text:span text:style-name="T3">After Theory</text:span>）」。隨著新世紀的開啟，建築的大理論時代已逝。本書如光譜般呈現日本當代建築名家的創作的心路歷程（如安藤老師或妹島老師），技術美學的探求（如佐佐木老師或西澤老師），環境的倫理價值（如內藤老師或水津老師），以及對文化的追索或與社會的連結（如藤森老師或松村老師）等等。透過這些建築家的世界觀，我們得以一窺建築的成分，並反思自己的建築觀，這正是本書的價值所在。</text:p>
      <text:p text:style-name="P1"><text:span text:style-name="T1">懷軒</text:span><text:s/>  |  2011.11.21 19:06   |   <text:a xlink:type="simple" xlink:href="http://palinfo.habago.org/Entry?Command=Information_PrintForum&amp;iPage=539#FORUM31101"><text:span text:style-name="T2">#</text:span></text:a></text:p>
      <text:p text:style-name="P5"><text:span text:style-name="T1">今天想找一些維根斯坦幫他姐姐蓋的房子的資料時無意間發現這篇</text:span><text:line-break/>http://blog.eslite.com/esliteforum/archives/2808#more-2808<text:line-break/><text:line-break/><text:span text:style-name="T1">看了真的很不舒服。</text:span></text:p>
      <text:p text:style-name="P1"><text:span text:style-name="T1">陳真</text:span><text:s/>  |  2011.11.21 15:28   |   <text:a xlink:type="simple" xlink:href="http://palinfo.habago.org/Entry?Command=Information_PrintForum&amp;iPage=539#FORUM31100"><text:span text:style-name="T2">#</text:span></text:a></text:p>
      <text:p text:style-name="P2">維根斯坦辭掉教職<text:span text:style-name="T3">,</text:span>離開劍橋<text:span text:style-name="T3">,</text:span>他說自己不是一個合格教師<text:span text:style-name="T3">,</text:span>教不了學生獨立思考<text:span text:style-name="T3">,</text:span>而只是害他們模仿了維根斯坦的一言一行<text:span text:style-name="T3">.<text:line-break/><text:line-break/></text:span>關於自信<text:span text:style-name="T3">,</text:span>或者用我的詞來說就是關於我我我<text:span text:style-name="T3">,</text:span>或更嚴重一點的我我我我我我我七個我字<text:span text:style-name="T3">,</text:span>尼采有句話這麼說<text:span text:style-name="T3">: "</text:span>跟隨你自己<text:span text:style-name="T3">,</text:span>你將會看見我<text:span text:style-name="T3">;</text:span>追隨我<text:span text:style-name="T3">,</text:span>你將失去你和我<text:span text:style-name="T3">".<text:line-break/><text:line-break/></text:span>梭羅說他曾經聽了一場演講<text:span text:style-name="T3">,</text:span>覺得索然無味<text:span text:style-name="T3">,</text:span>演講者只是告訴大家許多資訊<text:span text:style-name="T3">,</text:span>但是重要的卻不是資訊<text:span text:style-name="T3">,</text:span>而是你對資訊的想法與態度<text:span text:style-name="T3">.</text:span>梭羅說<text:span text:style-name="T3">,</text:span>我們需要一種<text:span text:style-name="T3"><text:s/>"</text:span>重劑量的我我我<text:span text:style-name="T3">". <text:line-break/><text:line-break/></text:span>這其實也是我從小到大幾乎天天想盡辦法翹課的原因<text:span text:style-name="T3">,</text:span>特別是大學更是一周上不到兩堂課<text:span text:style-name="T3">,</text:span>當然一部份是因為做為一個黨外在當時的高醫就像過街老鼠一樣痛苦<text:span text:style-name="T3">,</text:span>飽受全校師生的折磨羞辱與抹黑<text:span text:style-name="T3">,</text:span>使我更不喜歡上課<text:span text:style-name="T3">.<text:line-break/><text:line-break/></text:span>不過<text:span text:style-name="T3">,</text:span>最主要仍是因為台灣這種課真的沒有什麼聆聽的價值<text:span text:style-name="T3">,</text:span>即便是自然科學或醫學也一樣<text:span text:style-name="T3">,</text:span>如果你只是要告訴我這樣那樣一些資訊或知識或者說標準答案<text:span text:style-name="T3">,</text:span>那我自己看書豈不更快<text:span text:style-name="T3">,</text:span>根本不需要你來教<text:span text:style-name="T3">.</text:span></text:p>
      <text:p text:style-name="P4"/>
      <text:p text:style-name="P1"><text:span text:style-name="T1">陳真</text:span><text:s/>  |  2011.11.21 03:55   |   <text:a xlink:type="simple" xlink:href="http://palinfo.habago.org/Entry?Command=Information_PrintForum&amp;iPage=540#FORUM31099"><text:span text:style-name="T2">#</text:span></text:a></text:p>
      <text:p text:style-name="P2"><text:span text:style-name="T3">(</text:span>結論<text:span text:style-name="T3">)<text:line-break/><text:line-break/></text:span>對於那些在湯匙皮包以及屁股胸部的曲線細紋與尺寸上尋找有關解決生命問題的靈丹妙藥的人<text:span text:style-name="T3">,</text:span>或許<text:span text:style-name="T3">Goethe(</text:span>歌德<text:span text:style-name="T3">)</text:span>的話值得聆聽<text:span text:style-name="T3">:<text:line-break/><text:line-break/>Trust yourself, and you will know how to live.(</text:span>相信你自己<text:span text:style-name="T3">,</text:span>然後你就會知道該怎麼活<text:span text:style-name="T3">...)</text:span></text:p>
      <text:p text:style-name="P1"><text:span text:style-name="T1">陳真</text:span><text:s/>  |  2011.11.21 01:59   |   <text:a xlink:type="simple" xlink:href="http://palinfo.habago.org/Entry?Command=Information_PrintForum&amp;iPage=540#FORUM31098"><text:span text:style-name="T2">#</text:span></text:a></text:p>
      <text:p text:style-name="P3"><text:span text:style-name="T3">(</text:span>續<text:span text:style-name="T3">)<text:line-break/><text:line-break/></text:span>剛剛打開廚房抽屜<text:span text:style-name="T3">,</text:span>一堆湯匙<text:span text:style-name="T3">,</text:span>其實我也不知道它們哪來的<text:span text:style-name="T3">,</text:span>應該全是我在英國買的<text:span text:style-name="T3">. </text:span>盯著它們看<text:span text:style-name="T3">,</text:span>如今我才知道原來這些不起眼的小東西血統不凡<text:span text:style-name="T3">,</text:span>算是英國進口<text:span text:style-name="T3">,</text:span>只是所謂進口就是我們搬回台灣時捨不得丟<text:span text:style-name="T3">,</text:span>自己打包帶回來的<text:span text:style-name="T3">.<text:line-break/><text:line-break/></text:span>戴起有色眼鏡<text:span text:style-name="T3">,</text:span>以一種有品味的眼光審視四周<text:span text:style-name="T3">,</text:span>咱家不光湯匙是英國進口<text:span text:style-name="T3">,</text:span>就連我身上最常穿的這些白襯衫當然也是英國進口<text:span text:style-name="T3">. </text:span>三件七鎊<text:span text:style-name="T3">,</text:span>一件約合一百二十元台幣<text:span text:style-name="T3">,</text:span>已經穿了十四年<text:span text:style-name="T3">. </text:span>這些襯衫其實是英國中學生的制服<text:span text:style-name="T3">,</text:span>我買的是西方人<text:span text:style-name="T3">14</text:span>歲到<text:span text:style-name="T3">17</text:span>歲這個年紀的尺寸<text:span text:style-name="T3">,</text:span>算是童裝<text:span text:style-name="T3">. </text:span>董事長虎背熊腰<text:span text:style-name="T3">,</text:span>穿起來有點小<text:span text:style-name="T3">,</text:span>不過鈕扣勉強還扣得上<text:span text:style-name="T3">.<text:line-break/><text:line-break/></text:span>開業之後就比較少穿這些<text:span text:style-name="T3"><text:s/>"</text:span>歐洲進口貨<text:span text:style-name="T3">"</text:span>了<text:span text:style-name="T3">,</text:span>因為在大醫院裏我穿得爛無妨<text:span text:style-name="T3">,</text:span>病人不會計較<text:span text:style-name="T3">,</text:span>而且說不定以為我很酷<text:span text:style-name="T3">,</text:span>搞不好就是天才神醫應有的造型<text:span text:style-name="T3">. </text:span>但在診所若這樣穿<text:span text:style-name="T3">,</text:span>恐怕會妨礙業績<text:span text:style-name="T3">,</text:span>所以在學姐的藝術指導下<text:span text:style-name="T3">,</text:span>我只好另外去<text:span text:style-name="T3">NET</text:span>等商店買了一些戲服<text:span text:style-name="T3">,</text:span>專供上班看門診時穿著<text:span text:style-name="T3">.<text:line-break/><text:line-break/></text:span>這樣說來<text:span text:style-name="T3">,</text:span>原來我之前的舊穿著其實品味更高<text:span text:style-name="T3">,</text:span>全身上下包括內褲都是歐洲進口<text:span text:style-name="T3">--</text:span>我是說在英國待十年之後搬家帶回來的<text:span text:style-name="T3">;</text:span>雖然高貴不貴<text:span text:style-name="T3">,</text:span>但畢竟血統不凡<text:span text:style-name="T3">,</text:span>小朋友要是穿它去上學<text:span text:style-name="T3">,</text:span>豈不氣死其他同學<text:span text:style-name="T3">? <text:line-break/><text:line-break/></text:span>如果有人需要<text:span text:style-name="T3">,</text:span>可以跟我說<text:span text:style-name="T3">,</text:span>我可以挑幾件非淘汰不可的送你<text:span text:style-name="T3">. </text:span>其中有些穿久了<text:span text:style-name="T3">,</text:span>難免有洞<text:span text:style-name="T3">,</text:span>但也因此空氣流通<text:span text:style-name="T3">,</text:span>相當有益健康<text:span text:style-name="T3">. </text:span>不但健康<text:span text:style-name="T3">,</text:span>而且方便<text:span text:style-name="T3">,</text:span>小便時只要讓小弟弟自然下垂就行<text:span text:style-name="T3">,</text:span>不須攙扶<text:span text:style-name="T3">. </text:span>兩手淨空自由活動<text:span text:style-name="T3">,</text:span>可以一邊小便同時一邊打手機而且還能一邊刷牙<text:span text:style-name="T3">.</text:span></text:p>
      <text:p text:style-name="P1"><text:span text:style-name="T1">鄭啟承</text:span><text:s/>  |  2011.11.20 21:15   |   <text:a xlink:type="simple" xlink:href="http://palinfo.habago.org/Entry?Command=Information_PrintForum&amp;iPage=540#FORUM31097"><text:span text:style-name="T2">#</text:span></text:a></text:p>
      <text:p text:style-name="P2">記得三年多前開始從商的時候，老婆特別告誡我說一定要注意自己的穿著，不要再和以前一樣總是穿得十分邋遢，老是破舊的運動衣運動褲運動鞋。我很認同，所謂做什麼像什麼（袓國講<text:span text:style-name="T3">”</text:span>幹一行愛一行<text:span text:style-name="T3">”</text:span>），如果商人必須像醫生那樣有件商人的制服，我工作時會很樂意穿上。問題是迄今這制服到底長得什麼樣我仍然沒有參透。很能想像當一隻狗或色盲的感覺，常常出門為了穿衣服，像黃金鼠一樣在衣堆裡翻箱倒櫃把所能想到最合理的衣褲套在身上，結果老婆一看仍是深深嘆了一口氣。一隻狗在家大概都是和我一樣裸體吧我想，為了出門在狗身上套件衣服真的件很怪的事，而我就像色盲一樣對所謂衣著或品味或時尚那類身上的東西完全沒有理解能力。<text:span text:style-name="T3"><text:line-break/><text:line-break/></text:span>小弟倒不是很節省，比如說我的腳先天失調，後天又不良，只能穿特定的運動鞋，否則走起路來很痛苦，而這類鞋子往往一雙一兩千塊，我向來一次趁打折買個三四雙來囤積。衣服也一樣，常常運動，為了不要每次運個動就像泡過水渾身溼透吹風感冒，只得買所謂排汗衣，一件常常媽哩個<text:span text:style-name="T3">B</text:span>四五百塊。<text:span text:style-name="T3"><text:line-break/><text:line-break/></text:span>經常在運動場合聽到朋友說他這褲子是什麼牌子的，質料多特別多好穿，她那排汗衣或防寒衣又是什麼牌子的，多麼涼爽或保暖，或者今天又買了什麼外套多麼特殊，多麼高檔，觀其神色充滿喜悅興奮之情，我也挺高興趣看到朋友這麼開心，不過實在很難融入。上帝把皮毛從人身上給收走了，我們只得穿上衣服才不致凍死，說起來也是天經地義，但買一件衣服或褲子若不是基於實際的需求而是認為它可以帶來什麼額外效果或快樂，實在就很難理解。<text:span text:style-name="T3"><text:line-break/><text:line-break/></text:span>老婆說你不懂，很多人靠衣著裝飾自己，讓自己更有魅力和自信，我反駁說衣服不就是幾塊布，會有什麼魅力<text:span text:style-name="T3">? </text:span>老婆說你還是不懂，這社會的人特別是女人會認為穿著能增加自己的吸引力，讓自己更好看，我說有什麼東西比自然更好看，全部脫光不是更好看嗎<text:span text:style-name="T3">? <text:line-break/><text:line-break/></text:span>這樣的問答不知幾百次了，每次到最後我都不敢堅持已見，因為老婆已經目露兇光，殺機若隱若現，我只好收歛一下我的美感。<text:span text:style-name="T3"><text:line-break/><text:line-break/></text:span>幾位和我認識一年多，每週至少見一次面的朋友最近來參觀我的公司，離開時臉上帶著奇特的表情，我說怎麼了，其中一位說真看不出來，我以為你<text:span text:style-name="T3">……</text:span>我說以為我什麼，他有點扭捏地說我以為你說你有公司，在我想像只一間這麼大<text:span text:style-name="T3">(</text:span>用手比出大約兩坪大小<text:span text:style-name="T3">)</text:span>的亂七八糟的工作室而已。<text:span text:style-name="T3"><text:line-break/><text:line-break/></text:span>我回家請教老婆箇中含意，老婆開示說那是因為我每次出現在別人面前就是一副比學生還隨便的穿著，又髒又破的外套加上起毛的運動衣運動褲，下雨連雨衣雨褲雨鞋也不脫就穿進人家大樓裡，然後又狼狽萬分地當眾穿穿脫脫，人家才會認定我就是一個窮酸小子，也不相信我真的有自己的店面和辦公室。我抗議說這樣講不對，我的衣服都有洗，至少沒有發出臭味，而且我的上衣褲子鞋子也常常是花很多錢買的，應該不至於沒有掩飾效果，難道別人的眼睛真的有這麼利嗎？老婆瞪著我，悠悠嘆了一口氣說，教一個瞎子看東西真的是比登天還難。<text:span text:style-name="T3"><text:line-break/><text:line-break/></text:span>我說這不公平，妳自己也不化妝也不買衣服<text:span text:style-name="T3">(</text:span>老婆衣服幾乎都是穿人家送的<text:span text:style-name="T3">)</text:span>，相較之下我可以說是砸下重金，頗有行頭了，為什麼沒有人對妳有過什麼奇怪誤解<text:span text:style-name="T3">? </text:span>她說，有些事是講天份的。<text:span text:style-name="T3"><text:line-break/><text:line-break/></text:span>其實我不是笨，也不是不懂衣著打扮這類東西的社會意義。作為一個浸淫生物學十多年，又在商場打滾過的人，我當然很清楚外貌或包裝或形象這類東西是怎麼回事。只不過一樣米養百樣人，總有人用著完全不一樣的一種標準來看待評價人事物的內涵，用著完全不一樣的方法審視自己，而不是靠各種物質或外表或數字來建立所謂自信。<text:span text:style-name="T3"><text:line-break/><text:line-break/></text:span>多數人就是這樣，從一種外在可見的衣著談吐或工作類型或存款數目來評價一個人，今天他看你衣著邋遢而瞧不起你，明天就因為看你公司似乎頗有規模而尊敬你了。說來我們其實對別人的眼光也不需太在意，因為那些其實就跟著這些身外物而起起落落、變大變小，又有多少人能完全無視這一切，用你真正的本質來評價你呢？<text:span text:style-name="T3"><text:line-break/><text:line-break/></text:span>有時候很納悶，許多人花錢買衣服買包包從不手軟，但談起戰區或非洲貧童無衣可穿無飯可吃卻毫不關心。人當然最好多在乎自己，但若除了自身衣著頭髮皮膚包包鞋子以外「完全」無視其他人之實際生存之困境或痛苦，實在也不能說是一種正常。<text:span text:style-name="T3"><text:line-break/><text:line-break/></text:span>我也很贊成在世界展望會領養小朋友。這世界如此多的悲劇痛苦，實在不能說和人口沒有關係，珍古德說人應該開始節育，以降低對地球的傷害。對此我完全認同，也許以領養和節育替代生育看似違反某種天性，但我想總有一天人們會真的想通，屆時節育會成為一種普遍認同的共識，就像現今人們認同保育那樣。如果你在世界展望會認養一個小朋友，可以看到對方的照片，每年還會收到他<text:span text:style-name="T3">/</text:span>她寫來的卡片，真的是很溫馨。而且每個月也不過幾百塊，省下買一個包包或一件衣服的錢，卻可以讓一個小朋友有了生存甚至上學的機會，應該很不錯吧。<text:span text:style-name="T3"><text:line-break/><text:line-break/></text:span>說是這樣說，但在台灣談起認養或領養總是引來各種輕蔑或不屑態度。總是會聽到一句話，不知聽幾百遍了：「自己生的總是不一樣。」如果說血緣在人的感情上會起了作用我是一點也不反對，就像我絕不會否認哪天我突然中了樂透，第一個想到的一定是我的家人。但一個陌生人難道不也是某人的家人嗎？愛如果一定要先透過某種純生物性的內在感受才能起了作用，那實在也很難說是一種真正的愛，愛是不需要有太多條件的。<text:span text:style-name="T3"><text:line-break/><text:line-break/></text:span>老是聽人強調女性懷孕生產過程的種種感受或是當了爸爸之後的種種感動是多麼不凡特別，結論總是「有些事還是要自己當了爸媽才會懂」。聽了就覺得反感，如果我是某人老爸，自己的兒子卻「養兒方知父母恩」，那實在是我一生最大的恥辱和悲哀。台灣人在某些方面真的讓人感覺特別自私而缺乏同理心，自己生的小孩子就當作寶，吃的穿的讀的玩得一應俱全，像在伺候皇帝那樣關注，別人家的小孩子死活似乎就不關他的事了。自私的父母當然就養出自私的小孩，這樣的小孩如何有可能真的愛你、體諒你？實在不可能。總是常聽人家講說自己的小孩如何不知感恩或不孝順，聽了都覺很怪，小孩是你養的，養出一個渾蛋你應該檢討自己才對，怎麼是怪小孩子呢<text:span text:style-name="T3">?<text:line-break/><text:line-break/></text:span>我很同意人之悲哀或多或少源自於其生物性，最近翻譯一本書，講動物園，有些地方寫得很露骨。其中一章寫到美國某個動物園的募款晚會那種名流雲集，衣著談吐極其奢華虛榮造作的樣子，其實就和動物比如黑猩猩為了爭權爭偶儘力展現自己的皮毛或身材或力量等行為一樣，都是源自於某種內在的生物性。還有另一章講到一隻母黑猩猩為扶植自己的兒子日後當上老大，發揮其聰明才智，策動一場陰謀和政變將動物園裡當了三十年的老大給殺了。<text:span text:style-name="T3"><text:line-break/><text:line-break/></text:span>讀起來是沒什麼，但如果以為動物只是讓我們看戲那你就錯了，人其實也就是一種動物，充滿各種動物該有的內在需求和衝動，差別在於你自己知不知道而已。人之可悲或許就是在於我們很聰明，這聰明卻讓我們比之動物不能明白那些真正重要的事。一種對物質或對血緣的異常執著，其實不能說是一種正常天性，這背後是一種文化起了作用，一種唯一認同生物性或說弱肉強食的價值觀。<text:span text:style-name="T3"><text:line-break/><text:line-break/></text:span>問題是如果我們真的相信生命會找到出路，那生命就不可能是一成不變的單一樣貌。動物園那隻母黑猩猩的兒子其實是她的養子，動物都能收養小孩了，人又如何不能呢？曾看過一個電視節目叫作「溫柔母獅心」，一隻非洲的母獅有天不知哪根神經秀逗了，竟然收養了一隻小劍羚，不但照顧有佳，並且從此寧願挨餓也不再吃肉。看著畫面上這隻骨瘦如柴的獅子，亦步亦趨跟著一隻理應當作食物的小劍羚，像一位母親那樣為牠清理或抱著牠保暖的樣子，心裡不禁泛起異樣的感動。<text:span text:style-name="T3"><text:line-break/><text:line-break/></text:span>演化論如果教了我們什麼，那就是「例外」的重要性，這些「例外」或說變異，正是生命得以存續的重要關鍵。這些看似怪異的事其實與其用科學解釋，不如說是某種光，某種生命的救贖。<text:span text:style-name="T3"><text:line-break/><text:line-break/></text:span>愛或不愛一個人事物其實是不需要太多條件的，如果我們真的曾在夜深人靜時深深思索過，像一隻動物每日面對太陽起落與黑夜星空那樣，我們就會真的明白一些重要的道理。什麼東西對你重要，什麼又是可有可無的，在我看沒有什麼明白這個更重要了。<text:span text:style-name="T3"><text:line-break/><text:line-break/></text:span>講這些挺孤獨的，就像一隻流浪狗或草原狼那樣孤獨，人們根不不在乎或者說不相信你所講的。一個人當然不會真的明白做為一隻狗的感受，他不相信你真能重視那些他不在乎的人事物，也不相信你真的不在乎那些他當作寶一樣的東西。生命沒有什麼取捨或出路，生命永遠都是無數不可能交叉的平行線，你心裡所愛所盼，唯有日月星辰才真正明白。</text:p>
      <text:p text:style-name="P1"><text:span text:style-name="T1">陳真</text:span><text:s/>  |  2011.11.20 17:43   |   <text:a xlink:type="simple" xlink:href="http://palinfo.habago.org/Entry?Command=Information_PrintForum&amp;iPage=540#FORUM31096"><text:span text:style-name="T2">#</text:span></text:a></text:p>
      <text:p text:style-name="P3">一個人<text:span text:style-name="T3">,</text:span>如果為了自己身上的某種無關痛癢的尺寸大小顏色光澤<text:span text:style-name="T3">,</text:span>或甚至只是為了一條必須用高倍顯微鏡才看得見的皺紋而感到苦惱時<text:span text:style-name="T3">,</text:span>那麼<text:span text:style-name="T3">,</text:span>與其說她的苦惱或自信是來自於這些尺寸顏色<text:span text:style-name="T3">,</text:span>倒不如說她其實根本沒有任何自信可言<text:span text:style-name="T3">.<text:line-break/><text:line-break/></text:span>有位<text:span text:style-name="T3"><text:s/>"</text:span>智者<text:span text:style-name="T3">" </text:span>喜歡故意穿著破衣上街<text:span text:style-name="T3">,</text:span>以示清高與不凡<text:span text:style-name="T3">. </text:span>蘇格拉底卻對他說<text:span text:style-name="T3">,</text:span>透過你身上衣服的破洞<text:span text:style-name="T3">,</text:span>我可以窺見你的虛榮<text:span text:style-name="T3">. <text:line-break/><text:line-break/></text:span>一個東西<text:span text:style-name="T3">,</text:span>如果你真的無視於它的存在<text:span text:style-name="T3">,</text:span>那麼<text:span text:style-name="T3">,</text:span>不管你是站在它的正面或反面<text:span text:style-name="T3">,</text:span>你都沒感覺<text:span text:style-name="T3">. </text:span>就比方說我從不為自己的一頭灰白亂髮及破舊衣褲感到羞於見人<text:span text:style-name="T3">,</text:span>當然也不覺得它有何高人一等之處<text:span text:style-name="T3">. <text:line-break/><text:line-break/></text:span>英國人很重視穿著端莊適宜<text:span text:style-name="T3">,</text:span>很多餐廳是我就算有錢也進不去的<text:span text:style-name="T3">,</text:span>光是穿著就不合格<text:span text:style-name="T3">,</text:span>甚至就連在自己的學校宿舍裏走動<text:span text:style-name="T3">,</text:span>穿著拖鞋似乎都會影響了市容或驚嚇到他人似的<text:span text:style-name="T3">,</text:span>很不得體<text:span text:style-name="T3">.</text:span>特別是劍橋<text:span text:style-name="T3">,</text:span>權貴子弟多<text:span text:style-name="T3">,</text:span>穿著更講究<text:span text:style-name="T3">. </text:span>維根斯坦在這樣一種衣冠楚楚的環境下<text:span text:style-name="T3">,</text:span>卻依然不打領帶<text:span text:style-name="T3">,</text:span>穿得像個修水管的工人<text:span text:style-name="T3">,</text:span>遇到下雨天<text:span text:style-name="T3">,</text:span>甚至還直接穿園丁用的雨鞋出門<text:span text:style-name="T3">. <text:line-break/><text:line-break/></text:span>維根斯坦的我行我素<text:span text:style-name="T3">,</text:span>在學生裏頭引來許多粉絲爭相效法<text:span text:style-name="T3">. </text:span>但維根斯坦說<text:span text:style-name="T3">,</text:span>即便是同樣的粗衣<text:span text:style-name="T3">,</text:span>同樣的破洞<text:span text:style-name="T3">,</text:span>但他一眼就能看清誰是穿真的誰是穿假的<text:span text:style-name="T3">;</text:span>有很多人是穿假的<text:span text:style-name="T3">,</text:span>他們之所以不打領帶<text:span text:style-name="T3">,</text:span>之所以穿著邋遢<text:span text:style-name="T3">,</text:span>只是故意<text:span text:style-name="T3">,</text:span>故示與眾不同<text:span text:style-name="T3">,</text:span>故示這個故示那個<text:span text:style-name="T3">. <text:line-break/><text:line-break/></text:span>前陣子有個坐擁豪宅的朋友來見我<text:span text:style-name="T3">,</text:span>她說她小孩唸的小學都是雙語學校<text:span text:style-name="T3">,</text:span>很貴<text:span text:style-name="T3">. </text:span>她批評說<text:span text:style-name="T3">,</text:span>在那學校<text:span text:style-name="T3">,</text:span>就連小朋友自己攜帶去學校吃便當用的湯匙很多都是外國進口<text:span text:style-name="T3">,</text:span>並且互相競爭<text:span text:style-name="T3">. </text:span>她說<text:span text:style-name="T3">,</text:span>有一天她小孩不悅地告訴她說同學們使用的是<text:span text:style-name="T3"><text:s/>"</text:span>德國湯匙<text:span text:style-name="T3">". </text:span>我很驚訝地問她說<text:span text:style-name="T3">,</text:span>小學生怎麼會去注意湯匙從哪進口<text:span text:style-name="T3">? </text:span>她說因為她家小孩就是使用德國湯匙<text:span text:style-name="T3">,</text:span>所以一眼就看出來了<text:span text:style-name="T3">.<text:line-break/><text:line-break/></text:span>我聽了真是很<text:span text:style-name="T3"><text:s/>"</text:span>佩服<text:span text:style-name="T3">",</text:span>原來社會已經進步到這種地步我都不知道<text:span text:style-name="T3">,</text:span>但我同時也很納悶<text:span text:style-name="T3">,</text:span>什麼是德國湯匙<text:span text:style-name="T3">? </text:span>湯匙就湯匙<text:span text:style-name="T3">,</text:span>誰會去注意它<text:span text:style-name="T3">? </text:span>再說我在英國住了十年<text:span text:style-name="T3">,</text:span>自認還頗了解歐洲<text:span text:style-name="T3">,</text:span>實在不知道原來連湯匙也有品牌也能如此競爭<text:span text:style-name="T3">,</text:span>以示身價不凡<text:span text:style-name="T3">. <text:line-break/><text:line-break/></text:span>別人的小孩我不便批評<text:span text:style-name="T3">,</text:span>所以我只約略問了一句說<text:span text:style-name="T3">: </text:span>妳覺得讓小孩去在乎這樣一些無聊的事<text:span text:style-name="T3">,</text:span>對小孩是一件好事嗎<text:span text:style-name="T3">?</text:span>她沒有回答<text:span text:style-name="T3">.<text:line-break/><text:line-break/></text:span>我常想起我那位擁有億萬家財的朋友<text:span text:style-name="T3">,</text:span>她原本是我的粉絲<text:span text:style-name="T3">,</text:span>後來似乎終於看清我不會有前途的真相<text:span text:style-name="T3">. </text:span>當她仍然視為我智慧大師<text:span text:style-name="T3">,</text:span>因此極為在乎我的一舉一動一言一行時<text:span text:style-name="T3">,</text:span>一直對我之<text:span text:style-name="T3"><text:s/>"</text:span>安貧樂道<text:span text:style-name="T3">" </text:span>感到不可思議<text:span text:style-name="T3">. </text:span>她一直想追求自信與快樂<text:span text:style-name="T3">,</text:span>但她說她的褲子裙子若是在兩萬元以下<text:span text:style-name="T3">,</text:span>亦即不夠名貴<text:span text:style-name="T3">,</text:span>她真的不敢穿出門<text:span text:style-name="T3">.<text:line-break/><text:line-break/></text:span>我跟她說<text:span text:style-name="T3">,</text:span>如果妳連這樣都會苦惱<text:span text:style-name="T3">,</text:span>怎麼可能有自信<text:span text:style-name="T3">? </text:span>自信不需要花錢的<text:span text:style-name="T3">,</text:span>快樂也不是建築在金錢上<text:span text:style-name="T3">. </text:span>她要我舉例不用錢就能得到的快樂<text:span text:style-name="T3">,</text:span>我說隨便路邊一條狗我都可以跟牠玩上一個下午<text:span text:style-name="T3">,</text:span>狗狗總不會跟我收費吧<text:span text:style-name="T3">?<text:line-break/><text:line-break/></text:span>她聽了似乎非常驚訝<text:span text:style-name="T3">,</text:span>不願相信<text:span text:style-name="T3">,</text:span>於是當著我的面打越洋電話去英國說要跟學姐求證我所言是否事實<text:span text:style-name="T3">. </text:span>記得那次暑假去找她時<text:span text:style-name="T3">,</text:span>就住她家<text:span text:style-name="T3">,</text:span>有一天<text:span text:style-name="T3">,</text:span>我買了一包甘蔗<text:span text:style-name="T3">,</text:span>一邊啃一邊拿著一個塑膠袋裝甘蔗渣<text:span text:style-name="T3">,</text:span>一路走到她家<text:span text:style-name="T3">. </text:span>她似乎嚇壞了<text:span text:style-name="T3">,</text:span>一直不解地問說我是劍橋高材生怎麼會這樣<text:span text:style-name="T3">? </text:span>我也不知道該怎麼回答這樣一些根本不是問題的問題<text:span text:style-name="T3">.<text:line-break/><text:line-break/></text:span>一個東西<text:span text:style-name="T3">,</text:span>例如一根湯匙<text:span text:style-name="T3">,</text:span>當它的確不值得關注時<text:span text:style-name="T3">,</text:span>那它就是不值得關注<text:span text:style-name="T3">;</text:span>不管是重視它或是故意去蔑視它<text:span text:style-name="T3">,</text:span>都很無謂<text:span text:style-name="T3">. </text:span>至於自信<text:span text:style-name="T3">,</text:span>當然不會建立在這些東西之上<text:span text:style-name="T3">.</text:span></text:p>
      <text:p text:style-name="P1"><text:span text:style-name="T1">陳真</text:span><text:s/>  |  2011.11.20 16:39   |   <text:a xlink:type="simple" xlink:href="http://palinfo.habago.org/Entry?Command=Information_PrintForum&amp;iPage=540#FORUM31095"><text:span text:style-name="T2">#</text:span></text:a></text:p>
      <text:p text:style-name="P2">這位匿名的先生<text:span text:style-name="T3">/</text:span>小姐不知道在講什麼<text:span text:style-name="T3">,</text:span>感覺好像在寫作文<text:span text:style-name="T3">,</text:span>沒話找話講<text:span text:style-name="T3">.<text:line-break/><text:line-break/></text:span>一個社會如果補習班比學校還多<text:span text:style-name="T3">,</text:span>如果醫科永遠是所謂頂尖<text:span text:style-name="T3">,</text:span>如果文憑看成神一般地膜拜<text:span text:style-name="T3">,</text:span>如果小小年紀每天不是去玩而是整天學習十幾個小時<text:span text:style-name="T3">,</text:span>如果醫學生畢了業不是醫治疾病而是一窩蜂搞隆乳豐胸美白除皺什麼雕塑身材<text:span text:style-name="T3">,</text:span>那麼<text:span text:style-name="T3">,</text:span>所談的這一切當然不是在講什麼個人生命的出路與抉擇<text:span text:style-name="T3">,</text:span>似乎也沒<text:span text:style-name="T3"><text:s/>"</text:span>引爆<text:span text:style-name="T3">" </text:span>什麼<text:span text:style-name="T3"><text:s/>"</text:span>爭辯不已<text:span text:style-name="T3">" </text:span>的話題<text:span text:style-name="T3">.<text:line-break/><text:line-break/></text:span>沒有牙齒沒法吃東西<text:span text:style-name="T3">,</text:span>屁股上多了一條必須用高倍顯微鏡才看得見的皺紋<text:span text:style-name="T3">,</text:span>卻無關痛癢<text:span text:style-name="T3">. </text:span>哪一天<text:span text:style-name="T3">,</text:span>當大家有錢有閒到一種活著很不耐煩的地步時<text:span text:style-name="T3">,</text:span>或許屁股上若多了一條皺紋便可送入加護病房進行搶救美麗大作戰<text:span text:style-name="T3">,</text:span>若真有如此豐衣足食吃飽太閒的一個時代<text:span text:style-name="T3">,</text:span>屆時我將無話可說<text:span text:style-name="T3">.<text:line-break/><text:line-break/></text:span>走醫美的醫師們別會錯意<text:span text:style-name="T3">,</text:span>我不是在批評<text:span text:style-name="T3"><text:s/>"</text:span>你們<text:span text:style-name="T3">". </text:span>仍是老話<text:span text:style-name="T3">,</text:span>當我們批評升學主義時<text:span text:style-name="T3">,</text:span>請你儘管去升學沒關係<text:span text:style-name="T3">;</text:span>當我們批評消費主義時<text:span text:style-name="T3">,</text:span>請你儘管去消費不要覺得有道德暇疵<text:span text:style-name="T3">,</text:span>畢竟我們不是在反對消費或反對升學這樣一些<text:span text:style-name="T3"><text:s/>"</text:span>行為<text:span text:style-name="T3">" </text:span>或<text:span text:style-name="T3"><text:s/>"</text:span>行為者<text:span text:style-name="T3">",</text:span>更不是在討論你們有沒有這樣一些取捨抉擇的自由<text:span text:style-name="T3">. </text:span>你愛怎麼樣就怎麼樣<text:span text:style-name="T3">,</text:span>當然是你家的事<text:span text:style-name="T3">. </text:span>可是<text:span text:style-name="T3">,</text:span>當它變成一種味道一種氛圍時<text:span text:style-name="T3">,</text:span>那就不是在講你或你家的事了<text:span text:style-name="T3">.</text:span></text:p>
      <text:p text:style-name="P1"><text:span text:style-name="T1">小雞</text:span><text:s/>  |  2011.11.19 11:45   |   <text:a xlink:type="simple" xlink:href="http://palinfo.habago.org/Entry?Command=Information_PrintForum&amp;iPage=540#FORUM31094"><text:span text:style-name="T2">#</text:span></text:a></text:p>
      <text:p text:style-name="P3">生命總是會為自己找到一條出路<text:span text:style-name="T3"><text:line-break/></text:span>就看當事人如何取捨<text:span text:style-name="T3"><text:line-break/></text:span>牙科有植牙<text:span text:style-name="T3"><text:line-break/></text:span>醫科有醫美<text:span text:style-name="T3"><text:line-break/></text:span>兩者諸多相似雷同之處<text:span text:style-name="T3"><text:line-break/></text:span>植牙與醫美，替醫療供應者提供了一條發財致富的捷徑<text:span text:style-name="T3"><text:line-break/></text:span>也引爆了許多爭辯不已的話題<text:span text:style-name="T3"><text:line-break/></text:span></text:p>
      <text:p text:style-name="P1"><text:span text:style-name="T1">陳真</text:span><text:s/>  |  2011.11.17 15:50   |   <text:a xlink:type="simple" xlink:href="http://palinfo.habago.org/Entry?Command=Information_PrintForum&amp;iPage=540#FORUM31093"><text:span text:style-name="T2">#</text:span></text:a></text:p>
      <text:p text:style-name="P2">這聽起來就好像說希拉蕊布希還有歐巴馬是美國的甘地<text:span text:style-name="T3">,</text:span>致力於非暴力的維護世界和平工作<text:span text:style-name="T3">;</text:span>阿扁則是一介不取的蘇格拉底<text:span text:style-name="T3">,</text:span>致力於思想深化心靈純化的改造宇宙使命<text:span text:style-name="T3">.<text:line-break/><text:line-break/>milos forman</text:span>的<text:span text:style-name="T3"><text:s/>"larry flynt vs People"</text:span>中有一幕<text:span text:style-name="T3">,</text:span>一個心機狡猾但卻表面友善溫馨的牧師<text:span text:style-name="T3">,</text:span>當別人稱讚他臉上總是掛著燦爛笑容時<text:span text:style-name="T3">,</text:span>他一聽<text:span text:style-name="T3">,</text:span>心虛吧<text:span text:style-name="T3">,</text:span>笑容馬上走樣了<text:span text:style-name="T3">. <text:line-break/><text:line-break/></text:span>心虛其實意味著他還有救<text:span text:style-name="T3">,</text:span>若是一點也不心虛<text:span text:style-name="T3">,</text:span>反倒還往自己臉上貼金<text:span text:style-name="T3">,</text:span>那就真的不知道該怎麼說他了<text:span text:style-name="T3">. </text:span>比方說布希等人<text:span text:style-name="T3">,</text:span>若他真以為自己是甘地<text:span text:style-name="T3">,</text:span>那我真的會吐<text:span text:style-name="T3">.<text:line-break/><text:line-break/></text:span>陳真<text:span text:style-name="T3"><text:line-break/>===========<text:line-break/><text:line-break/><text:line-break/><text:line-break/></text:span>華郵讚譽女羅賓漢<text:span text:style-name="T3"><text:s/></text:span>蔡：可是我不會射箭<text:span text:style-name="T3"><text:line-break/><text:line-break/></text:span>中國時報【鄭閔聲╱台北報導】<text:span text:style-name="T3"><text:line-break/><text:line-break/></text:span>民進黨發起的「三隻小豬」運動不僅風靡全台，甚至一舉躍上國際媒體。美國《華盛頓郵報》日前刊登一則標題為「反對黨企圖以閃亮的小豬打敗現任總統」的新聞，內文除了詳述三隻小豬風潮的由來及影響，更將民進黨主席蔡英文形容為「像羅賓漢一樣的女豪傑，致力於將窮人帶離困頓的生活。」</text:p>
      <text:p text:style-name="P1"><text:span text:style-name="T1">陳真</text:span><text:s/>  |  2011.11.16 00:01   |   <text:a xlink:type="simple" xlink:href="http://palinfo.habago.org/Entry?Command=Information_PrintForum&amp;iPage=540#FORUM31092"><text:span text:style-name="T2">#</text:span></text:a></text:p>
      <text:p text:style-name="P3">在黨外時代<text:span text:style-name="T3">,</text:span>只要稍微對黨<text:span text:style-name="T3">,</text:span>對政府<text:span text:style-name="T3">,</text:span>對<text:span text:style-name="T3"><text:s/>"</text:span>中國<text:span text:style-name="T3">" </text:span>或<text:span text:style-name="T3"><text:s/>"</text:span>中華<text:span text:style-name="T3">" </text:span>這些東西稍有不敬<text:span text:style-name="T3">,</text:span>你就會被政府點油做記號<text:span text:style-name="T3">,</text:span>並且會受到眾人的排擠與傷害<text:span text:style-name="T3">,</text:span>人們會認為你很怪異很偏激很邪惡很不應該<text:span text:style-name="T3">,</text:span>竟然連親如爹娘的黨和國家也敢批評<text:span text:style-name="T3">. <text:line-break/><text:line-break/></text:span>現在其實也一樣<text:span text:style-name="T3">,</text:span>只要稍微對綠營及其政客們<text:span text:style-name="T3">,</text:span>或是對<text:span text:style-name="T3"><text:s/>"</text:span>台灣<text:span text:style-name="T3">" </text:span>或<text:span text:style-name="T3"><text:s/>"</text:span>台灣國<text:span text:style-name="T3">" </text:span>等等這些鳥東西稍有不敬<text:span text:style-name="T3">,</text:span>你更是會馬上遭受群魔亂舞的攻擊與傷害<text:span text:style-name="T3">.<text:line-break/><text:line-break/></text:span>現在很多人喜歡講什麼台灣史<text:span text:style-name="T3">,</text:span>講得好像過去和現在有什麼不一樣<text:span text:style-name="T3">,</text:span>講得好像善惡終於真相大白似的<text:span text:style-name="T3">,</text:span>真是聽了很想吐<text:span text:style-name="T3">,</text:span>實在低能到爆<text:span text:style-name="T3">. </text:span>所謂黨外<text:span text:style-name="T3">,</text:span>少數異議份子所面臨的痛苦折磨<text:span text:style-name="T3">,</text:span>其實就跟現在你批評綠營及其一切相關人事物沒兩樣<text:span text:style-name="T3">.<text:line-break/><text:line-break/></text:span>現在你罵國民黨<text:span text:style-name="T3">,</text:span>罵馬英九<text:span text:style-name="T3">,</text:span>罵中國或中共<text:span text:style-name="T3">,</text:span>隨便你怎麼罵都是英雄<text:span text:style-name="T3">,</text:span>但是你罵綠營及一干政客與其意識形態試試<text:span text:style-name="T3">,</text:span>馬上就會有很多人渣蜂擁而起攻擊抹黑威脅恐嚇騷擾等等等<text:span text:style-name="T3">. <text:line-break/><text:line-break/></text:span>過去都是<text:span text:style-name="T3"><text:s/>"</text:span>國家<text:span text:style-name="T3">" </text:span>在對付異議份子<text:span text:style-name="T3">,</text:span>現在卻只要隨便一些阿狗阿貓就能輕易制裁異議份子<text:span text:style-name="T3">,</text:span>實在很可悲<text:span text:style-name="T3">. </text:span>我的好朋友詹益樺及鄭南榕若還活著<text:span text:style-name="T3">,</text:span>不知道會不會想再自焚一次<text:span text:style-name="T3">,</text:span>還是也跟著加入迫害他人的行列<text:span text:style-name="T3">? <text:line-break/><text:line-break/></text:span>陳真<text:span text:style-name="T3"><text:line-break/>================<text:line-break/></text:span>台大正妹嗆小英！　網友八卦私領域<text:span text:style-name="T3"><text:line-break/><text:line-break/>TVBS – 2011</text:span>年<text:span text:style-name="T3">11</text:span>月<text:span text:style-name="T3">15</text:span>日<text:span text:style-name="T3"><text:s/></text:span>下午<text:span text:style-name="T3">6:35.<text:line-break/><text:line-break/>....</text:span>台大女學生閰森瑤因為嗆蔡英文，一戰成名，網友對這個發言麻辣的台大正妹，開始好奇，網路上發動搜索，八卦台大女學生的私領域，質疑她夜間部又延畢，還是人工美女，本來落落大方樂意接受訪問的閰森瑤，引發大風波又被網友八卦，決定低調，閰森瑤說，她不在乎網友討論她的私領域，只是對動保團體相當抱歉，因為她的關係被模糊焦點。<text:span text:style-name="T3"><text:line-break/><text:line-break/></text:span>直接在蔡英文面前說大白話，這一票，不捧場，蔡英文表情尷尬，因為這個台大女生，顯然還有好多話要講。<text:span text:style-name="T3"><text:line-break/><text:line-break/></text:span>講話像機關槍，劈哩啪啦，雖然不支持，不過活動結束，來張大合照也無妨，台大女生之後繼續接受訪問，驚天之語，一戰成名，很多網友開始搜尋，這一位是甚麼來歷。<text:span text:style-name="T3"><text:line-break/><text:line-break/></text:span>閰森瑤是台大中文系四年級的學生，在動物權利發展社擔任幹部，不過有網友質疑，閰瑤森唸的是台大夜間部，目前延畢，還連結到部落格抽絲剝繭，質疑她長髮飄飄、眼睛又圓又大，根本是人工美女。<text:span text:style-name="T3"><text:line-break/><text:line-break/></text:span>短短一天之內，閰森瑤連近視幾度，家住哪裡，全在網路上被公布出來，網友有些話說的酸溜溜，拿她的私人領域做文章，也有網友看不下去，回批難道只是因為表達立場，就該被公開八卦嗎？本來落落大方很敢講的閰森瑤，這下也不願再露面。<text:span text:style-name="T3"><text:line-break/><text:line-break/></text:span>台大女學生閰森瑤：「這些事情沒有什麼，他們想講就去講，比較想跟動保團體道歉，因為我的關係，整個焦點都模糊了。」<text:span text:style-name="T3"><text:line-break/><text:line-break/></text:span>害動保團體立場尷尬，甚至跟蔡英文競選總統說對不起，閰森瑤也覺得抱歉極了，總統接下來也要接見動保團體，該去不去，現在陷入長考。<text:span text:style-name="T3"><text:line-break/><text:line-break/></text:span>閰森瑤始料未及，一番發言讓她被攤在陽光下，雖說不在意，但網友對閰森瑤「太好奇」，任意公布私人資訊，若不符合公眾利益，可能觸法。</text:p>
      <text:p text:style-name="P1"><text:span text:style-name="T1">陳真</text:span><text:s/>  |  2011.11.15 23:37   |   <text:a xlink:type="simple" xlink:href="http://palinfo.habago.org/Entry?Command=Information_PrintForum&amp;iPage=540#FORUM31091"><text:span text:style-name="T2">#</text:span></text:a></text:p>
      <text:p text:style-name="P2">今天<text:span text:style-name="T3">,</text:span>一位病患由他的幾位家屬帶著<text:span text:style-name="T3">,</text:span>大老遠從高雄跑來<text:span text:style-name="T3">;</text:span>家屬們一進門<text:span text:style-name="T3">,</text:span>見到董事長就像像見到神一樣<text:span text:style-name="T3">,</text:span>非常激動<text:span text:style-name="T3">,</text:span>說是某醫師介紹<text:span text:style-name="T3">,</text:span>然後興沖沖劈頭就說介紹他們來的那位醫師說我是深綠的<text:span text:style-name="T3">,</text:span>還說我在黨外時差點坐了牢而且脖子捱過黑道子彈<text:span text:style-name="T3">. <text:line-break/><text:line-break/></text:span>深綠<text:span text:style-name="T3">? </text:span>我怎麼會是深綠<text:span text:style-name="T3">? </text:span>我一聽<text:span text:style-name="T3">,</text:span>臉都綠了<text:span text:style-name="T3">. </text:span>心裏想<text:span text:style-name="T3">,</text:span>介紹他們來的這位醫師不是清清楚楚知道不過就在一年前我剛開業時<text:span text:style-name="T3">,</text:span>因為寫文章批評醫師公會以團體名義宣示支持綠營市長選舉<text:span text:style-name="T3">,</text:span>結果馬上遭到砸診所砍人的威脅恐嚇嗎<text:span text:style-name="T3">? </text:span>為什麼連他這樣一個親近的人<text:span text:style-name="T3">,</text:span>竟然也會以為我是綠營<text:span text:style-name="T3">? </text:span>甚至還說我是深綠<text:span text:style-name="T3">? <text:line-break/><text:line-break/></text:span>難道我過去這樣一些污點永遠都抹不掉<text:span text:style-name="T3">?</text:span>我痛罵那個愛台灣的人渣黨公開罵十幾年了<text:span text:style-name="T3">,</text:span>難道還不夠洗刷我的清白以及展示我改邪歸正的決心<text:span text:style-name="T3">?<text:line-break/><text:line-break/></text:span>於是我立即澄清說我過去的確長期在黨外雜誌寫稿<text:span text:style-name="T3">,</text:span>而且是民進黨建黨黨員<text:span text:style-name="T3">,</text:span>學生時代的確曾經差點坐了叛亂大牢<text:span text:style-name="T3">,</text:span>但我早在<text:span text:style-name="T3">1994</text:span>年就唾棄這個黨而不曾再投票給它<text:span text:style-name="T3">,</text:span>而且十幾年來幾乎都是投給國民黨<text:span text:style-name="T3">.<text:line-break/><text:line-break/></text:span>這下換對方臉綠了<text:span text:style-name="T3">,</text:span>十分尷尬<text:span text:style-name="T3">. </text:span>但他們腦筋轉得也挺快<text:span text:style-name="T3">,</text:span>馬上打圓場說<text:span text:style-name="T3">: "</text:span>對啊<text:span text:style-name="T3">,</text:span>這些人只會喊口號<text:span text:style-name="T3">,</text:span>只會抹紅抹黑<text:span text:style-name="T3">,</text:span>其實都只是在謀私利<text:span text:style-name="T3">." </text:span>我說<text:span text:style-name="T3">: "</text:span>嗯<text:span text:style-name="T3">,</text:span>知道就好<text:span text:style-name="T3">." </text:span>然後趕緊結束這個尷尬的話題開始看診<text:span text:style-name="T3">.<text:line-break/><text:line-break/></text:span>那個後來被公開舉發的調查局幹員<text:span text:style-name="T3">,</text:span>長期在黨外臥底的<text:span text:style-name="T3">xx(</text:span>恕我消音<text:span text:style-name="T3">),</text:span>叫做謝長廷<text:span text:style-name="T3">,</text:span>總統落選時<text:span text:style-name="T3">,</text:span>被迫整天閱讀我的文章的台大同事們<text:span text:style-name="T3">,</text:span>竟然好多人跑來慰問我<text:span text:style-name="T3">,</text:span>叫我別難過<text:span text:style-name="T3">. </text:span>讓我啞口無言<text:span text:style-name="T3">,</text:span>實在很無奈<text:span text:style-name="T3">. </text:span>我是大力挺馬挺國民黨的啊<text:span text:style-name="T3">,</text:span>綠營大敗<text:span text:style-name="T3">,</text:span>我放鞭炮都來不及了<text:span text:style-name="T3">,</text:span>連做夢都會偷笑<text:span text:style-name="T3">,</text:span>怎麼會難過<text:span text:style-name="T3">? <text:line-break/><text:line-break/></text:span>台灣人似乎把政治傾向當成一種血統那樣看待<text:span text:style-name="T3">,</text:span>一朝是綠<text:span text:style-name="T3">,</text:span>彷彿此生永遠都是綠<text:span text:style-name="T3">. </text:span>可是<text:span text:style-name="T3">,</text:span>那些過去藍到不行的<text:span text:style-name="T3">,</text:span>例如那位出來選總統姓蔡的<text:span text:style-name="T3">xx(</text:span>恕我消音<text:span text:style-name="T3">),</text:span>為什麼人們卻不會以為她一朝是藍便永遠是藍<text:span text:style-name="T3">? <text:line-break/><text:line-break/></text:span>唯一的解釋是<text:span text:style-name="T3">,</text:span>如果你的政治嗅覺夠敏銳的話<text:span text:style-name="T3">,</text:span>從今往後可預見的將來<text:span text:style-name="T3">,</text:span>表面選舉結果不管誰勝誰負<text:span text:style-name="T3">,</text:span>綠色幽靈終究要糟蹋台灣另一個五十年<text:span text:style-name="T3">. </text:span>簡單說就是<text:span text:style-name="T3">,</text:span>往後半個世紀<text:span text:style-name="T3">,"</text:span>綠<text:span text:style-name="T3">" </text:span>恐怕都是台灣的主流<text:span text:style-name="T3">,</text:span>屬於政治正確的一方<text:span text:style-name="T3">. <text:line-break/><text:line-break/></text:span>因此<text:span text:style-name="T3">,</text:span>除非是笨蛋或是哪條筋想不開<text:span text:style-name="T3">,</text:span>要不然<text:span text:style-name="T3">,</text:span>努力投向主流努力表態愛台灣都來不及了<text:span text:style-name="T3">,</text:span>怎麼有人會笨到去放棄收割好康<text:span text:style-name="T3">,</text:span>放棄論功行賞<text:span text:style-name="T3">,</text:span>放棄過去的痛苦經歷所產生的所謂<text:span text:style-name="T3"><text:s/>"</text:span>資源<text:span text:style-name="T3">",</text:span>卻反而在這樣一種綠色時代投向政治不正確的藍色敵對一方<text:span text:style-name="T3">.<text:line-break/><text:line-break/></text:span>絕大多數人是這樣<text:span text:style-name="T3">: </text:span>過去明明是個忠黨愛國的藍色生物<text:span text:style-name="T3">,</text:span>卻老早就看準風向<text:span text:style-name="T3">,</text:span>悄悄改變顏色並竄改個人歷史<text:span text:style-name="T3">,</text:span>說自己以前就多麼反國民黨多麼支持黨外云云<text:span text:style-name="T3">,</text:span>其實大多是鬼扯<text:span text:style-name="T3">. <text:line-break/><text:line-break/></text:span>至於那位<text:span text:style-name="T3">20</text:span>年沒見面<text:span text:style-name="T3">,</text:span>但不久前才剛見面的黨外朋友<text:span text:style-name="T3">(</text:span>那時她才唸高中<text:span text:style-name="T3">),</text:span>一見面我就明白告訴她我早已反對綠營十幾年<text:span text:style-name="T3">,</text:span>但她卻連去書局看一本什麼蕃茄炒蛋的自傳竟然也能扯到我身上來<text:span text:style-name="T3">,</text:span>人格落差之大完全是兩個世界的人<text:span text:style-name="T3">,</text:span>卻被她看成同類<text:span text:style-name="T3">,</text:span>實在很無奈<text:span text:style-name="T3">.<text:line-break/><text:line-break/></text:span>經我強烈反彈<text:span text:style-name="T3">,</text:span>她也是腦筋轉得很快<text:span text:style-name="T3">,</text:span>隔天又寫信來說她也曾經訪問過馬英九<text:span text:style-name="T3">,</text:span>說我有四大優點的確跟馬很像<text:span text:style-name="T3">: </text:span>謙和<text:span text:style-name="T3">,</text:span>有禮<text:span text:style-name="T3">,</text:span>自制<text:span text:style-name="T3">,</text:span>節儉<text:span text:style-name="T3">,</text:span>還說我比馬多了兩項優點就是具有獨立思考及富有生命力<text:span text:style-name="T3">.<text:line-break/><text:line-break/></text:span>講這些事是想公開跟各位說<text:span text:style-name="T3">: </text:span>我不在乎跟任何顏色的人送往迎來<text:span text:style-name="T3">,</text:span>但可別說我是綠色<text:span text:style-name="T3">. </text:span>雖然我也不是藍色<text:span text:style-name="T3">,</text:span>但你若說我是藍<text:span text:style-name="T3">,</text:span>我無所謂<text:span text:style-name="T3">,</text:span>若說我是綠<text:span text:style-name="T3">,</text:span>那對我是一種人格上和智能上的侮辱<text:span text:style-name="T3">.</text:span></text:p>
      <text:p text:style-name="P1"><text:span text:style-name="T1">陳真</text:span><text:s/>  |  2011.11.14 17:12   |   <text:a xlink:type="simple" xlink:href="http://palinfo.habago.org/Entry?Command=Information_PrintForum&amp;iPage=540#FORUM31090"><text:span text:style-name="T2">#</text:span></text:a></text:p>
      <text:p text:style-name="P3">很多同學都已改科<text:span text:style-name="T3">,</text:span>改走醫美<text:span text:style-name="T3">(</text:span>醫學美容<text:span text:style-name="T3">),</text:span>也就是幫美眉們護膚隆乳瘦身除疤除皺之類<text:span text:style-name="T3">,</text:span>之所以紛紛改科<text:span text:style-name="T3">,</text:span>主要就是因為錢多事少<text:span text:style-name="T3">. <text:line-break/><text:line-break/></text:span>有一回星期天<text:span text:style-name="T3">,</text:span>跟一個原本是我這一科的好朋友約在他的醫學美容診所見面<text:span text:style-name="T3">,</text:span>原本以為假日休診<text:span text:style-name="T3">,</text:span>結果看見美容床上躺著兩個美眉<text:span text:style-name="T3">,</text:span>一個做臉<text:span text:style-name="T3">,</text:span>一個做屁股<text:span text:style-name="T3">,</text:span>同學跟病患介紹我也是醫師<text:span text:style-name="T3">,</text:span>然後拿著好像是什麼雷射槍吧<text:span text:style-name="T3">,</text:span>當場表演除疤美白給我看<text:span text:style-name="T3">,</text:span>而且邊做邊跟美眉聊天<text:span text:style-name="T3">,</text:span>十分美好的一副場景<text:span text:style-name="T3">,</text:span>真是令人羨慕<text:span text:style-name="T3">. <text:line-break/><text:line-break/></text:span>但我實在看不出那位美眉屁股上究竟有著什麼疤痕或皺紋<text:span text:style-name="T3">,</text:span>也許要拿顯微鏡才看得出來<text:span text:style-name="T3">. </text:span>再說<text:span text:style-name="T3">,</text:span>屁股上多一條皺紋我不知道這究竟有何重要性可言<text:span text:style-name="T3">.<text:line-break/><text:line-break/></text:span>同學月入數百萬<text:span text:style-name="T3">,</text:span>他賺一個月我大約需要不眠不休賺三年<text:span text:style-name="T3">. </text:span>同學常跟我說<text:span text:style-name="T3">,</text:span>女人的錢真好賺<text:span text:style-name="T3">,</text:span>連假日也約診<text:span text:style-name="T3">,</text:span>很輕鬆<text:span text:style-name="T3">,</text:span>女人開心<text:span text:style-name="T3">,</text:span>醫生也開心<text:span text:style-name="T3">,</text:span>哪像我<text:span text:style-name="T3">,</text:span>經常一天睡不到三四小時<text:span text:style-name="T3">,</text:span>遇到值班<text:span text:style-name="T3">,</text:span>更是忙碌於各大病房與急診<text:span text:style-name="T3">,</text:span>往往連續數天沒闔眼沒吃飯<text:span text:style-name="T3">,</text:span>整天面對的都是極高難度的精神病患相關臨床問題<text:span text:style-name="T3">. </text:span>許多時候<text:span text:style-name="T3">,</text:span>我真的感覺自己已經不是一個醫師<text:span text:style-name="T3">,</text:span>而是一個<text:span text:style-name="T3"><text:s/>"</text:span>國家<text:span text:style-name="T3">",</text:span>處理一切唯有國家才有辦法處理的悲劇與生老病死<text:span text:style-name="T3">.<text:line-break/><text:line-break/></text:span>幾乎每一天<text:span text:style-name="T3">,</text:span>我都覺得自己已經耗盡一切體力<text:span text:style-name="T3">,</text:span>處於瀕臨死亡的極度痛苦邊緣<text:span text:style-name="T3">. </text:span>然而<text:span text:style-name="T3">,</text:span>面對的卻不是美眉們燦爛甜美的笑容<text:span text:style-name="T3">,</text:span>而是外界難以想像的各種折磨與挑戰<text:span text:style-name="T3">. <text:line-break/><text:line-break/></text:span>我常開玩笑說<text:span text:style-name="T3">,</text:span>每一科的醫師總是面對著病患的感謝<text:span text:style-name="T3">,</text:span>唯有精神科醫師經常會被毫無病識感的病人或酒癮藥癮病人打罵甚至威脅恐嚇<text:span text:style-name="T3">. </text:span>而且<text:span text:style-name="T3">,</text:span>稍有意外<text:span text:style-name="T3">,</text:span>便是家屬提告<text:span text:style-name="T3">.</text:span>我很幸運<text:span text:style-name="T3">,</text:span>雖然手頭上也曾經死過一些人或是跌倒受傷打架自殘之類<text:span text:style-name="T3">,</text:span>但迄今不曾遇過醫療糾紛<text:span text:style-name="T3">,</text:span>但這也只能說是運氣好<text:span text:style-name="T3">.<text:line-break/><text:line-break/></text:span>許多醫生並沒有這樣的運氣<text:span text:style-name="T3">. </text:span>有位同事十足是個好醫生<text:span text:style-name="T3">,</text:span>身上卻揹著一堆醫療糾紛的案子<text:span text:style-name="T3">. </text:span>他為人樂觀幽默<text:span text:style-name="T3">,</text:span>嘴裏不說苦<text:span text:style-name="T3">,</text:span>但我仍然可以從他細微的神色中感受到他的沮喪挫折與悲傷<text:span text:style-name="T3">;</text:span>工作做得要死要活<text:span text:style-name="T3">,</text:span>簡直拿命在拼<text:span text:style-name="T3">,</text:span>但稍有一點狀況就馬上變成人們勒索攻擊或控告的箭靶<text:span text:style-name="T3">.<text:line-break/><text:line-break/></text:span>比方說<text:span text:style-name="T3">,</text:span>病房裏<text:span text:style-name="T3">,</text:span>也許這個病人打死或打傷了另一個病人<text:span text:style-name="T3">,</text:span>或是病人不慎跌倒<text:span text:style-name="T3">,</text:span>或是用藥有著什麼你根本不可能完全避免的副作用<text:span text:style-name="T3">,</text:span>或是吃麵包噎到喝水嗆到<text:span text:style-name="T3">,</text:span>或是不小心讓他感冒了肺炎了或是得到入院之前沒有的病了<text:span text:style-name="T3">,</text:span>醫生動輒就會被質疑或被告<text:span text:style-name="T3">,</text:span>甚至要賠上一筆天文數字<text:span text:style-name="T3">,</text:span>否則就是提告<text:span text:style-name="T3">,</text:span>等而次之的就是來醫院騷擾叫罵抬棺撒冥紙<text:span text:style-name="T3">,</text:span>吃定你無法反擊<text:span text:style-name="T3">. <text:line-break/><text:line-break/></text:span>我當然不是說醫生都不會有錯<text:span text:style-name="T3">,</text:span>而是說這種把醫生當成敵人或肥羊的不良風氣由來已久<text:span text:style-name="T3">,</text:span>幾乎把所有與失誤根本無關的現象全部視為控告的潛在題材<text:span text:style-name="T3">. </text:span>比方說你開給他安眠藥<text:span text:style-name="T3">,</text:span>他半夜起來上廁所在浴室跌倒<text:span text:style-name="T3">,</text:span>這下你就麻煩了<text:span text:style-name="T3">,</text:span>變成是你開藥<text:span text:style-name="T3"><text:s/>"</text:span>害<text:span text:style-name="T3">" </text:span>他跌倒<text:span text:style-name="T3">. </text:span>萬一跌成腦出血<text:span text:style-name="T3">,</text:span>那肯定是獅子大開口<text:span text:style-name="T3">,</text:span>大家法庭見或是找黑道來恐嚇勒索<text:span text:style-name="T3">.<text:line-break/><text:line-break/></text:span>看著滿街的醫美廣告<text:span text:style-name="T3">,</text:span>看著同學們輕鬆地日進斗金<text:span text:style-name="T3">,</text:span>對比著自己宛如地獄般的醫院工作<text:span text:style-name="T3">(</text:span>現在在診所就好很多<text:span text:style-name="T3">,</text:span>至少不用值班一連數天不能睡覺了<text:span text:style-name="T3">),</text:span>老實說<text:span text:style-name="T3">,</text:span>我一點都不曾動心想改科<text:span text:style-name="T3">,</text:span>就算給我天大的利潤我也不會改走醫學美容<text:span text:style-name="T3">. <text:line-break/><text:line-break/></text:span>我不是說自己比較清高<text:span text:style-name="T3">,</text:span>也不是歧視醫美<text:span text:style-name="T3">,</text:span>而只是覺得時代一直在<text:span text:style-name="T3"><text:s/>"</text:span>進步<text:span text:style-name="T3">",</text:span>總會或總該有些人不想進步<text:span text:style-name="T3">,</text:span>只想回到過去<text:span text:style-name="T3">,</text:span>活在過去那樣一個<text:span text:style-name="T3"><text:s/>"</text:span>落後<text:span text:style-name="T3">" </text:span>但卻似乎比較單純美麗的世界<text:span text:style-name="T3">. <text:line-break/><text:line-break/></text:span>當然<text:span text:style-name="T3">,</text:span>我知道回到過去只是一種妄想<text:span text:style-name="T3">. </text:span>事實上<text:span text:style-name="T3">,</text:span>當時代變了<text:span text:style-name="T3">,</text:span>就算你不想變<text:span text:style-name="T3">,</text:span>你所面對的依然是一個早已進步得面目全非的新時代<text:span text:style-name="T3">.</text:span>當進步的狂潮捲來<text:span text:style-name="T3">,</text:span>那些算準風向迎向浪頭的<text:span text:style-name="T3">,</text:span>飛黃騰達<text:span text:style-name="T3">,</text:span>至於那些想不開的<text:span text:style-name="T3">,</text:span>就用個人一點微不足道的悲劇<text:span text:style-name="T3">,</text:span>為一個逝去的時代做個註腳<text:span text:style-name="T3">.<text:line-break/><text:line-break/></text:span>陳真<text:span text:style-name="T3"><text:line-break/>=============<text:line-break/></text:span>蘋論：醫護<text:span text:style-name="T3"><text:s/></text:span>錢少事多離獄近<text:span text:style-name="T3"><text:line-break/>2011</text:span>年<text:span text:style-name="T3"><text:s/>11</text:span>月<text:span text:style-name="T3">14</text:span>日<text:span text:style-name="T3"> <text:line-break/><text:line-break/></text:span>經濟不景氣，低所得者自然會上街示威，這屬於社會正義的一部分，值得同情。不過，前天台灣的秋鬥除了傳統的勞工、農民、環保、原住民等<text:span text:style-name="T3">40</text:span>多個弱勢團體外，還有首次出現的醫護人員加入。這現象說明了台灣醫療界已經發生了大問題；而醫界的大問題就是全民的大問題，因為誰都會生病。<text:span text:style-name="T3"><text:line-break/><text:line-break/></text:span>工時長憂過勞死<text:span text:style-name="T3"><text:line-break/></text:span>醫師、醫學生和護理人員參加秋鬥的訴求是呼籲改善醫護的勞動環境，把住院醫師和實習醫學生納入《勞基法》的保障範圍。他們表示，住院醫師和實習醫學生工作時間普遍過長（有連續工作<text:span text:style-name="T3">55</text:span>小時者），等於把病人安置在風險之中，希望政府把醫院這兩種最基層的醫生及準醫生納入《勞基法》，並訂定合理的醫師工時和值班制度。<text:span text:style-name="T3"> <text:line-break/><text:line-break/></text:span>現場的護理人員手舉抗議牌，要求降低護病比，不要一名護士照顧過多的病人，並批評衛生署修訂的相關配置規定都在騙人。雖然衛生署澄清新的護理人員配置標準，可使總體護理人力至少增加<text:span text:style-name="T3">5</text:span>成，但護士的超時工作卻仍然有目共睹，而月入僅<text:span text:style-name="T3">3</text:span>萬多元。<text:span text:style-name="T3"> <text:line-break/><text:line-break/></text:span>一位護士說：「我上班加值班得連續工作<text:span text:style-name="T3">30</text:span>小時以上，甚至超過<text:span text:style-name="T3">44</text:span>小時，看到這麼多醫師過勞死，覺得應讓各界重視醫院的勞動環境。」住院醫師每周工時高達<text:span text:style-name="T3">123</text:span>小時，以每周工作<text:span text:style-name="T3">6</text:span>天計（只周休一日），平均每天工作<text:span text:style-name="T3">20.5</text:span>小時，比秋天的蜜蜂還忙，比外勞還慘，難怪過勞死的比率那麼高。<text:span text:style-name="T3"> <text:line-break/><text:line-break/></text:span>工時過長、醫護過勞，加上醫師誤診刑責化，久而久之必出現<text:span text:style-name="T3">3</text:span>項後果：遭殃的是病人，得不到良好的醫療照顧品質。醫院招不到醫師，內、外、婦、兒、急診五大重症科別醫師嚴重流失，被稱為「五大皆空」。醫師寧願去做醫學美容師，也好過做醫院的本科醫師。生育率低、兒童少，婦科和小兒科就活不下去，改行做醫美。開刀累又常被告，賺得不多，外科醫師當然也改行做醫美。<text:span text:style-name="T3"> <text:line-break/><text:line-break/></text:span>納《勞基法》保障<text:span text:style-name="T3"><text:line-break/></text:span>一個滿街醫美診所，而醫院醫、護人員比率遠低於人口數的社會，不是文明、正常的社會。政府要嚴肅面對這項「國家危機」，研究給醫護人員優惠、加薪、增加醫學院招生人數、納入《勞基法》、貫徹合理工時制度、醫療除罪化以減少醫療訴訟的氾濫（台灣平均每天<text:span text:style-name="T3">1.5</text:span>件醫訟案，台灣醫師被告率世界第一），以及物質鼓勵、優惠重症醫師等，讓醫師享有更高的報酬，優渥的生活和社會地位的尊嚴。</text:p>
      <text:p text:style-name="P1"><text:span text:style-name="T1">陳真</text:span><text:s/>  |  2011.11.12 01:06   |   <text:a xlink:type="simple" xlink:href="http://palinfo.habago.org/Entry?Command=Information_PrintForum&amp;iPage=540#FORUM31089"><text:span text:style-name="T2">#</text:span></text:a></text:p>
      <text:p text:style-name="P2">幾天前就已修改完畢<text:span text:style-name="T3">,</text:span>貼出如下<text:span text:style-name="T3">,</text:span>學姐也會把它貼在首頁<text:span text:style-name="T3">. <text:line-break/><text:line-break/></text:span>本想寫給蘋果的文章終究沒有動筆<text:span text:style-name="T3">,</text:span>因為如果你知道<text:span text:style-name="T3"><text:s/>"10000",</text:span>有時你實在很難做到只寫出適合給溫良恭儉讓的社會大眾所閱讀的<text:span text:style-name="T3"><text:s/>"1". </text:span>正如同我深知那個愛台灣的黨的<text:span text:style-name="T3">10000,</text:span>要我溫吞吞故做溫和理性狀地只寫其<text:span text:style-name="T3"><text:s/>1,x</text:span>它<text:span text:style-name="T3">x</text:span>的我還真是寫不出來<text:span text:style-name="T3">.<text:line-break/><text:line-break/></text:span>陳真<text:span text:style-name="T3"><text:line-break/>========<text:line-break/><text:line-break/></text:span>索馬利亞<text:span text:style-name="T3">—</text:span>反恐戰爭中一場代價慘重的餘興演出<text:span text:style-name="T3"><text:line-break/>Somalia was a sideshow in the war on terror – and is paying a colossal price<text:line-break/><text:line-break/></text:span>作者：<text:span text:style-name="T3">Madeleine Bunting<text:line-break/></text:span>文章出處：英國衛報<text:span text:style-name="T3"><text:line-break/>http://www.guardian.co.uk/commentisfree/2011/sep/11/somalia-famine-sideshow-war-terror<text:line-break/></text:span>文章原始發表日期：<text:span text:style-name="T3">2011.09.11<text:line-break/></text:span>李鑑慧<text:span text:style-name="T3"><text:s/></text:span>譯<text:span text:style-name="T3"><text:line-break/></text:span>陳真<text:span text:style-name="T3"><text:s/></text:span>校訂<text:span text:style-name="T3"><text:line-break/><text:line-break/><text:line-break/></text:span>過去三個月來，約有十五萬索馬利亞難民陸續抵達位於肯亞北方的達達布（<text:span text:style-name="T3">Dadaab</text:span>）難民營。這片凌亂擁擠的難民營，難民人口高達四十四萬人，稱得上是肯亞第三大城了，其中<text:span text:style-name="T3">80%</text:span>是婦女和孩童。許多人必須徒步跋涉<text:span text:style-name="T3">100</text:span>公里方能抵達。然而，這僅僅是關於索馬利亞饑荒外界所能看得見的部分；畢竟能逃出者只是少數，絕大多數受難者卻非電視攝影鏡頭及救援團體所能接近。這也因此是一場極易被世人所遺忘的災難。<text:span text:style-name="T3"><text:line-break/><text:line-break/></text:span>根據聯合國「糧食安全與營養分析部門」（<text:span text:style-name="T3">Food Security and Nutrition Analysis Unit; FSNAU</text:span>）的估算，直至年底，饑荒死亡人數將迅速攀升至七十五萬人。「里夫特谷研究機構」（<text:span text:style-name="T3">Rift Valley Institute</text:span>）的索馬利亞專家<text:span text:style-name="T3">Mark Bradbury</text:span>悲觀地指出，此一預測死亡人數是<text:span text:style-name="T3">1990</text:span>年代索馬利亞另一場饑荒死亡人數的兩倍之多。但他追問了一個關鍵問題：<text:span text:style-name="T3">20</text:span>年前的饑荒比這一次還嚴重，為何這回卻很可能造成高出甚多的死亡人數？<text:span text:style-name="T3"><text:line-break/><text:line-break/>1980</text:span>年代中期，衣索匹亞大飢荒過後，許多人信誓旦旦地宣稱，再也不能讓如此的災難重演。在那之後，全球投入大量資金，建立饑荒預測與監測系統。儘管非洲是一個容易產生糧食危機的地區，但<text:span text:style-name="T3">25</text:span>年前衣索匹亞所帶來的教訓卻是：自然災害例如乾旱，並不是造成饑荒的原因，人為衝突才是使得自然災害嚴重加劇的主因。<text:span text:style-name="T3"><text:line-break/><text:line-break/></text:span>面對索馬利亞的災難，許多救援團體搥胸頓足焦慮自責，比方說「樂施會」（<text:span text:style-name="T3">Oxfam</text:span>）即指出，「這乃是世界各國政府集體失能所帶來的災難性後果。」問題是，飢荒預測系統的確發揮了作用，早在一年前就已警告大饑荒即將來臨。再說，社會大眾的捐款援助亦頗為可觀<text:span text:style-name="T3">—</text:span>英國政府尤其積極，但為什麼此次糧食危機卻極有可能演變為索馬利亞史上最為嚴重的一場大饑荒呢？<text:span text:style-name="T3"><text:line-break/><text:line-break/></text:span>上週，當聯合國公布預測死亡人數時，這新聞並沒有登上頭條。大家似乎都忙著做「九一一事件」十週年回顧。但長久以來，除了索馬利亞地區長期的觀察家之外，人們所持續忽略的一個重要事實就是：索馬利亞災難與九一一及反恐戰爭所形塑的美國外交政策有著密切關聯。日後，當史家回顧二十一世紀初期的索馬利亞歷史時，將會發現，索馬利亞與阿富汗和伊拉克的命運如出一轍，三者皆在美國的反恐政策下付出重大的人命代價。伊拉克的死亡是炸彈造成的，索馬利亞的死亡則是飢餓造成，但兩者都是美國侵略所引發之暴力極端主義所產生的後果。<text:span text:style-name="T3"><text:line-break/><text:line-break/></text:span>國際救援工作最關鍵的一個基本原則就是「中立」，藉以維持一種「人道空間」（<text:span text:style-name="T3">humanitarian space</text:span>），援助工作方能有效介入。而索馬利亞的災難恰恰是因為這樣一種中立原則早在九一一之後，便已被美國的外交政策所徹底破壞，而這也正是此次饑荒與<text:span text:style-name="T3">1990</text:span>年代饑荒兩者間的最大差異。在過去，各方交戰勢力尚且相信人道救援之中立性，但曾幾何時，所謂人道救援卻被視為西方政治策略的一項工具。於是，掌控索馬利亞多處地區的極端回教勢力「青年軍」（<text:span text:style-name="T3">al-Shabaab</text:span>），禁止大部分西方援助機構進入救援，「世界糧食組織」只好在<text:span text:style-name="T3">2009</text:span>年撤出索馬利亞，斷絕了成千上萬人們所仰賴的糧食救援。再加上救援工作者的不斷死亡，更迫使大部份援助團體陸續撤出，導致無人主持輸送糧食物資所須之龐大補給工作。<text:span text:style-name="T3"><text:line-break/><text:line-break/></text:span>「青年軍」對於西方援助的強烈敵意，這陣子廣被媒體報導，輕易製造出一種非洲衝突乃是愚昧殘暴的刻板印象，但卻沒有對此巨大敵意做出解釋。唯一值得肯定的例外是曾經揭露美國情報局（<text:span text:style-name="T3">CIA</text:span>）在索馬利亞首都摩加迪沙（<text:span text:style-name="T3">Mogadishu</text:span>）設置基地的美國記者<text:span text:style-name="T3">Jeremy Scahill</text:span>。（譯註：此一<text:span text:style-name="T3">CIA</text:span>基地乃是美國於<text:span text:style-name="T3">2011</text:span>年，為了拓展索馬利亞反恐任務而設立，負責訓練索馬利亞當地反恐情治人員和戰鬥人員。詳情請見作者所提供之文章連結。）<text:span text:style-name="T3">Scahill </text:span>的報導，追溯了「青年軍」對於救援組織的敵意乃是如何根植於美國過去十年來對於索馬利亞的卑劣政治操弄。索馬利亞向來乃是美國反恐戰爭中的「餘興演出」（<text:span text:style-name="T3">sideshow</text:span>）<text:span text:style-name="T3">—</text:span>我刻意選擇了這樣一個字眼，各位不妨想想高棉的處境以及她在越戰時所受到的美國轟炸，或可理解。<text:span text:style-name="T3"><text:line-break/><text:line-break/></text:span>（譯註：美國於越戰時因擔憂越南鄰邦高棉支持越共勢力，於是首先扶植一親美高棉政權上台，卻引發高棉內戰，促成反美共產勢力「赤柬」（<text:span text:style-name="T3">Khmer Rouge</text:span>）的興起。為了打擊此一共產勢力，美國轉而對高棉進行大規模轟炸，百萬生靈塗炭。）<text:span text:style-name="T3"><text:line-break/><text:line-break/></text:span>反恐之始，索馬利亞這個不幸的小配角就被捲入一場更為龐大的全球反恐戲碼。原因是，當地只不過與基地組織有關的一小撮人，卻激起美國的焦慮，擔憂索馬利亞將成為阿富汗基地組織成員逃難的避風港。於是，就在九一一發生不久後，美國迅即凍結索馬利亞經濟最大的支撐來源與匯款機構<text:span text:style-name="T3">al-Barakat</text:span>的資產，使得許多人因此失去財富。另一方面，美國的反恐策略刻意將那些或有可能落入與恐怖組織有所連結的人手中的機構組織都給予污名化，這使得外來人道援助機構在與「青年軍」進行協商時更加困難重重。（譯註：作者提供之新聞連結報導了美國對「青年軍」之經濟制裁和禁運如何迫使「世界糧食計畫」於<text:span text:style-name="T3">2009</text:span>年必須停止對十萬索馬利亞饑童之援助。）<text:span text:style-name="T3"><text:line-break/><text:line-break/></text:span>當美軍<text:span text:style-name="T3">—</text:span>及來自世界各國的隨隊新聞記者<text:span text:style-name="T3">—</text:span>侵略阿富汗及伊拉克並吸引了舉世目光的同時，美國位於吉布提（<text:span text:style-name="T3">Djibouti</text:span>）基地的秘密行動也在原已十分混亂的索馬利亞同步展開。在這過程中，地方軍閥及索馬利亞地方政府皆刻意誇大並充分利用美國對於基地組織之恐懼來遂行己利。在索馬利亞，美國的作法不外就是暗殺、威嚇或用無人飛機轟炸那些她視為敵人的勢力，同時在另一方面資助那些她視為同盟並可替她從事代理戰爭者。在令人眼花撩亂的複雜局勢變遷下，敵人很快就可以變成盟友，而盟友卻也隨時可能又成為敵人。索馬利亞現任由西方扶植上台的總統，就曾是美國所認定的敵人；<text:span text:style-name="T3">2006</text:span>年，美國支持衣索匹亞對於索馬利亞的侵略時，就曾一度驅逐其勢力。<text:span text:style-name="T3"><text:line-break/><text:line-break/></text:span>「青年軍」之興起與美國在索馬利亞的錯誤政策有極大關聯。<text:span text:style-name="T3">2006</text:span>年，在歐盟的支持下，美國支持衣索匹亞侵略佔領索馬利亞，並對之進行空中轟炸，消滅了相對溫和、並且是在過去二十多年來唯一能帶給索馬利亞社會穩定的回教政權「伊斯蘭法庭聯盟」（<text:span text:style-name="T3">Islamic Courts Union</text:span>）。衣索匹亞與索馬利亞之間的宿怨，讓「青年軍」有機會得以利用國內蔓延的民族憤怒情緒來奪取權力。<text:span text:style-name="T3"><text:line-break/><text:line-break/>Scahill</text:span>嚴厲批評道：「過去十年來，美國的災難性政策，終究反而強化了那些她原本所欲擊潰的威脅。」更可悲的是，他指出，歐巴馬非但沒有中止所謂反恐戰爭，反倒變本加厲，不但授權進行各項符合美國利益的暴力行動，並「正常化」這些作為，即便其後果總是讓索馬利亞陷入更加劇烈的政治動盪亦在所不惜。<text:span text:style-name="T3"><text:line-break/><text:line-break/></text:span>然而，大多數援助機構並不想和政治有更多牽扯，也因此，類似「樂施會」等機構寧可強調這是一場六十年來最為嚴重的旱災，也不願將矛頭指向美國或英國政府。「樂施會」在「非洲之角」（<text:span text:style-name="T3">Horn of Africa</text:span>）的活動（譯註：非洲東方突出之角，主要為索馬利亞版圖），實際上便是接受了英國政府大筆的贊助。只有「無國界醫生」組織（<text:span text:style-name="T3">Médecins Sans Frontières</text:span>）敢於公開批判美國政策，指其促使「青年軍」認為人道救援只是西方的一項政治工具，而實情的確也是如此，人道援助工作在阿富汗及伊拉克正是如此被政治操弄利用。<text:span text:style-name="T3"><text:line-break/><text:line-break/></text:span>戰爭中的餘興演出，望文生義自然不是執政者或媒體所關注的焦點。這種忽略，使得政策更加反覆無常，而且通常是未經深思熟慮的當下反應。美國的外交政策不但往往適得其反，而且也非常不負責任，其結果卻是，餘興節目反而比戰爭主秀還更殘酷，而這場悲劇卻屬於索馬利亞人民，正如同高棉當年落入「赤柬」手中並為之付出慘重代價。<text:span text:style-name="T3"><text:line-break/><text:line-break/><text:line-break/>Rift Valley Institute<text:line-break/>http://www.riftvalley.net/<text:line-break/></text:span>七十五萬<text:span text:style-name="T3"><text:line-break/>http://www.bbc.co.uk/news/world-africa-14785304<text:line-break/></text:span>樂施會<text:span text:style-name="T3"><text:line-break/>http://www.oxfam.org/<text:line-break/></text:span>青年軍<text:span text:style-name="T3"><text:line-break/>http://www.guardian.co.uk/world/2011/aug/16/q-a-somalia-al-shabaab<text:line-break/>Al-Barakat<text:line-break/>http://en.wikipedia.org/wiki/Al-Barakat<text:line-break/></text:span>與「青年軍」進行協商<text:span text:style-name="T3"><text:line-break/>http://news.bbc.co.uk/2/hi/africa/8259791.stm<text:line-break/>Islamic Courts Union<text:line-break/>http://en.wikipedia.org/wiki/Islamic_Courts_Union<text:line-break/></text:span>更劇烈之政治動盪<text:span text:style-name="T3"><text:line-break/>http://www.thenation.com/article/163210/blowback-somalia<text:line-break/>Médecins Sans Frontières<text:line-break/>http://www.msf.org.uk/Somalia_a_reality_check_20110905.news</text:span></text:p>
      <text:p text:style-name="P4"/>
      <text:p text:style-name="P1"><text:span text:style-name="T1">陳真</text:span><text:s/>  |  2011.11.11 19:52   |   <text:a xlink:type="simple" xlink:href="http://palinfo.habago.org/Entry?Command=Information_PrintForum&amp;iPage=541#FORUM31088"><text:span text:style-name="T2">#</text:span></text:a></text:p>
      <text:p text:style-name="P2">許冠文哀三弟搶先上天堂<text:span text:style-name="T3"><text:s/></text:span>冠傑慟求別解剖遺體<text:span text:style-name="T3"><text:line-break/><text:line-break/><text:line-break/>2011</text:span>年<text:span text:style-name="T3">11</text:span>月<text:span text:style-name="T3">11</text:span>日<text:span text:style-name="T3"><text:line-break/></text:span>中國時報【張士達╱綜合報導】<text:span text:style-name="T3"><text:line-break/><text:line-break/></text:span>香港演員許冠英８日過世，享壽<text:span text:style-name="T3">65</text:span>歲，就在３日晚上６點，他才開通新浪微博，上傳一張開心對鏡頭比Ｖ的可愛照片，寫著「大家好，我來了！」５天後，他就離開人世。他最愛的四弟許冠傑，傷心到不願出門，也向法醫先提出不解剖遺體請求；大哥許冠文在微博哀悼：「（冠英）從不守次序<text:span text:style-name="T3">…</text:span>現在上天堂都要比我行先一步！」<text:span text:style-name="T3"><text:line-break/><text:line-break/></text:span>雞豹情緣影壇佳話<text:span text:style-name="T3"><text:line-break/><text:line-break/></text:span>許冠英辭世，跟他感情最好的許冠傑悲痛不已，他無論走到哪都跟大家說「好好照顧我哥哥」，去新加坡就要求手下買最好的海南雞飯給哥哥吃。許冠英知道弟弟愛豹紋的玩意兒，只要看到就買給弟弟，他因電影《半斤八兩》中的角色被暱稱「雞泡」，與弟弟的「雞豹」情緣，則成影壇佳話。<text:span text:style-name="T3"><text:line-break/><text:line-break/></text:span>喪禮預計月底舉行<text:span text:style-name="T3"><text:line-break/><text:line-break/></text:span>許冠英在微博世界的第一句話也是他最後一條微博，新浪雖立即為他的微博進行名人「認證」，但這個頁面永遠只有這唯一一次的發言。一直未發言的大哥許冠文在微博哀悼：「親愛的弟弟冠英去了，我很傷心。他是我最疼愛的弟弟，最善良可愛，但從不守次序，每次吃飯都要搶先吃，現在上天堂都要比我行先一步！」</text:p>
      <text:p text:style-name="P1"><text:span text:style-name="T1">陳真</text:span><text:s/>  |  2011.11.11 02:54   |   <text:a xlink:type="simple" xlink:href="http://palinfo.habago.org/Entry?Command=Information_PrintForum&amp;iPage=541#FORUM31087"><text:span text:style-name="T2">#</text:span></text:a></text:p>
      <text:p text:style-name="P3">正在寫下下周的立報專欄<text:span text:style-name="T3">,</text:span>剛好看到底下這篇舊留言<text:span text:style-name="T3">. </text:span>估計我活多久<text:span text:style-name="T3">,</text:span>怕是同樣的話就得講多久<text:span text:style-name="T3">. </text:span>溝通真是一件很難的事<text:span text:style-name="T3">,</text:span>如果不是不可能的話<text:span text:style-name="T3">. </text:span>這也正是為什麼對我而言<text:span text:style-name="T3">,</text:span>社交不過就是一種援交<text:span text:style-name="T3">,</text:span>差別只是在於我雖然很想跟大家收取鉅額社交費用<text:span text:style-name="T3">,</text:span>但我知道各位一定嫖完就走<text:span text:style-name="T3">,</text:span>不肯付錢<text:span text:style-name="T3">.<text:line-break/><text:line-break/></text:span>總之<text:span text:style-name="T3">,</text:span>實在很害怕跟絕大多數人講話<text:span text:style-name="T3">,</text:span>往往不是什麼愉快的經驗<text:span text:style-name="T3">. </text:span>你得分分秒秒努力忍受隨著話語加諸而來的無數痛苦窩囊的誤解<text:span text:style-name="T3">,</text:span>以便讓對方爽<text:span text:style-name="T3">. </text:span>就算你想否認<text:span text:style-name="T3">,</text:span>其實也無從否認起<text:span text:style-name="T3">,</text:span>因為世界長得不一樣<text:span text:style-name="T3">,</text:span>沒有幾個人會相信你<text:span text:style-name="T3">. <text:line-break/><text:line-break/></text:span>你得被迫把不重要的事假裝看得好像很重要<text:span text:style-name="T3">,</text:span>你得假裝好像自己心裏真的有著某種窩囊念頭似的<text:span text:style-name="T3">,</text:span>或是被迫得硬生生吞下各種與你的生命背道而馳的各種<text:span text:style-name="T3"><text:s/>"</text:span>期許<text:span text:style-name="T3">" </text:span>或<text:span text:style-name="T3"><text:s/>"</text:span>祝福<text:span text:style-name="T3">" </text:span>或<text:span text:style-name="T3"><text:s/>"</text:span>讚美<text:span text:style-name="T3">",</text:span>彷彿你的生命有著什麼欠缺<text:span text:style-name="T3">,</text:span>還需要努力才能臻於至善至美似的<text:span text:style-name="T3">. <text:line-break/><text:line-break/></text:span>至於那些直接以鄙視形式出現的社交用語<text:span text:style-name="T3">,</text:span>當然就更加不堪入目了<text:span text:style-name="T3">.<text:line-break/><text:line-break/></text:span>最近有個黨外時期就認識的好朋友<text:span text:style-name="T3">,</text:span>睽違二十幾年後又重逢<text:span text:style-name="T3">. </text:span>我想<text:span text:style-name="T3">,</text:span>這年頭<text:span text:style-name="T3">,</text:span>在這島上<text:span text:style-name="T3">,</text:span>大概很少人會改變顏色<text:span text:style-name="T3">,</text:span>所以見面時一觸及往事<text:span text:style-name="T3">,</text:span>我便趕緊表明心跡<text:span text:style-name="T3">,</text:span>以免被誤認為仍是同志的尷尬<text:span text:style-name="T3">. </text:span>我說我在十多年前就跟我所參與建立的那個人渣黨以及幾乎一切昔日同志<text:span text:style-name="T3">,</text:span>不但一刀兩斷<text:span text:style-name="T3">,</text:span>而且形同水火<text:span text:style-name="T3">,</text:span>對這個人渣黨及其一干檯面政客<text:span text:style-name="T3">,</text:span>我只有一個字<text:span text:style-name="T3">: </text:span>恨<text:span text:style-name="T3">! </text:span>猶如我當年之痛恨國民黨<text:span text:style-name="T3">.<text:line-break/><text:line-break/></text:span>這樣的表白<text:span text:style-name="T3">,</text:span>這幾年我已盡量用最強烈的字眼表白過不下幾百次<text:span text:style-name="T3">,</text:span>但似乎沒有人相信會有人真的在乎什麼根本價值而唾棄顏色<text:span text:style-name="T3">,</text:span>似乎總以為一朝綠色便永遠綠色<text:span text:style-name="T3">. </text:span>黨外經歷<text:span text:style-name="T3">,</text:span>當它被視為與時下這些可恥的綠色生物同屬一類時<text:span text:style-name="T3">,</text:span>對我而言就像是一種難以洗脫的污點<text:span text:style-name="T3">,</text:span>真是窩囊痛苦不堪<text:span text:style-name="T3">.<text:line-break/><text:line-break/></text:span>當我與這位老友重逢後不久<text:span text:style-name="T3">,</text:span>今天接到她寫來一則簡訊<text:span text:style-name="T3">,</text:span>說她今天在書局看什麼炒蛋時想到我<text:span text:style-name="T3">. </text:span>我不知道她在說什麼<text:span text:style-name="T3">,</text:span>於是回簡訊問她什麼蕃茄炒蛋<text:span text:style-name="T3">? </text:span>她回簡訊說明<text:span text:style-name="T3">,</text:span>說那是某人自傳的書名<text:span text:style-name="T3">,</text:span>還說她覺得總統應該我來當才對<text:span text:style-name="T3">,</text:span>因為她認為我與這位姓蔡的自傳作者不論是個性或人格特質都非常像<text:span text:style-name="T3">.<text:line-break/><text:line-break/></text:span>我一看傻眼<text:span text:style-name="T3">,</text:span>馬上回應說<text:span text:style-name="T3">: </text:span>我最看不起這個人<text:span text:style-name="T3">...(</text:span>底下略<text:span text:style-name="T3">,</text:span>是一些形容詞<text:span text:style-name="T3">,</text:span>恕我不敢說出<text:span text:style-name="T3">).</text:span>她又馬上回信說希望我下次有機會見面時告訴她內幕<text:span text:style-name="T3">. </text:span>我回信說我沒有什麼內幕<text:span text:style-name="T3">,</text:span>我對此人一無所知也無絲毫興趣想知道<text:span text:style-name="T3">,</text:span>但從其言行態度一看就知道是個<text:span text:style-name="T3">xx(</text:span>恕我消音<text:span text:style-name="T3">),</text:span>我還說我倒覺得自己跟馬英九不管是個性或人格特質都非常像<text:span text:style-name="T3">. <text:line-break/><text:line-break/></text:span>寫完這些話之後<text:span text:style-name="T3">,</text:span>她就沒有再傳回簡訊了<text:span text:style-name="T3">. <text:line-break/><text:line-break/></text:span>如果有人說我很像任何一個前科累累的江洋大盜之類<text:span text:style-name="T3">,</text:span>我會很樂意接受這樣的比擬<text:span text:style-name="T3">,</text:span>但若我說像那位連名字我都很不屑說出來的人<text:span text:style-name="T3">,</text:span>簡直奇恥大辱<text:span text:style-name="T3">,</text:span>我有這麼窩囊沒出息嗎<text:span text:style-name="T3">? </text:span>但學姐在一旁看我一邊吃飯一邊一來一往寫簡訊罵人<text:span text:style-name="T3">,</text:span>似乎很開心<text:span text:style-name="T3">,</text:span>但她叫我要忍耐<text:span text:style-name="T3">,</text:span>說那是一種恭維<text:span text:style-name="T3">.<text:line-break/><text:line-break/></text:span>陳真<text:span text:style-name="T3"><text:line-break/>===========<text:line-break/></text:span>陳真<text:span text:style-name="T3"><text:s/>| 2011.01.15 14:02 |<text:line-break/><text:line-break/></text:span>三十年前的這個時候<text:span text:style-name="T3">,</text:span>我成為一名黨外人士<text:span text:style-name="T3">,</text:span>正確地說是亡命份子<text:span text:style-name="T3">,</text:span>因為我不想活了<text:span text:style-name="T3">. </text:span>或者說<text:span text:style-name="T3">,</text:span>我喜歡活著<text:span text:style-name="T3">,</text:span>但不是非活下去不可<text:span text:style-name="T3">,</text:span>世上總有些東西是該比生命還重要<text:span text:style-name="T3">. </text:span>就如觀音菩薩發願文所說<text:span text:style-name="T3">: "</text:span>我若向刀山<text:span text:style-name="T3">,</text:span>刀山自摧折<text:span text:style-name="T3"><text:s/></text:span>我若向火湯<text:span text:style-name="T3">,</text:span>火湯自枯竭<text:span text:style-name="T3">",</text:span>當我連命都可以不要時<text:span text:style-name="T3">,</text:span>就連黑牢槍炮的威脅也會失去作用<text:span text:style-name="T3">.<text:line-break/><text:line-break/></text:span>三十年前<text:span text:style-name="T3">,</text:span>我開始動筆也動口<text:span text:style-name="T3">,</text:span>動手動腳找資料走街頭<text:span text:style-name="T3">,</text:span>十年慘烈歲月自此拉開序幕<text:span text:style-name="T3">. <text:line-break/><text:line-break/></text:span>三十年前<text:span text:style-name="T3">,</text:span>如果有人跟我說我有一天會墮落窩囊到必須去批評一些沒個性沒出息窩窩囊囊根本不值得任何關注的<text:span text:style-name="T3">Y </text:span>咖<text:span text:style-name="T3">Z</text:span>咖<text:span text:style-name="T3">,</text:span>我絕不會相信<text:span text:style-name="T3">. </text:span>也因此<text:span text:style-name="T3">,</text:span>我常悲觀地認為<text:span text:style-name="T3">,</text:span>再過個三十年<text:span text:style-name="T3">,</text:span>不知道會不會有什麼更窩囊更不可思議的事降臨到眾人身上<text:span text:style-name="T3">.<text:line-break/><text:line-break/></text:span>但我並不是要關注這些絲毫不值得關注的人<text:span text:style-name="T3">,</text:span>就好像以前林義雄經常公開說李登輝的事情根本不值得討論<text:span text:style-name="T3">. </text:span>我之所以窩囊地談論某些政客<text:span text:style-name="T3">,</text:span>無非也只是拿他們當個例子<text:span text:style-name="T3">,</text:span>說說有關鑑賞的道理<text:span text:style-name="T3">. <text:line-break/><text:line-break/></text:span>這很重要<text:span text:style-name="T3">,</text:span>就跟把拔馬麻平常教小朋友一樣<text:span text:style-name="T3">. </text:span>你很愛你的小孩<text:span text:style-name="T3">,</text:span>但你不可能期待創造出一種人人揖讓而升其爭也君子的社會<text:span text:style-name="T3">. </text:span>任何社會都免不了會有各式各樣想佔你便宜的混蛋<text:span text:style-name="T3">,</text:span>各式各樣的<text:span text:style-name="T3">Y</text:span>咖<text:span text:style-name="T3">Z </text:span>咖<text:span text:style-name="T3">,</text:span>窩窩囊囊鬼鬼祟祟地就爬到你頭上來解便撒尿<text:span text:style-name="T3">. </text:span>你不可能讓這現象消失<text:span text:style-name="T3">,</text:span>你不可能創造一個無菌室給你的下一代<text:span text:style-name="T3">,</text:span>你只能期待他要有點免疫力<text:span text:style-name="T3">,</text:span>要有點<text:span text:style-name="T3">IQ,</text:span>要有點最起碼的記憶力<text:span text:style-name="T3">,</text:span>要懂得如何鑑賞是非美醜<text:span text:style-name="T3">.<text:line-break/><text:line-break/></text:span>在我看來<text:span text:style-name="T3">,</text:span>這就是一種革命了<text:span text:style-name="T3">;</text:span>當你觀看世界的方式改變<text:span text:style-name="T3">,</text:span>事實上你就改變了世界<text:span text:style-name="T3">. <text:line-break/><text:line-break/></text:span>但很多人的<text:span text:style-name="T3"><text:s/>"</text:span>革命<text:span text:style-name="T3">" </text:span>方式卻是這樣<text:span text:style-name="T3">: </text:span>大家看不慣騙子人渣到處橫行<text:span text:style-name="T3">,</text:span>於是他便<text:span text:style-name="T3"><text:s/>"</text:span>揭竿而起<text:span text:style-name="T3">" </text:span>說要<text:span text:style-name="T3"><text:s/>"</text:span>挺身而出<text:span text:style-name="T3">" </text:span>討伐人渣<text:span text:style-name="T3">. </text:span>怎麼個討伐呢<text:span text:style-name="T3">? </text:span>用一些美美的道理偉大的說詞<text:span text:style-name="T3">,</text:span>包裝得漂漂亮亮<text:span text:style-name="T3">,</text:span>努力取代人渣的地位與權力<text:span text:style-name="T3">,</text:span>用的儘是一些比人渣還人渣的手段與騙術<text:span text:style-name="T3">,</text:span>比賽看誰比較無恥下流<text:span text:style-name="T3">,</text:span>贏的人自然就是老千之王而贏得權勢<text:span text:style-name="T3">.<text:line-break/><text:line-break/></text:span>這大約就是台灣整個所謂反對運動的基本命盤<text:span text:style-name="T3">.</text:span>我當然不是說每個人都是這樣<text:span text:style-name="T3">,</text:span>而是說這是這一整個遊戲的基本玩法<text:span text:style-name="T3">,</text:span>數十年來沒有什麼改變<text:span text:style-name="T3">,</text:span>改變的只是詐騙集團的人頭<text:span text:style-name="T3">,</text:span>詐騙本質則無絲毫改變<text:span text:style-name="T3">. <text:line-break/><text:line-break/></text:span>這時候<text:span text:style-name="T3">,</text:span>與其譴責騙子<text:span text:style-name="T3">,</text:span>痛罵人渣<text:span text:style-name="T3">,</text:span>不如改善自己的美學品味<text:span text:style-name="T3">,</text:span>吃些聰明丸<text:span text:style-name="T3">,</text:span>培養較好的美感<text:span text:style-name="T3">,</text:span>學習如何鑑賞人事物的善惡美醜<text:span text:style-name="T3">.<text:line-break/><text:line-break/></text:span>這當然不可能一言說盡<text:span text:style-name="T3">,</text:span>這樣一些學習究竟有無可能<text:span text:style-name="T3">,</text:span>事實上我也不知道<text:span text:style-name="T3">. </text:span>許多時候我覺得美感及某種<text:span text:style-name="T3">IQ</text:span>恐怕是很難改變的<text:span text:style-name="T3">.</text:span>前些日子我還在安慰一個對台灣感到絕望的人<text:span text:style-name="T3">,</text:span>她說台灣人沒救了<text:span text:style-name="T3">. </text:span>我安慰她說我們要有信心<text:span text:style-name="T3">,</text:span>只要再三千年<text:span text:style-name="T3">,</text:span>應該會進步才對<text:span text:style-name="T3">. <text:line-break/><text:line-break/></text:span>至於底下這位姓蔡的<text:span text:style-name="T3">,</text:span>她家財產數億<text:span text:style-name="T3">,</text:span>光是她阿公的墓園面積就是我們新家一百倍以上的規模<text:span text:style-name="T3">,</text:span>甚至置產置到英國去<text:span text:style-name="T3">,</text:span>家住的是幾千萬豪宅<text:span text:style-name="T3">,</text:span>但她卻正義凜然地說要是她往後不領公務人員優惠存款的這幾萬元利息<text:span text:style-name="T3">,</text:span>她<text:span text:style-name="T3"><text:s/>"</text:span>以後就要跟公益團體說抱歉了<text:span text:style-name="T3">,</text:span>比較沒有能力捐款了<text:span text:style-name="T3">."<text:line-break/><text:line-break/></text:span>我們看一個人的品質<text:span text:style-name="T3">,</text:span>絕不是看她做的是好事或壞事<text:span text:style-name="T3">,</text:span>而是看他不管是做好事或做事時隱藏在一切言行裏裏外外的某種<text:span text:style-name="T3"><text:s/>"</text:span>氣味<text:span text:style-name="T3">". </text:span>十幾二十年前當我常寫文章罵阿扁給他取個<text:span text:style-name="T3"><text:s/>"</text:span>大壞蛋<text:span text:style-name="T3">" </text:span>的綽號時<text:span text:style-name="T3">,</text:span>阿扁當時卻是形象第一清新最正直最正義最努力最清廉老是拿什麼國會評鑑第一名的政治明星<text:span text:style-name="T3">. <text:line-break/><text:line-break/></text:span>很多人以為我手中握有阿扁的什麼內幕祕密<text:span text:style-name="T3">,</text:span>常常私下來跟我打聽<text:span text:style-name="T3">. </text:span>其實我手上什麼祕密也沒有<text:span text:style-name="T3">. </text:span>看一個人是什麼水平根本不需要知道他的任何祕密<text:span text:style-name="T3">,</text:span>只要看他怎麼推開一扇門怎麼寫下一個字就能看得出來<text:span text:style-name="T3">,</text:span>準確率高達<text:span text:style-name="T3">99.9999%.<text:line-break/><text:line-break/></text:span>另外有人問我一個很簡單的道德問題<text:span text:style-name="T3">: </text:span>當你反對某件事時<text:span text:style-name="T3">,</text:span>你可以去做它而不違反道德嗎<text:span text:style-name="T3">? </text:span>答案是當然可以<text:span text:style-name="T3">. </text:span>比方說我反對低賦稅<text:span text:style-name="T3">,</text:span>我希望像英國那樣稅金重一點但是社會安全福利制度做得好一點<text:span text:style-name="T3">. </text:span>但我不會因此而自願現在就多繳稅<text:span text:style-name="T3">.<text:line-break/><text:line-break/></text:span>我也反對用獎金來獎勵學術論文發表<text:span text:style-name="T3">,</text:span>但反對歸反對<text:span text:style-name="T3">,</text:span>當我該得到獎金我也不會因此而拒領<text:span text:style-name="T3">. <text:line-break/><text:line-break/></text:span>問題不是出在你有沒有去做你所反對的事<text:span text:style-name="T3">,</text:span>問題是出在你<text:span text:style-name="T3"><text:s/>"</text:span>如何<text:span text:style-name="T3">" </text:span>個反對法<text:span text:style-name="T3">.<text:line-break/><text:line-break/></text:span>今天<text:span text:style-name="T3">,</text:span>假設有個人不贊成娼妓制度<text:span text:style-name="T3">,</text:span>但他還是跑去嫖妓<text:span text:style-name="T3">,</text:span>這一點問題都沒有<text:span text:style-name="T3">,</text:span>因為他只是從理性出發<text:span text:style-name="T3">,</text:span>在制度層面上反對<text:span text:style-name="T3">. </text:span>但假設今天你不光是反對娼妓制度<text:span text:style-name="T3">,</text:span>而是擺出非常道貌岸然的嘴臉去污名化妓女或妓男妖魔化買春賣春等<text:span text:style-name="T3"><text:s/>"</text:span>行為人<text:span text:style-name="T3">" </text:span>或<text:span text:style-name="T3"><text:s/>"</text:span>行為本身<text:span text:style-name="T3">" </text:span>時<text:span text:style-name="T3">,</text:span>那你若還跑去嫖妓<text:span text:style-name="T3">,</text:span>那你八成就是個人渣<text:span text:style-name="T3">. </text:span>如果類似的事件層出不窮<text:span text:style-name="T3">,</text:span>根本就是整天都是在玩這一套<text:span text:style-name="T3">,</text:span>那你百分之百肯定就是個人渣<text:span text:style-name="T3">.<text:line-break/><text:line-break/></text:span>當然<text:span text:style-name="T3">,</text:span>這樣講其實也不太對<text:span text:style-name="T3">,</text:span>很容易流於某種行為主義<text:span text:style-name="T3">,</text:span>以為人的靈魂是從行為上來判斷<text:span text:style-name="T3">. </text:span>其實人品理當與行為一點關係都沒有才對<text:span text:style-name="T3">; </text:span>我能想像一個作奸犯科無惡不作的人事實上是個好人，我也能想像一個一直都做好事的人根本就是個人渣<text:span text:style-name="T3">. <text:line-break/><text:line-break/></text:span>鑑賞之難<text:span text:style-name="T3">,</text:span>難在難以言傳<text:span text:style-name="T3">. </text:span>因為它沒有什麼固定的原則<text:span text:style-name="T3">,</text:span>更不是從任何外在行為上來判斷<text:span text:style-name="T3">,</text:span>而是根據某種隱藏在<text:span text:style-name="T3"><text:s/>"</text:span>一切<text:span text:style-name="T3">" </text:span>言行之中的氣味<text:span text:style-name="T3">.</text:span>只是氣味這東西只能聞而寫不出來<text:span text:style-name="T3">. </text:span>當我們非寫不可時<text:span text:style-name="T3">,</text:span>也只好從可訴諸文字的可見言行來講解<text:span text:style-name="T3">.<text:line-break/><text:line-break/></text:span>十幾年前<text:span text:style-name="T3">,</text:span>當我在學術上強烈主張用<text:span text:style-name="T3"><text:s/>"</text:span>道德<text:span text:style-name="T3">" </text:span>或<text:span text:style-name="T3"><text:s/>"</text:span>宗教<text:span text:style-name="T3">" </text:span>或<text:span text:style-name="T3"><text:s/>"</text:span>存在主義<text:span text:style-name="T3">" </text:span>或<text:span text:style-name="T3"><text:s/>"</text:span>美學<text:span text:style-name="T3">" </text:span>的觀點來理解維根斯坦時<text:span text:style-name="T3">,</text:span>西方主流學界對此的看法是認為這樣一種取向頂多只能發展出極其有限的文獻<text:span text:style-name="T3">,</text:span>因為維根斯坦都是在談邏輯談語言<text:span text:style-name="T3">,</text:span>幾乎根本沒談過倫理美學宗教等等這方面的東西<text:span text:style-name="T3">.<text:line-break/><text:line-break/></text:span>沒想到不過十年的時間<text:span text:style-name="T3">,</text:span>美學的維根斯坦<text:span text:style-name="T3">,</text:span>道德的維根斯坦<text:span text:style-name="T3">,</text:span>宗教的維根斯坦<text:span text:style-name="T3">,</text:span>後現代的維根斯坦<text:span text:style-name="T3">,</text:span>已迅速成為一種主流<text:span text:style-name="T3">,</text:span>每年以上百本的相關出版品在發展這一套閱讀取向<text:span text:style-name="T3">. </text:span>就算沒有完全取代過去橫行五十年的<text:span text:style-name="T3"><text:s/>"</text:span>邏輯的維根斯坦<text:span text:style-name="T3">",</text:span>至少也已並駕齊驅<text:span text:style-name="T3">.<text:line-break/><text:line-break/></text:span>但是<text:span text:style-name="T3">,</text:span>這樣一種美學的宗教的道德的存在主義的維根斯坦之閱讀取向<text:span text:style-name="T3">,</text:span>在我看來卻往往犯了一個很根本的錯<text:span text:style-name="T3">,</text:span>他們經常錯在企圖從僅有極少量的特定文獻上或甚至僅僅極少數涉及美學或宗教的字句上去解讀維根斯坦<text:span text:style-name="T3">. <text:line-break/><text:line-break/></text:span>但維根斯坦之所以是美學的宗教的道德的存在主義的<text:span text:style-name="T3">,</text:span>並非因為他曾經講了哪幾句話<text:span text:style-name="T3">,</text:span>而是因為他這個人以及他所寫的一切<text:span text:style-name="T3">.</text:span>你得從他所寫的一切來理解他<text:span text:style-name="T3">,</text:span>而不是把他的作品區分成<text:span text:style-name="T3"><text:s/>"</text:span>邏輯的<text:span text:style-name="T3">" "</text:span>數學的<text:span text:style-name="T3">" VS. "</text:span>宗教的<text:span text:style-name="T3">""</text:span>美學的<text:span text:style-name="T3">" </text:span>或<text:span text:style-name="T3"><text:s/>"</text:span>存在主義的<text:span text:style-name="T3">". </text:span>事實上<text:span text:style-name="T3">,</text:span>他的數學他的邏輯就是他的美學他的宗教他的存在方式<text:span text:style-name="T3">. <text:line-break/><text:line-break/></text:span>除了邏輯除了數學<text:span text:style-name="T3">,</text:span>他沒寫過別的東西了<text:span text:style-name="T3">. </text:span>如果你不回到他的邏輯他的數學他的一切抽象本身<text:span text:style-name="T3">,</text:span>而只是抓住他千萬文字中的一兩句有關宗教或美學的話語<text:span text:style-name="T3">,</text:span>那你只是在從事一種所謂<text:span text:style-name="T3"><text:s/>"</text:span>庸俗主義式的<text:span text:style-name="T3">" </text:span>閱讀維根斯坦<text:span text:style-name="T3">.<text:line-break/><text:line-break/></text:span>對於一個人或一個世界也一樣<text:span text:style-name="T3">,</text:span>看到<text:span text:style-name="T3"><text:s/>"</text:span>什麼<text:span text:style-name="T3">" (WHAT)</text:span>並不重要<text:span text:style-name="T3">,</text:span>重要的是你<text:span text:style-name="T3"><text:s/>"</text:span>怎麼<text:span text:style-name="T3">" (HOW)</text:span>看<text:span text:style-name="T3">.</text:span>畢竟肉眼可見的那個<text:span text:style-name="T3"><text:s/>WHAT,</text:span>並不足以對人事物提供任何理解<text:span text:style-name="T3">. </text:span>今天假設某人知道我的一切事實一切資料<text:span text:style-name="T3">,</text:span>他仍然很可能對我一無所知<text:span text:style-name="T3">. </text:span>相反地<text:span text:style-name="T3">,</text:span>一個對我的各項事實資料一無所知的人<text:span text:style-name="T3">,</text:span>卻很可能是我的知己<text:span text:style-name="T3">.<text:line-break/><text:line-break/></text:span>陳真<text:span text:style-name="T3"><text:s/>2011. 1. 15. <text:line-break/>==============<text:line-break/></text:span>蔡英文批<text:span text:style-name="T3">18</text:span>趴政治操作<text:span text:style-name="T3"><text:s/></text:span>施明德：道德有罪<text:span text:style-name="T3"><text:line-break/><text:line-break/></text:span>更新日期<text:span text:style-name="T3">:2011/01/15 09:05 </text:span>記者林河名、鄭宏斌／台北報導<text:span text:style-name="T3"> <text:line-break/><text:line-break/></text:span>民進黨前主席施明德昨天接受本報專訪時說，若在二○○○年以前，黨主席被逮到是「共犯」，「有道德上的罪，大概都辭職了！」對於蔡英文為己辯護，他也不客氣說：「就跟當年陳水扁如出一轍！」<text:span text:style-name="T3"><text:line-break/><text:line-break/></text:span>蔡英文承認，她擔任教職與政務官資歷近廿年，從陸委會主委離職退休後，退休金一次結清，優惠利率月領六萬餘，並捐給公益團體。<text:span text:style-name="T3"><text:line-break/><text:line-break/></text:span>不過，施明德直批蔡英文「犯了這麼大錯誤」還為自己辯護。他說，民進黨幾天前才義正詞嚴攻擊別人領十八趴，蔡英文被掀出來也領十八趴之後，卻不知反省、認錯。對黨內還有不少人為蔡英文辯護，施明德更大嘆：「當年『陳水扁們』那麼多，如今『蔡英文們』也這麼多！」<text:span text:style-name="T3"><text:line-break/><text:line-break/></text:span>蔡英文：我有公教背景<text:span text:style-name="T3"><text:s/></text:span>更了解問題<text:span text:style-name="T3"><text:line-break/><text:line-break/></text:span>更新日期<text:span text:style-name="T3">:2011/01/14 15:45 </text:span>記者林修全<text:span text:style-name="T3">/</text:span>台北報導<text:span text:style-name="T3"> <text:line-break/><text:line-break/></text:span>對所有問題都「考慮過」<text:span text:style-name="T3"><text:line-break/><text:line-break/></text:span>被立委爆料領取<text:span text:style-name="T3">18%</text:span>優利存款後，民進黨主席蔡英文上午首度公開露面，她強調自己具有公務背景，又是關懷社會弱勢的政黨主席，所以更了解公教退休體制、社會公平正義分配的問題，她呼籲，她一樣有公教背景，關懷、關切社會的公平正義人，一起改革這項制度。<text:span text:style-name="T3"><text:line-break/><text:line-break/></text:span>放棄<text:span text:style-name="T3">18</text:span>趴<text:span text:style-name="T3"><text:s/></text:span>未來比較沒能力捐款了<text:span text:style-name="T3"><text:line-break/><text:line-break/></text:span>蔡英文昨天發表聲明放棄優利存款後，面對外界質疑誠信問題，是否應該道歉，蔡英文回應說，對所有問題都有思考，她考慮過，不想因她的個案，成為社會焦點，模糊了聚焦在制度面的改革；過去很長的時間，她把<text:span text:style-name="T3">18%</text:span>收到的利息，拿去公益捐款，像是<text:span text:style-name="T3">88</text:span>水災、門諾醫院等社福機構，她都有去捐款，希望制度改善前，能做公益使用，讓社福機構有一定程度的挹注。<text:span text:style-name="T3"><text:line-break/><text:line-break/></text:span>蔡英文強調，國民黨操作下，把她的個案變攻防焦點，她不希望因為個案模糊焦點，所以決定不再領取，她抱歉未來比較沒有能力對社福機構捐款，但這時候放棄，可以把焦點移回到制度面的改善。</text:p>
      <text:p text:style-name="P1"><text:span text:style-name="T1">陳真</text:span><text:s/>  |  2011.11.10 15:21   |   <text:a xlink:type="simple" xlink:href="http://palinfo.habago.org/Entry?Command=Information_PrintForum&amp;iPage=541#FORUM31086"><text:span text:style-name="T2">#</text:span></text:a></text:p>
      <text:p text:style-name="P2"><text:span text:style-name="T3">one of my heroes passed away...<text:line-break/><text:line-break/></text:span>陳真<text:span text:style-name="T3"><text:line-break/><text:line-break/>=============<text:line-break/></text:span>許冠英<text:span text:style-name="T3"><text:s/></text:span>最佳綠葉謝幕<text:span text:style-name="T3"><text:line-break/><text:line-break/></text:span>作者：<text:span text:style-name="T3"><text:s/></text:span>張士達╱綜合報導<text:span text:style-name="T3"><text:s/>| </text:span>中時電子報<text:span text:style-name="T3"><text:s/>– <text:line-break/><text:line-break/>2011</text:span>年<text:span text:style-name="T3">11</text:span>月<text:span text:style-name="T3">10</text:span>日<text:span text:style-name="T3"><text:s/></text:span>上午<text:span text:style-name="T3">5:30</text:span>中國時報【張士達╱綜合報導】<text:span text:style-name="T3"><text:line-break/><text:line-break/></text:span>在影壇以電影《暫時停止呼吸》等片聞名的喜劇演員許冠英，８日在家中因心臟病發猝逝，演藝人生<text:span text:style-name="T3">40</text:span>年，享壽<text:span text:style-name="T3">65</text:span>歲。他的一生，都在哥哥許冠文與弟弟許冠傑的盛名陰影下，感情上也一生未娶。他曾悠悠地說：「我又老又醜，都不敢奢望有女孩子要我，我也很難給人幸福。」他戲裡戲外，或許都當不了主角，但他以敬業的綠葉演出與樸實作風，在世人心中留下美好的形象。<text:span text:style-name="T3"><text:line-break/><text:line-break/></text:span>生活簡樸不愛應酬<text:span text:style-name="T3"><text:line-break/><text:line-break/></text:span>許冠英自小家裡貧困，成名後仍維持簡樸生活不愛應酬，被人請吃魚翅鮑魚也吃不慣。他的學經歷不若許冠文、許冠傑，演戲不像哥哥獨當一面，雖具有作曲作詞的能力，歌唱事業也不像弟弟威震八方，但他反倒因此更加謙和認命，與他的銀幕形象相互呼應。他因不計形象而戲路多變，在任何巨星身旁都甘於扮演甘草綠葉，還曾在鄧麗君的電視特輯裡，在〈小媳婦回娘家〉<text:span text:style-name="T3">MV</text:span>中反串飾演提著雞、背著小娃娃的苦命媳婦。<text:span text:style-name="T3"><text:line-break/><text:line-break/></text:span>許冠傑在香港歌壇被譽為「歌神」，許冠英因此被稱為「歌神哥」，但他不以為忤，仍以弟弟為傲並感情親密，晚年弟弟演唱會常拉抬他擔任嘉賓演出，對所有演出機會都全力以赴，賣力演唱他的名曲〈蝦妹共你〉，但他在感情路上卻一直沒找到他的「蝦妹」，一生都是單身漢。<text:span text:style-name="T3"><text:line-break/><text:line-break/></text:span>聞噩耗兄弟都傷痛<text:span text:style-name="T3"><text:line-break/><text:line-break/></text:span>許冠英雖終身未娶，但也曾有段不為人知的黃昏之戀。<text:span text:style-name="T3">2004</text:span>年，他在<text:span text:style-name="T3">58</text:span>歲的時候，結識了一位叫<text:span text:style-name="T3">Kayori</text:span>的<text:span text:style-name="T3">33</text:span>歲日籍女友，對方原是許冠傑的歌迷，很欣賞許冠英的幽默，還曾由日本飛到香港捧場他的演唱會，兩人牽手逛街被媒體發現。記者恭喜他終於找到心儀對象，他卻矢口否認：「我不是拍拖，也沒有結婚。」其實他對自己滿沒自信，一直說不想拖累別人，一段跨國感情終究悄悄萌芽又悄悄結束。<text:span text:style-name="T3"><text:line-break/><text:line-break/></text:span>因８日許冠英心臟病發太突然，沒有遺言，成家人遺憾，許冠文、許冠傑與許冠武３兄弟，昨聞得噩耗都很傷痛，弟弟許冠傑更悲淒兄弟情難再。許冠英生前曾說，大家都知道兄弟間他成就較低，雖然有時會心酸，但心中還是為兄弟的成就感到高興。</text:p>
      <text:p text:style-name="P1"><text:span text:style-name="T1">陳真</text:span><text:s/>  |  2011.11.10 15:16   |   <text:a xlink:type="simple" xlink:href="http://palinfo.habago.org/Entry?Command=Information_PrintForum&amp;iPage=541#FORUM31085"><text:span text:style-name="T2">#</text:span></text:a></text:p>
      <text:p text:style-name="P3">許冠英哀和林正英同日死<text:span text:style-name="T3"><text:s/></text:span>一門<text:span text:style-name="T3">3</text:span>傑傲銀河<text:span text:style-name="T3"><text:line-break/><text:line-break/></text:span>蘋果日報<text:span text:style-name="T3"><text:line-break/>2011</text:span>年<text:span text:style-name="T3"><text:s/>11</text:span>月<text:span text:style-name="T3">10</text:span>日<text:span text:style-name="T3"><text:s/></text:span>【趙大智╱綜合報導】<text:span text:style-name="T3"><text:line-break/><text:line-break/></text:span>香港喜劇明星許冠英前晚因心臟病病逝家中，享年<text:span text:style-name="T3">65</text:span>歲。許家一門三傑，除二哥許冠武是幕後攝影師，大哥許冠文、老么許冠傑都是縱橫香港影、歌、視知名藝人，許冠英曾說自己是<text:span text:style-name="T3">4</text:span>兄弟中的「陪襯品」，他主演數十部電影，幾乎是遭人欺負的甘草角色，在代表作《暫時停止呼吸》中與師父林正英一起抓妖，不料兩人都在<text:span text:style-name="T3">11</text:span>月<text:span text:style-name="T3">8</text:span>日辭世。<text:span text:style-name="T3"><text:line-break/><text:line-break/><text:line-break/></text:span>許冠英原本就有心臟病，早前就曾動手術裝置心臟節律器，還在家中暈倒過。前天他因背不舒服，助理以及許冠傑的兒子原本要陪他看醫生，但助理打電話和到他家拍門都沒有回應，就報警踢門入內，才發現他已猝死家中，死後孑然一身，日籍女友已獲知死訊，會出席喪禮。跟他感情最好的許冠傑哀痛到足不出戶在家痛哭，由<text:span text:style-name="T3">2</text:span>個兒子和妻子以及二哥許冠武奔走後事，大哥許冠文正由外地返港，另外，他還有一個妹妹。<text:span text:style-name="T3"> <text:line-break/><text:line-break/><text:line-break/></text:span>新歌心願未償<text:span text:style-name="T3"><text:line-break/></text:span>今年<text:span text:style-name="T3">8</text:span>月，許冠英隨許冠傑到廣州體育館擔任嘉賓，也在場的大哥許冠文在台上率現場萬名觀眾為許冠英唱生日歌，慶祝他<text:span text:style-name="T3">65</text:span>歲生日，結果竟是最後一次。明年是許冠英入行<text:span text:style-name="T3">40</text:span>周年，他所屬環星唱片公司正籌備為他在紅館舉行紀念演唱會並灌錄新歌，可惜心願未償。<text:span text:style-name="T3"><text:line-break/></text:span>許冠英<text:span text:style-name="T3">1986</text:span>年曾憑《暫時停止呼吸》奪取金像獎最佳男配角獎，但當時他拒絕領獎，因自認角色應是男主角，他也是該獎項第一位拒領的藝人。上周四他才第一次用微博跟粉絲溝通，寫下一句「今日第一日上微博，大家好，我來了。」沒想到第一次竟也是最後一次上微博，但也成為粉絲悼念他的地方。<text:span text:style-name="T3"> <text:line-break/><text:line-break/><text:line-break/></text:span>認識香港許氏<text:span text:style-name="T3">3</text:span>兄弟<text:span text:style-name="T3"><text:line-break/></text:span>◎許冠文<text:span text:style-name="T3"><text:s/>(</text:span>老大<text:span text:style-name="T3">)<text:line-break/></text:span>年<text:span text:style-name="T3"><text:s/></text:span>齡：<text:span text:style-name="T3">69</text:span>歲（<text:span text:style-name="T3">1942</text:span>╱<text:span text:style-name="T3">9</text:span>╱<text:span text:style-name="T3">3</text:span>）<text:span text:style-name="T3"><text:line-break/></text:span>身<text:span text:style-name="T3"><text:s/></text:span>分：電影導演、演員、編劇<text:span text:style-name="T3"><text:line-break/></text:span>作<text:span text:style-name="T3"><text:s/></text:span>品：電影《鬼馬雙星》、《摩登保鑣》，獲第<text:span text:style-name="T3">1</text:span>屆香港電影金像獎最佳男主角<text:span text:style-name="T3"><text:line-break/></text:span>◎許冠英<text:span text:style-name="T3"><text:s/>(</text:span>老三<text:span text:style-name="T3">)<text:line-break/></text:span>年<text:span text:style-name="T3"><text:s/></text:span>齡：<text:span text:style-name="T3">65</text:span>歲（<text:span text:style-name="T3">1946</text:span>╱<text:span text:style-name="T3">8</text:span>╱<text:span text:style-name="T3">3</text:span>）<text:span text:style-name="T3"><text:line-break/></text:span>身<text:span text:style-name="T3"><text:s/></text:span>分：喜劇電影演員<text:span text:style-name="T3"><text:line-break/></text:span>作<text:span text:style-name="T3"><text:s/></text:span>品：電影《花田囍事》、《暫時停止呼吸》等；曾為許冠傑《無情夜冷風》歌曲作詞<text:span text:style-name="T3"><text:line-break/></text:span>◎許冠傑<text:span text:style-name="T3"><text:s/>(</text:span>么兒<text:span text:style-name="T3">)<text:line-break/></text:span>年<text:span text:style-name="T3"><text:s/></text:span>齡：<text:span text:style-name="T3">63</text:span>歲（<text:span text:style-name="T3">1948</text:span>╱<text:span text:style-name="T3">9</text:span>╱<text:span text:style-name="T3">6</text:span>）<text:span text:style-name="T3"><text:line-break/></text:span>身<text:span text:style-name="T3"><text:s/></text:span>分：演員、歌手<text:span text:style-name="T3"><text:line-break/></text:span>作<text:span text:style-name="T3"><text:s/></text:span>品：電影《天才與白痴》、《新半斤八兩》、《賣身契》；著名歌曲《鐵塔凌雲》、《天才與白痴》<text:span text:style-name="T3"> </text:span></text:p>
      <text:p text:style-name="P1"><text:span text:style-name="T1">陳真</text:span><text:s/>  |  2011.11.09 16:59   |   <text:a xlink:type="simple" xlink:href="http://palinfo.habago.org/Entry?Command=Information_PrintForum&amp;iPage=541#FORUM31084"><text:span text:style-name="T2">#</text:span></text:a></text:p>
      <text:p text:style-name="P2">港星許冠英去世<text:span text:style-name="T3"><text:s/></text:span>享壽<text:span text:style-name="T3">65</text:span>歲<text:span text:style-name="T3"><text:line-break/><text:line-break/></text:span>中央社<text:span text:style-name="T3"><text:s/>– 2011</text:span>年<text:span text:style-name="T3">11</text:span>月<text:span text:style-name="T3">9</text:span>日<text:span text:style-name="T3"><text:s/></text:span>下午<text:span text:style-name="T3">3:14</text:span>相關內容放大照片港星許冠英去世<text:span text:style-name="T3"><text:s/></text:span>享壽<text:span text:style-name="T3">65</text:span>歲<text:span text:style-name="T3"><text:line-break/><text:line-break/></text:span>（中央社記者鄭景雯台北<text:span text:style-name="T3">9</text:span>日電）根據香港媒體報導，香港喜劇演員許冠英昨晚被發現在家中猝死，享壽<text:span text:style-name="T3">65</text:span>歲，疑似心臟病發猝死九龍塘家中；警方及救護人員到場後，證實許冠英已死亡。<text:span text:style-name="T3"><text:line-break/><text:line-break/></text:span>以「天才白癡」在港台走紅的許冠英，除了拍電影外，也曾出過專輯，一家有<text:span text:style-name="T3">4</text:span>兄弟，其中<text:span text:style-name="T3">3</text:span>個都在演藝圈發展；許冠英與其兄弟許冠文及許冠傑還一同演出過一系列賣座喜劇電影，包括「賣身契」、「半斤八兩」和「鬼馬雙星」等，電影中許冠英多數扮演被欺負的小人物或諧趣角色。<text:span text:style-name="T3"><text:line-break/><text:line-break/></text:span>許冠英和他的<text:span text:style-name="T3">3</text:span>個兄弟許冠文、許冠武、許冠傑，還被合稱「許氏一門四傑」，沒想到昨晚許冠英猝死，讓許家兄弟頓時少了一名成員。<text:span text:style-name="T3"><text:line-break/><text:line-break/></text:span>許冠英昨晚被發現在九龍塘家中猝死，警方到達現場時，發現許冠英已經沒有生命跡象，救護人員到場後證實許已死亡，並且出現屍斑；初步研判許冠英因疑似心臟病發失救猝死，確實死因仍在調查中。<text:span text:style-name="T3">1001109<text:line-break/><text:line-break/></text:span>（圖為許氏兄弟，左起：四弟許冠傑、三哥許冠英、大哥許冠文，中央社檔案照片）</text:p>
      <text:p text:style-name="P1"><text:span text:style-name="T1">陳真</text:span><text:s/>  |  2011.11.09 16:51   |   <text:a xlink:type="simple" xlink:href="http://palinfo.habago.org/Entry?Command=Information_PrintForum&amp;iPage=541#FORUM31083"><text:span text:style-name="T2">#</text:span></text:a></text:p>
      <text:p text:style-name="P3"><text:span text:style-name="T3">(</text:span>續<text:span text:style-name="T3">)<text:line-break/><text:line-break/></text:span>這位同時也是社運人士的女記者說<text:span text:style-name="T3">,</text:span>格達費的時代是利比亞<text:span text:style-name="T3"><text:s/>"</text:span>光輝的歷史<text:span text:style-name="T3">". </text:span>光輝做為一種修辭<text:span text:style-name="T3">,</text:span>自然並無對錯可言<text:span text:style-name="T3">,</text:span>就好像許多人至今依然認為蔣介石統治下的那個年代是一段光輝的歷史<text:span text:style-name="T3">,</text:span>只是在我看來<text:span text:style-name="T3">,</text:span>實不知其光輝何在<text:span text:style-name="T3">.<text:line-break/><text:line-break/></text:span>數學上負負得正<text:span text:style-name="T3">,</text:span>但人事上卻不一定得正<text:span text:style-name="T3">. </text:span>許多時候<text:span text:style-name="T3">,</text:span>負面的負面依然是負面<text:span text:style-name="T3">. </text:span>美國的血腥殘暴自然無人可及<text:span text:style-name="T3">,</text:span>但其行使血腥殘暴手段的對象卻往往也不是什麼好東西<text:span text:style-name="T3">. </text:span>戰爭往往只是赤裸裸的利益爭奪<text:span text:style-name="T3">,</text:span>而不是邪惡的一方攻擊良善的一方<text:span text:style-name="T3">.<text:line-break/><text:line-break/></text:span>我也不太能認同諸如<text:span text:style-name="T3"><text:s/>"</text:span>利比亞人民普遍起而抵抗外敵入侵<text:span text:style-name="T3">" </text:span>這樣的戲劇性說法<text:span text:style-name="T3">. </text:span>根據<text:span text:style-name="T3"><text:s/>"</text:span>記者無國界組織<text:span text:style-name="T3">" </text:span>的年度報告<text:span text:style-name="T3">,</text:span>利比亞的新聞自由度名次從後面算起來比較快<text:span text:style-name="T3">,</text:span>一百七十國排名一百六十多<text:span text:style-name="T3">,</text:span>缺乏言論自由<text:span text:style-name="T3">. </text:span>這樣一種社會的人民<text:span text:style-name="T3">,</text:span>實在談不上多少自由意志<text:span text:style-name="T3">,</text:span>應該大多只是反映統治者的意志<text:span text:style-name="T3">.<text:line-break/><text:line-break/></text:span>當然<text:span text:style-name="T3">,</text:span>像美國這樣一種所謂言論自由的國家<text:span text:style-name="T3">,</text:span>人民也是整天保家衛國整天反恐的<text:span text:style-name="T3">,</text:span>對於這樣一種自由意志其實也挺可疑<text:span text:style-name="T3">. </text:span>基本上<text:span text:style-name="T3">,</text:span>我並不會使用諸如什麼起而抗暴揭竿起義之類的漂亮說法<text:span text:style-name="T3">,</text:span>即便是什麼阿拉伯之春也一樣<text:span text:style-name="T3">,</text:span>爭自由要人權什麼的<text:span text:style-name="T3">,</text:span>只是說得好聽而已<text:span text:style-name="T3">,</text:span>背後仍是各種謊言挑撥與操弄起了作用<text:span text:style-name="T3">.</text:span></text:p>
      <text:p text:style-name="P1"><text:span text:style-name="T1">陳真</text:span><text:s/>  |  2011.11.08 23:53   |   <text:a xlink:type="simple" xlink:href="http://palinfo.habago.org/Entry?Command=Information_PrintForum&amp;iPage=541#FORUM31082"><text:span text:style-name="T2">#</text:span></text:a></text:p>
      <text:p text:style-name="P2">底下這位女記者所講的<text:span text:style-name="T3">,</text:span>我不是很能認同<text:span text:style-name="T3">.</text:span>主流媒體的確刻意掩飾反格達費一方濫殺無辜或甚至集體大屠殺男女老幼都不放過的血腥殘暴事實<text:span text:style-name="T3">,</text:span>但格達費這一邊也好不了多少<text:span text:style-name="T3">. <text:line-break/><text:line-break/></text:span>雖然我基本上並不會馬上相信主流媒體<text:span text:style-name="T3">,</text:span>但兩三萬條人命若說都是西方傀儡軍團這一方之所為<text:span text:style-name="T3">,</text:span>其實也很難想像<text:span text:style-name="T3">. </text:span>究竟哪一方殺得多殺得狠我不知道<text:span text:style-name="T3">,</text:span>我只知道兩邊都很可怕<text:span text:style-name="T3">. </text:span>當然<text:span text:style-name="T3">,</text:span>我指的不是那些支持格達費進而拿起武器的一般老百姓<text:span text:style-name="T3">.<text:line-break/><text:line-break/></text:span>利比亞和伊拉克很像<text:span text:style-name="T3">,</text:span>擁有石油<text:span text:style-name="T3">,</text:span>似乎就註定了被瓜分掠奪的命運<text:span text:style-name="T3">. </text:span>不妨想像一下<text:span text:style-name="T3">,</text:span>蔣家在台掌權半個世紀<text:span text:style-name="T3">,</text:span>背後就是靠美國撐腰<text:span text:style-name="T3">,</text:span>因此<text:span text:style-name="T3">,</text:span>不管蔣家政權如何獨裁殘暴<text:span text:style-name="T3">,</text:span>美國照樣稱讚蔣介石是民主鬥士<text:span text:style-name="T3">. </text:span>你能想像在支持這樣的民主鬥士半個世紀後<text:span text:style-name="T3">,</text:span>就在台灣好不容易逐漸走向穩定繁榮之際<text:span text:style-name="T3">,</text:span>美英法聯軍卻突然大規模空襲轟炸台灣<text:span text:style-name="T3">,</text:span>說要拯救台灣人免於獨裁<text:span text:style-name="T3">,</text:span>於是把台灣炸個稀巴爛並殺死幾萬人<text:span text:style-name="T3">,</text:span>把擁戴蔣介石的民眾全當成恐怖份子<text:span text:style-name="T3">,</text:span>搞得內部四分五裂經濟秩序破產<text:span text:style-name="T3">,</text:span>製造數百萬難民<text:span text:style-name="T3">,</text:span>並瓜分台灣各項重要天然資源的利益<text:span text:style-name="T3">,</text:span>然後英美法等國及其掌控的世界主流媒體歡欣鼓舞說暴政必亡<text:span text:style-name="T3">,</text:span>台灣人得救了<text:span text:style-name="T3">,</text:span>解放了<text:span text:style-name="T3">,</text:span>享受到民主了<text:span text:style-name="T3">. <text:line-break/><text:line-break/></text:span>利必亞的故事若發生在台灣<text:span text:style-name="T3">,</text:span>不知你會做何感想<text:span text:style-name="T3">. </text:span>我當然不是說格達費是什麼民主鬥士<text:span text:style-name="T3">,</text:span>就好像我從不會笨到以為蔣介石是民主鬥士一樣<text:span text:style-name="T3">,</text:span>問題是<text:span text:style-name="T3">,</text:span>難道你會歡呼這樣一種<text:span text:style-name="T3"><text:s/>"</text:span>解放<text:span text:style-name="T3">"?<text:line-break/><text:line-break/></text:span>另外<text:span text:style-name="T3">,2003</text:span>年伊戰之始我曾大力讚揚半島電視台的專業正直與誠實<text:span text:style-name="T3">,</text:span>但我已經好幾年不太看半島了<text:span text:style-name="T3">,</text:span>也不再十分相信他們的報導<text:span text:style-name="T3">. </text:span>明明是在看半島<text:span text:style-name="T3">,</text:span>許多時候我還以為是在看<text:span text:style-name="T3"><text:s/>BBC. </text:span>在過去幾年<text:span text:style-name="T3">,</text:span>半島電視台整個變了一個樣<text:span text:style-name="T3">,</text:span>恐怕只比無恥下流的<text:span text:style-name="T3">CNN</text:span>要好一些<text:span text:style-name="T3">. </text:span>胡扯造謠或許還不敢<text:span text:style-name="T3">,</text:span>但其言論很明顯已無昔日之可信度<text:span text:style-name="T3">,</text:span>感覺就是為某一方政治勢力服務<text:span text:style-name="T3">.</text:span></text:p>
      <text:p text:style-name="P1"><text:span text:style-name="T1">良哲</text:span><text:s/>  |  2011.11.08 21:41   |   <text:a xlink:type="simple" xlink:href="http://palinfo.habago.org/Entry?Command=Information_PrintForum&amp;iPage=541#FORUM31081"><text:span text:style-name="T2">#</text:span></text:a></text:p>
      <text:p text:style-name="P5"><text:span text:style-name="T1">關於利比亞，這兩天在網路流傳一份視頻，是</text:span><text:s/>the STOP THE WAR <text:span text:style-name="T1">的一場活動錄影的一部份，為〈英國女記者</text:span>Lizzy Phelan<text:span text:style-name="T1">訴說利比亞真相：事實都被西方媒體扭曲了〉。</text:span><text:line-break/><text:line-break/><text:span text:style-name="T1">中文完整講稿</text:span><text:line-break/>http://www.m4.cn/news/world/1130528.shtml<text:line-break/><text:span text:style-name="T1">中文影片轉貼自</text:span><text:line-break/>http://www.youtube.com/watch?v=-9h_CAN0ToA<text:line-break/><text:span text:style-name="T1">原本影片出處</text:span><text:s/><text:span text:style-name="T1">是三個人的演講</text:span><text:s/><text:span text:style-name="T1">總長一個多小時</text:span><text:line-break/>http://youtu.be/J3SU9qUAkSg<text:line-break/><text:line-break/><text:span text:style-name="T1">更多影片</text:span><text:line-break/>1.<text:span text:style-name="T1">利比亞和格達費不為人知的事實</text:span><text:line-break/>http://www.youtube.com/watch?v=WauktZaT6go<text:line-break/>2.<text:span text:style-name="T1">非洲人的怒吼</text:span><text:s/><text:span text:style-name="T1">不為人知的利比亞真相</text:span>1<text:line-break/>http://www.youtube.com/watch?v=5pkr61Gtf3Q<text:line-break/>3.<text:span text:style-name="T1">非洲人的怒吼</text:span><text:s/><text:span text:style-name="T1">不為人知的利比亞真相</text:span>2<text:line-break/>http://www.youtube.com/watch?v=fMC4HwysQz8</text:p>
      <text:p text:style-name="P1"><text:span text:style-name="T1">陳真</text:span><text:s/>  |  2011.11.08 16:30   |   <text:a xlink:type="simple" xlink:href="http://palinfo.habago.org/Entry?Command=Information_PrintForum&amp;iPage=541#FORUM31080"><text:span text:style-name="T2">#</text:span></text:a></text:p>
      <text:p text:style-name="P2">楊秋興：總統正直清廉務實<text:span text:style-name="T3"><text:line-break/><text:line-break/></text:span>中央社<text:span text:style-name="T3"><text:s/>– 2011</text:span>年<text:span text:style-name="T3">10</text:span>月<text:span text:style-name="T3">25</text:span>日<text:span text:style-name="T3"><text:s/></text:span>上午<text:span text:style-name="T3">5:31</text:span>相關內容放大照片楊秋興：總統正直清廉務實<text:span text:style-name="T3"><text:line-break/><text:line-break/></text:span>（中央社記者王淑芬高雄<text:span text:style-name="T3">24</text:span>日電）前高雄縣長楊秋興今天表示，近日多次與總統馬英九互動，對總統有更多的了解。他說，馬總統誠懇、正直、清廉度夠，帶領國家的方向也對，他基於中道、務實的角度挺「馬吳配」。<text:span text:style-name="T3"><text:line-break/><text:line-break/></text:span>楊秋興下午訪視中國國民黨第<text:span text:style-name="T3">7</text:span>選區立委參選人邱毅，對於近日與馬總統的多次互動心得，做上述表示。<text:span text:style-name="T3"><text:line-break/><text:line-break/></text:span>楊秋興說，人多了互動，就能相互了解。他表示，八八風災後，他很感謝馬總統的支持。他說，當時還是民進黨，不過與總統互動，感受到總統沒有黨派之分，因為多次與總統搭專機與同車，看到馬總統接聽災民<text:span text:style-name="T3">30</text:span>、<text:span text:style-name="T3">40</text:span>分鐘的電話，讓他很敬佩，如果換成是他恐怕沒有耐心。<text:span text:style-name="T3"><text:line-break/><text:line-break/></text:span>他推崇馬總統誠懇、正直、清廉度夠。楊秋興說，馬總統執政<text:span text:style-name="T3">3</text:span>、<text:span text:style-name="T3">4</text:span>年來，團隊清廉沒有被質疑。<text:span text:style-name="T3"><text:line-break/><text:line-break/></text:span>他表示，馬總統執政<text:span text:style-name="T3">3</text:span>年多以來，帶領國家度過金融海嘯，而且推動國家及兩岸穩定發展都是對的方向。<text:span text:style-name="T3"><text:line-break/><text:line-break/></text:span>楊秋興也說吳敦義是他在高雄市政府任職時的老長官，才華橫溢，行政歷練佳。<text:span text:style-name="T3"><text:line-break/><text:line-break/></text:span>他說，去年支持兩岸經濟合作架構協議（<text:span text:style-name="T3">ECFA</text:span>），這<text:span text:style-name="T3">1</text:span>年來證實簽<text:span text:style-name="T3">ECFA</text:span>是對的方向，石斑魚、虱目魚業者生意越做越好。<text:span text:style-name="T3"><text:line-break/><text:line-break/></text:span>他說，他過去被扣賣台的帽子，也強調台灣的主權屬於所有人民，如果任何改變都要修改憲法，修法門檻已有嚴格的規定。他說，台灣對立太久了，應該要消除意識型態，他認為沒有人會去賣台或有能力賣台。<text:span text:style-name="T3"><text:line-break/><text:line-break/></text:span>楊秋興說，他支持馬總統的活路外交，如果要用金錢外交，台灣沒有本錢。他指出，過去我們「草蜢弄雞公」，其實也有會被「吃」掉之虞。<text:span text:style-name="T3">1001024</text:span></text:p>
      <text:p text:style-name="P1"><text:span text:style-name="T1">陳真</text:span><text:s/>  |  2011.11.08 15:09   |   <text:a xlink:type="simple" xlink:href="http://palinfo.habago.org/Entry?Command=Information_PrintForum&amp;iPage=541#FORUM31079"><text:span text:style-name="T2">#</text:span></text:a></text:p>
      <text:p text:style-name="P3">有關索馬利亞的翻譯文章已修改完畢<text:span text:style-name="T3">,</text:span>但暫不貼出<text:span text:style-name="T3">,</text:span>因為我自己也想寫一篇投給蘋果<text:span text:style-name="T3">. </text:span>寫東西向來比講話還快<text:span text:style-name="T3">,</text:span>但提起筆來卻不知道要從何說起<text:span text:style-name="T3">, </text:span>真難想像世上怎麼會有這麼邪惡的事<text:span text:style-name="T3">,</text:span>人性之惡難道沒有個極限<text:span text:style-name="T3">?<text:line-break/><text:line-break/></text:span>黨外時<text:span text:style-name="T3">,</text:span>李敖曾說過一個比喻<text:span text:style-name="T3">,</text:span>他說<text:span text:style-name="T3">,</text:span>你告訴一般人國民黨有多壞<text:span text:style-name="T3">,</text:span>是條惡狼<text:span text:style-name="T3">,</text:span>人們並不是懷疑你的惡狼指控是否恰當<text:span text:style-name="T3">,</text:span>而是他根本就不相信世界上有狼這種生物<text:span text:style-name="T3">.<text:line-break/><text:line-break/></text:span>過去指控國民黨有此一根本性的溝通困難<text:span text:style-name="T3">,</text:span>現在指控那個我所參與創黨但卻不敢指名的某黨也一樣有此一根本性的溝通困難<text:span text:style-name="T3">,</text:span>人們並不是懷疑你的惡狼指控是否過份<text:span text:style-name="T3">,</text:span>而是他根本不相信世界上有狼這種東西<text:span text:style-name="T3">,</text:span>更不用說是惡狼了<text:span text:style-name="T3">. <text:line-break/><text:line-break/></text:span>或者說<text:span text:style-name="T3">,</text:span>在過去<text:span text:style-name="T3">,</text:span>人們只相信國民黨愛民愛國<text:span text:style-name="T3">,</text:span>而黨外人士則是一群凶惡殘暴懷抱巨大陰謀的惡狼<text:span text:style-name="T3">;</text:span>現在則是相反<text:span text:style-name="T3">,</text:span>以為那個愛台灣的某黨愛鄉土愛人民<text:span text:style-name="T3">,</text:span>而一切與其相對立或對之稍有不敬的人士都是邪惡的狼<text:span text:style-name="T3">. <text:line-break/><text:line-break/></text:span>用在美國的情境下亦然<text:span text:style-name="T3">,</text:span>任憑我有多好的比喻長才及說故事的能力<text:span text:style-name="T3">,</text:span>依然難以告訴人們美國這頭惡狼有多壞<text:span text:style-name="T3">,</text:span>人們反倒相信這頂多只是一些無心之過<text:span text:style-name="T3">,</text:span>而恐怖份子才真正是邪惡的魔鬼<text:span text:style-name="T3">.<text:line-break/><text:line-break/></text:span>溝通真是一件很難的事<text:span text:style-name="T3">--</text:span>如果它不是不可能的話<text:span text:style-name="T3">. </text:span>許多時候我確實認為溝通是不可能的<text:span text:style-name="T3">. </text:span>一種是非從這樣轉到那樣<text:span text:style-name="T3">,</text:span>比方說惡狼顏色由過去的綠到今日的藍<text:span text:style-name="T3">,</text:span>並非因為某種溝通起了作用<text:span text:style-name="T3">,</text:span>而是某種勢力或權力或持久不變的品味起了作用<text:span text:style-name="T3">. </text:span>說來說去<text:span text:style-name="T3">,</text:span>我們事實上都還是留在原地踏步<text:span text:style-name="T3">,</text:span>只是旗子換了<text:span text:style-name="T3">,</text:span>顏色換了<text:span text:style-name="T3">,</text:span>老闆換了<text:span text:style-name="T3">,</text:span>但黑店本質一直都沒變<text:span text:style-name="T3">,</text:span>人們對於善惡與謊言依然缺乏鑑賞能力<text:span text:style-name="T3">.<text:line-break/><text:line-break/></text:span>比方說現在大家都知道納粹很壞<text:span text:style-name="T3">,</text:span>但在過去<text:span text:style-name="T3">,</text:span>納粹一樣是人民所瘋狂追逐仰慕的對象<text:span text:style-name="T3">,</text:span>並不是我們這一代人變聰明了<text:span text:style-name="T3">,</text:span>足以看出善惡癥結<text:span text:style-name="T3">,</text:span>而只是風向變了<text:span text:style-name="T3">,</text:span>旗子換了<text:span text:style-name="T3">. </text:span>事實上<text:span text:style-name="T3">,</text:span>當人們處於歷史當下一刻<text:span text:style-name="T3">,</text:span>他是無法辯識善惡美醜的<text:span text:style-name="T3">. <text:line-break/><text:line-break/></text:span>我敢說<text:span text:style-name="T3">,</text:span>或許大約再過個<text:span text:style-name="T3">30</text:span>年<text:span text:style-name="T3">,</text:span>人們一定會回過頭來說天啊<text:span text:style-name="T3">,</text:span>這個愛台灣的黨真可怕<text:span text:style-name="T3">,</text:span>邪惡透頂<text:span text:style-name="T3">,</text:span>於是大家紛紛要表明自己老早就是該黨的反對者唾棄者<text:span text:style-name="T3">,</text:span>就好像時下一堆人喜歡虛構說他過去怎麼反國民黨一樣<text:span text:style-name="T3">. </text:span>可是<text:span text:style-name="T3">,</text:span>這樣一種唾棄其實是毫無意義的<text:span text:style-name="T3">,</text:span>就好像我們現在唾棄納粹有何意義可言呢<text:span text:style-name="T3">?</text:span></text:p>
      <text:p text:style-name="P1"><text:span text:style-name="T1">秉叡</text:span><text:s/>  |  2011.11.08 14:51   |   <text:a xlink:type="simple" xlink:href="http://palinfo.habago.org/Entry?Command=Information_PrintForum&amp;iPage=541#FORUM31078"><text:span text:style-name="T2">#</text:span></text:a></text:p>
      <text:p text:style-name="P2">郭先生這篇文章有個問題，我不記得葡萄牙境內有相當比例的穆斯林啊，是不是搞錯了<text:span text:style-name="T3"><text:line-break/>-------------------------------------------<text:line-break/></text:span>郭崇倫專欄－巴國入聯<text:span text:style-name="T3"><text:s/></text:span>注定夭折<text:span text:style-name="T3"><text:line-break/>2011-11-08 </text:span>中國時報<text:span text:style-name="T3"><text:s/></text:span>【郭崇倫】<text:span text:style-name="T3"> <text:line-break/><text:line-break/><text:line-break/></text:span>　自從巴勒斯坦自治政府主席阿巴斯，九月宣布要申請成為聯合國會員國後，大家非常注意後續發展，昨日陸以正先生的「美、以同挨一巴掌」就是關注此件國際政治上的大事。<text:span text:style-name="T3"> <text:line-break/><text:line-break/></text:span>　但是陸先生的故事只講了一半，早在一個月前，美國與以色列就有受挫的心理準備；十月六日聯合國教科文組織（<text:span text:style-name="T3">UNESCO</text:span>）執委會，就通過推薦巴國成為正式會員，全體成員不過一七三個成員國，執委會就有四十票贊成、四票反對、十四票棄權，加上教科文組織沒有否決權的設計，各國平等，美以兩國早已心中有數。<text:span text:style-name="T3"> <text:line-break/><text:line-break/></text:span>　美國威脅並不是空頭，根據國會九○年代初的立法，只要任何國際機構接受巴勒斯坦成為正式會員，就要切斷美國的每年七千萬捐助，陸文所謂「有經驗的外交官永遠會留一扇門半開半掩」，別的例子可以用上，但美國與教科文組織對著幹的過程歷歷在目，從一九八四年至二○○三年，美國更退出教科文組織，指控它腐化、反西方、反猶太。<text:span text:style-name="T3"> <text:line-break/><text:line-break/></text:span>　而陸先生所謂，歐巴馬將「訓令美國常駐聯合國女大使萊斯棄權，而不使用否決權，不無可能」，看來又是一個失準的預測，因為根本不會走到這一步。<text:span text:style-name="T3"> <text:line-break/><text:line-break/></text:span>　安理會的國籍委員會已經在十一月三日秘密聚會，各國先行透露自己的可能立場，在十一日時會向安理會正式提出入會建議，要通過必須有安理會九個國家的同意，而且不能有任一常任理事國否決。<text:span text:style-name="T3"> <text:line-break/><text:line-break/></text:span>　目前中國、俄羅斯、法國、英國和美國為安理會常任理事國，非常任理事國為波士尼亞、巴西、加蓬、黎巴嫩、尼日利亞、哥倫比亞、德國、印度、葡萄牙和南非。<text:span text:style-name="T3"> <text:line-break/><text:line-break/></text:span>　確定支持巴國入聯的是金磚五國（中俄巴印與南非）以及黎巴嫩等六國，確定反對的是美國以及對以色列有原罪感的德國，其他國家就是雙方爭取的目標。<text:span text:style-name="T3"> <text:line-break/><text:line-break/></text:span>　有了九國支持，並不代表入聯案會過關，相反的則確定會帶來美國的否決，雖然此注定會讓入聯案夭折，但這正是巴勒斯坦要的：逼美國與以色列在這個議題上表態。<text:span text:style-name="T3"> <text:line-break/><text:line-break/></text:span>　以色列已經醜態畢露，除了截留應該交給巴勒斯坦的海關稅款，還宣布增加上千戶屯墾區的新住宅，但巴勒斯坦更希望逼美國出手否決，好從道德的高度上批評美國。<text:span text:style-name="T3"> <text:line-break/><text:line-break/></text:span>　在這幾周內，外交折衝達到了白熱化，針對境內有相當比例穆斯林人口的葡萄牙與波士尼亞（<text:span text:style-name="T3">Bosnia-Herzegovina</text:span>），匿名的巴勒斯坦官員已經放出話來：「那些決定要投反對票或棄權票的國家，將會付出政治代價，這些政府必須向自己的人民解釋，為什麼要否定巴勒斯坦人的自決權利」。不過另外一邊，美國並沒有如陸大使所言「幡然改變」政策，反而更加強外交攻勢。<text:span text:style-name="T3"> <text:line-break/><text:line-break/></text:span>　波士尼亞為現任安理會非常任理事國，巴方聲稱已確保八張贊成票，期望波國提供第九票，上周以巴兩國外交部長都曾到波國遊說，但真正有影響力的是美國，總統歐巴馬日前親筆致函波士尼亞主席團，要求不要支持，其中當然包括了秘密承諾。<text:span text:style-name="T3"> <text:line-break/><text:line-break/></text:span>　波國主席團採共識決，三名成員因此意見分歧，信奉回教的波士尼亞族成員支持巴勒斯坦入聯，東正教的塞族成員傾向以色列立場，而信奉基督教的克族成員尚未明確表露立場，三名成員如果不能就投票達成一致，就只能投棄權票。<text:span text:style-name="T3"> <text:line-break/><text:line-break/></text:span>　法國則是另外一個例子，在歐洲各國當中，法國常不跟著美國走，有自己的中東政策，薩科奇總統在聯合國大會演說時，公開贊同巴勒斯坦應該採取梵蒂岡模式（即比現在的觀察員更進一步，有國家主權的觀察員），在總部設在巴黎的教科文組織投票中，法國竟然投下贊成票，讓美國代表瞠目結舌。<text:span text:style-name="T3"> <text:line-break/><text:line-break/></text:span>　但是法國上周宣布棄權，這與歐巴馬到坎城參加Ｇ二○高峰會，有時間上的巧合，歐巴馬給足薩科奇面子，連袂出席共同記者會，與他一起檢閱部隊，紀念兩國並肩作戰的歷史，法國反對黨大喊這是「免費政治宣傳」，是在明年四月的法國總統大選選邊站。<text:span text:style-name="T3"> <text:line-break/><text:line-break/></text:span>　巴勒斯坦一度曾接近九這個魔術數字，但經過美國細膩的運作，上周波士尼亞、法國、哥倫比亞相繼宣布棄權，十一日如果要付諸表決，巴國入聯案肯定排不入議程。<text:span text:style-name="T3"> <text:line-break/><text:line-break/></text:span>　但是巴勒斯坦現在看起來寧可玉碎，不願瓦全，自治政府主席阿巴斯六日宣稱，絕不會自行撤案，接受低於主權會員國資格的妥協，巴國駐日內瓦代表宣稱，在教科文組織獲得通過後，將在聯合國十六個附屬機構，「一個接著一個」，尋求正式會員資格，這個聲音在安理會受阻之後，將更為響亮。<text:span text:style-name="T3"> <text:line-break/><text:line-break/></text:span>　這是烽火燎原的策略，美國必須全面從一個一個國際機構來防堵，台灣在陳水扁執政期間，也曾經採取類似的策略，台灣失敗了，但巴勒斯坦卻有成功的可能。（<text:span text:style-name="T3">chenlungkuo@yahoo.com</text:span>）<text:span text:style-name="T3"><text:line-break/></text:span></text:p>
      <text:p text:style-name="P4"/>
      <text:p text:style-name="P1"><text:span text:style-name="T1">陳真</text:span><text:s/>  |  2011.11.07 15:08   |   <text:a xlink:type="simple" xlink:href="http://palinfo.habago.org/Entry?Command=Information_PrintForum&amp;iPage=542#FORUM31076"><text:span text:style-name="T2">#</text:span></text:a></text:p>
      <text:p text:style-name="P2"><text:span text:style-name="T3">4500</text:span>羅馬尼亞貧童「愛死台灣了」<text:span text:style-name="T3"><text:line-break/><text:line-break/></text:span>特派記者湯雅雯╱羅馬尼亞報導<text:span text:style-name="T3"><text:s/>| <text:line-break/><text:line-break/></text:span>聯合新聞網<text:span text:style-name="T3"><text:s/>– 2011</text:span>年<text:span text:style-name="T3">11</text:span>月<text:span text:style-name="T3">7</text:span>日<text:span text:style-name="T3"><text:line-break/><text:line-break/></text:span>遠在東歐的羅馬尼亞伊希市，氣溫已下探攝氏十度，即將進入嚴冬。這裡很多家庭沒水沒電，孩子生病沒錢求診，更不必提孩子的教育機會。所幸十四年來，超過四千名台灣人默默傳遞溫暖，資助這裡四千五百名弱勢貧童，除了送上禦寒外套、文具等用品，還定期通信陪伴鼓勵，對這些孩子來說，「<text:span text:style-name="T3">Taiwan</text:span>是最熟悉、最喜愛的國家」。「希望資助人不要忘記我」，十七歲的派特蘿妮拉看完資助人的祝福影片，忍不住紅了眼眶。她哽咽地說，長達十年資助讓她得以升學，未來她會繼續好好讀書，「希望我的表現沒讓資助人失望」。<text:span text:style-name="T3"> <text:line-break/><text:line-break/></text:span>羅馬尼亞世界展望會伊希計畫區主任瑪格達表示，伊希市有百分之卅的人生活在貧窮線以下，每天生活費不到兩美元（約台幣六十元）；世界展望會集結台灣資助人的力量，在伊希市成立計畫區，輔導當地居民建立社區發展中心，改善醫療及學校環境，並提升當地居民的農耕技術，讓計畫區內居民在十五年後得以自立更生。<text:span text:style-name="T3"> <text:line-break/><text:line-break/></text:span>明年伊希市計畫區即將自立，資助也將停止，代表羅國受助貧童跟台灣資助者的關係將告一段落。十五歲的攸努特想對資助人說，「我永遠不會忘記她」、「還有照片，想念時可以看照片」。<text:span text:style-name="T3"> <text:line-break/><text:line-break/></text:span>攸努特資助人是美術老師呂新瑜，得知計畫區將自立，她寫最後一封信給攸努特，邊寫邊掉淚。她附上兩張親手畫的小卡，希望攸努特知道，「有一個人在遠方默默關心他」。<text:span text:style-name="T3"> <text:line-break/><text:line-break/></text:span>十七歲的尼卡，三年前來台參加「世界兒童禱告音樂會」，走訪台北一○一、動物園，還剪輯成小影片，至今仍常拿出來回味。他說，「這趟旅程打開我的視野，生活態度也從悲觀轉為樂觀」。<text:span text:style-name="T3"> <text:line-break/><text:line-break/></text:span>藝人隋棠是眾多資助人之一，三年前她開始資助國內外貧童，如今已是十八個孩子的媽。去年隋棠資助羅馬尼亞五歲女童蘿麗莎，蘿麗莎不怕生，表達能力也很好，又有舞蹈天分，頗有「小隋棠」架式。<text:span text:style-name="T3"> <text:line-break/><text:line-break/></text:span>「她像個小天使」，隋棠說，第一眼看到她的照片，就被她的可愛神情所吸引。蘿麗莎也迫不及待拿起隋棠送的彩色筆畫畫，還寫了「隋棠我愛你，我很喜歡妳給我的禮物」。<text:span text:style-name="T3"> <text:line-break/><text:line-break/></text:span>世展會表示，每個月只要捐出七百元，就能幫助貧困孩童改善生活困境，呼籲民眾共同響應。愛心專線：（○二）二一七五一九九五。<text:span text:style-name="T3"> </text:span></text:p>
      <text:p text:style-name="P1"><text:span text:style-name="T1">陳真</text:span><text:s/>  |  2011.11.06 23:00   |   <text:a xlink:type="simple" xlink:href="http://palinfo.habago.org/Entry?Command=Information_PrintForum&amp;iPage=542#FORUM31075"><text:span text:style-name="T2">#</text:span></text:a></text:p>
      <text:p text:style-name="P3">這是首頁最近那篇文章準備要加上去的作者簡介<text:span text:style-name="T3">. </text:span>另外還有一篇關於索馬利亞的翻譯文章正在連夜趕工修訂中<text:span text:style-name="T3">.<text:line-break/><text:line-break/></text:span>陳真<text:span text:style-name="T3"><text:line-break/>=======<text:line-break/></text:span>作者簡介<text:span text:style-name="T3">:<text:line-break/><text:line-break/></text:span>作者簡介：約翰．皮哲是著名記者及紀錄片製作人，從事深入調查、記錄與報導，是史上曾經兩度獲得英國新聞最高獎項的僅有之兩位得主之一。他的紀錄片在英美皆曾獲得各項專業獎項。在《新政治家》所選出的當代五十位英雄人物中，皮哲緊接著翁山蘇姬及曼德拉，排名第四。諾貝爾獎得主、詩人哈洛．品特（<text:span text:style-name="T3">Harold Pinter</text:span>）如此形容：「約翰．皮哲以其冷峻專注，揭露骯髒污穢的真相。我要向他致敬。」</text:p>
      <text:p text:style-name="P1"><text:span text:style-name="T1">陳真</text:span><text:s/>  |  2011.11.06 04:19   |   <text:a xlink:type="simple" xlink:href="http://palinfo.habago.org/Entry?Command=Information_PrintForum&amp;iPage=542#FORUM31074"><text:span text:style-name="T2">#</text:span></text:a></text:p>
      <text:p text:style-name="P2"><text:span text:style-name="T3">2003</text:span>年美國入侵伊拉克那段期間<text:span text:style-name="T3">,</text:span>我寫了一系列上百集的<text:span text:style-name="T3"><text:s/>"</text:span>我略知戰爭一二<text:span text:style-name="T3">". </text:span>原本對於戰爭知道很多<text:span text:style-name="T3">,</text:span>這麼多年過去了<text:span text:style-name="T3">,</text:span>卻似乎知道得越來越少<text:span text:style-name="T3">. </text:span>也許就像路易馬盧的那句名言<text:span text:style-name="T3">: "</text:span>活得越久<text:span text:style-name="T3">,</text:span>我就越不相信想法<text:span text:style-name="T3">,</text:span>卻更相信感情<text:span text:style-name="T3">." </text:span>似乎唯有透過情感<text:span text:style-name="T3">,</text:span>才有可能產生真實理解<text:span text:style-name="T3">. <text:line-break/><text:line-break/></text:span>就以最近被列強吞噬的利比亞來說<text:span text:style-name="T3">,</text:span>原以為我知道得很多<text:span text:style-name="T3">,</text:span>剛才看了<text:span text:style-name="T3"><text:s/>"</text:span>鳳凰精選<text:span text:style-name="T3">" </text:span>後<text:span text:style-name="T3">,</text:span>我才明白光是知道很多資訊其實並無助於理解戰爭<text:span text:style-name="T3">,</text:span>就好像有人就算他知道我整個生平各項細節<text:span text:style-name="T3">,</text:span>依然很可能對我一無所知<text:span text:style-name="T3">.<text:line-break/><text:line-break/></text:span>每次不小心看了鳳凰的節目<text:span text:style-name="T3">,</text:span>哪怕只是一個我原先絲毫不感興趣的主題<text:span text:style-name="T3">,</text:span>都很可能讓我感動至深而夜不成眠<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